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5.23mm" svg:height="269.86mm" svg:x="141.8mm" svg:y="587.02mm">
            <draw:object draw:notify-on-update-of-ranges="Sheet1.A1:Sheet1.A1 Sheet1.A2:Sheet1.A141 Sheet1.B1:Sheet1.B1 Sheet1.B2:Sheet1.B141 Sheet1.C1:Sheet1.C1 Sheet1.C2:Sheet1.C141 Sheet1.D1:Sheet1.D1 Sheet1.D2:Sheet1.D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5mm" svg:x="188.05mm" svg:y="217.27mm">
            <draw:object draw:notify-on-update-of-ranges="Sheet1.A1:Sheet1.A1 Sheet1.A2:Sheet1.A141 Sheet1.E1:Sheet1.E1 Sheet1.E2:Sheet1.E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349.67mm" svg:y="220.2mm">
            <draw:object draw:notify-on-update-of-ranges="Sheet1.A1:Sheet1.A1 Sheet1.A2:Sheet1.A141 Sheet1.F1:Sheet1.F1 Sheet1.F2:Sheet1.F1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69.98mm" svg:height="264.35mm" svg:x="174.2mm" svg:y="315.22mm">
            <draw:object draw:notify-on-update-of-ranges="Sheet1.A1:Sheet1.A1 Sheet1.A2:Sheet1.A141 Sheet1.B1:Sheet1.B1 Sheet1.B2:Sheet1.B141 Sheet1.C1:Sheet1.C1 Sheet1.C2:Sheet1.C141 Sheet1.D1:Sheet1.D1 Sheet1.D2:Sheet1.D1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0.08mm" svg:height="150.78mm" svg:x="91.41mm" svg:y="425.88mm">
            <draw:object draw:notify-on-update-of-ranges="Sheet1.A1:Sheet1.A1 Sheet1.A2:Sheet1.A141 Sheet1.B1:Sheet1.B1 Sheet1.B2:Sheet1.B141 Sheet1.C1:Sheet1.C1 Sheet1.C2:Sheet1.C141 Sheet1.D1:Sheet1.D1 Sheet1.D2:Sheet1.D1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3.47mm" svg:height="172.13mm" svg:x="167.13mm" svg:y="36.12mm">
            <draw:object draw:notify-on-update-of-ranges="Sheet1.A1:Sheet1.A1 Sheet1.A2:Sheet1.A141 Sheet1.F1:Sheet1.F1 Sheet1.F2:Sheet1.F1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2:.D2])" office:value-type="float" office:value="0" calcext:value-type="float">
            <text:p>0</text:p>
          </table:table-cell>
          <table:table-cell table:formula="of:=STDEV([.B2: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3:.D3])" office:value-type="float" office:value="0" calcext:value-type="float">
            <text:p>0</text:p>
          </table:table-cell>
          <table:table-cell table:formula="of:=STDEV([.B3:.D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4:.D4])" office:value-type="float" office:value="0" calcext:value-type="float">
            <text:p>0</text:p>
          </table:table-cell>
          <table:table-cell table:formula="of:=STDEV([.B4: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5:.D5])" office:value-type="float" office:value="0" calcext:value-type="float">
            <text:p>0</text:p>
          </table:table-cell>
          <table:table-cell table:formula="of:=STDEV([.B5: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6:.D6])" office:value-type="float" office:value="0" calcext:value-type="float">
            <text:p>0</text:p>
          </table:table-cell>
          <table:table-cell table:formula="of:=STDEV([.B6:.D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7:.D7])" office:value-type="float" office:value="0" calcext:value-type="float">
            <text:p>0</text:p>
          </table:table-cell>
          <table:table-cell table:formula="of:=STDEV([.B7:.D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8:.D8])" office:value-type="float" office:value="0" calcext:value-type="float">
            <text:p>0</text:p>
          </table:table-cell>
          <table:table-cell table:formula="of:=STDEV([.B8:.D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9:.D9])" office:value-type="float" office:value="0" calcext:value-type="float">
            <text:p>0</text:p>
          </table:table-cell>
          <table:table-cell table:formula="of:=STDEV([.B9:.D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0:.D10])" office:value-type="float" office:value="0" calcext:value-type="float">
            <text:p>0</text:p>
          </table:table-cell>
          <table:table-cell table:formula="of:=STDEV([.B10: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1:.D11])" office:value-type="float" office:value="0" calcext:value-type="float">
            <text:p>0</text:p>
          </table:table-cell>
          <table:table-cell table:formula="of:=STDEV([.B11:.D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60.12" calcext:value-type="float">
            <text:p>1360.12</text:p>
          </table:table-cell>
          <table:table-cell office:value-type="float" office:value="1341.8" calcext:value-type="float">
            <text:p>1341.8</text:p>
          </table:table-cell>
          <table:table-cell office:value-type="float" office:value="1289.73" calcext:value-type="float">
            <text:p>1289.73</text:p>
          </table:table-cell>
          <table:table-cell table:formula="of:=VAR([.B12:.D12])" office:value-type="float" office:value="1333.6099" calcext:value-type="float">
            <text:p>1333.6099</text:p>
          </table:table-cell>
          <table:table-cell table:formula="of:=STDEV([.B12:.D12])" office:value-type="float" office:value="36.5186240156991" calcext:value-type="float">
            <text:p>36.518624015699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290.72" calcext:value-type="float">
            <text:p>5290.72</text:p>
          </table:table-cell>
          <table:table-cell office:value-type="float" office:value="5131.11" calcext:value-type="float">
            <text:p>5131.11</text:p>
          </table:table-cell>
          <table:table-cell office:value-type="float" office:value="5082.97" calcext:value-type="float">
            <text:p>5082.97</text:p>
          </table:table-cell>
          <table:table-cell table:formula="of:=VAR([.B13:.D13])" office:value-type="float" office:value="11825.4790333334" calcext:value-type="float">
            <text:p>11825.4790333334</text:p>
          </table:table-cell>
          <table:table-cell table:formula="of:=STDEV([.B13:.D13])" office:value-type="float" office:value="108.745018429965" calcext:value-type="float">
            <text:p>108.74501842996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655.59" calcext:value-type="float">
            <text:p>4655.59</text:p>
          </table:table-cell>
          <table:table-cell office:value-type="float" office:value="4502.64" calcext:value-type="float">
            <text:p>4502.64</text:p>
          </table:table-cell>
          <table:table-cell office:value-type="float" office:value="4600.99" calcext:value-type="float">
            <text:p>4600.99</text:p>
          </table:table-cell>
          <table:table-cell table:formula="of:=VAR([.B14:.D14])" office:value-type="float" office:value="6007.93083333331" calcext:value-type="float">
            <text:p>6007.93083333331</text:p>
          </table:table-cell>
          <table:table-cell table:formula="of:=STDEV([.B14:.D14])" office:value-type="float" office:value="77.5108433274553" calcext:value-type="float">
            <text:p>77.51084332745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273.99" calcext:value-type="float">
            <text:p>4273.99</text:p>
          </table:table-cell>
          <table:table-cell office:value-type="float" office:value="4059.49" calcext:value-type="float">
            <text:p>4059.49</text:p>
          </table:table-cell>
          <table:table-cell office:value-type="float" office:value="4223.51" calcext:value-type="float">
            <text:p>4223.51</text:p>
          </table:table-cell>
          <table:table-cell table:formula="of:=VAR([.B15:.D15])" office:value-type="float" office:value="12576.8401333334" calcext:value-type="float">
            <text:p>12576.8401333334</text:p>
          </table:table-cell>
          <table:table-cell table:formula="of:=STDEV([.B15:.D15])" office:value-type="float" office:value="112.146511908901" calcext:value-type="float">
            <text:p>112.1465119089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905.16" calcext:value-type="float">
            <text:p>3905.16</text:p>
          </table:table-cell>
          <table:table-cell office:value-type="float" office:value="3556.92" calcext:value-type="float">
            <text:p>3556.92</text:p>
          </table:table-cell>
          <table:table-cell office:value-type="float" office:value="3953.29" calcext:value-type="float">
            <text:p>3953.29</text:p>
          </table:table-cell>
          <table:table-cell table:formula="of:=VAR([.B16:.D16])" office:value-type="float" office:value="46782.7952333333" calcext:value-type="float">
            <text:p>46782.7952333333</text:p>
          </table:table-cell>
          <table:table-cell table:formula="of:=STDEV([.B16:.D16])" office:value-type="float" office:value="216.293308341551" calcext:value-type="float">
            <text:p>216.29330834155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601.52" calcext:value-type="float">
            <text:p>3601.52</text:p>
          </table:table-cell>
          <table:table-cell office:value-type="float" office:value="3273.52" calcext:value-type="float">
            <text:p>3273.52</text:p>
          </table:table-cell>
          <table:table-cell office:value-type="float" office:value="3479.21" calcext:value-type="float">
            <text:p>3479.21</text:p>
          </table:table-cell>
          <table:table-cell table:formula="of:=VAR([.B17:.D17])" office:value-type="float" office:value="27475.3520333333" calcext:value-type="float">
            <text:p>27475.3520333333</text:p>
          </table:table-cell>
          <table:table-cell table:formula="of:=STDEV([.B17:.D17])" office:value-type="float" office:value="165.756906442336" calcext:value-type="float">
            <text:p>165.75690644233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379.39" calcext:value-type="float">
            <text:p>3379.39</text:p>
          </table:table-cell>
          <table:table-cell office:value-type="float" office:value="3056.57" calcext:value-type="float">
            <text:p>3056.57</text:p>
          </table:table-cell>
          <table:table-cell office:value-type="float" office:value="3361.18" calcext:value-type="float">
            <text:p>3361.18</text:p>
          </table:table-cell>
          <table:table-cell table:formula="of:=VAR([.B18:.D18])" office:value-type="float" office:value="32888.6014333333" calcext:value-type="float">
            <text:p>32888.6014333333</text:p>
          </table:table-cell>
          <table:table-cell table:formula="of:=STDEV([.B18:.D18])" office:value-type="float" office:value="181.352147584012" calcext:value-type="float">
            <text:p>181.35214758401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016.83" calcext:value-type="float">
            <text:p>3016.83</text:p>
          </table:table-cell>
          <table:table-cell office:value-type="float" office:value="2723.75" calcext:value-type="float">
            <text:p>2723.75</text:p>
          </table:table-cell>
          <table:table-cell office:value-type="float" office:value="3290.72" calcext:value-type="float">
            <text:p>3290.72</text:p>
          </table:table-cell>
          <table:table-cell table:formula="of:=VAR([.B19:.D19])" office:value-type="float" office:value="80394.4332333333" calcext:value-type="float">
            <text:p>80394.4332333333</text:p>
          </table:table-cell>
          <table:table-cell table:formula="of:=STDEV([.B19:.D19])" office:value-type="float" office:value="283.539121169078" calcext:value-type="float">
            <text:p>283.53912116907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862.12" calcext:value-type="float">
            <text:p>2862.12</text:p>
          </table:table-cell>
          <table:table-cell office:value-type="float" office:value="2613.51" calcext:value-type="float">
            <text:p>2613.51</text:p>
          </table:table-cell>
          <table:table-cell office:value-type="float" office:value="2887.74" calcext:value-type="float">
            <text:p>2887.74</text:p>
          </table:table-cell>
          <table:table-cell table:formula="of:=VAR([.B20:.D20])" office:value-type="float" office:value="22944.2348999999" calcext:value-type="float">
            <text:p>22944.2348999999</text:p>
          </table:table-cell>
          <table:table-cell table:formula="of:=STDEV([.B20:.D20])" office:value-type="float" office:value="151.473545214998" calcext:value-type="float">
            <text:p>151.47354521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7.47" calcext:value-type="float">
            <text:p>2747.47</text:p>
          </table:table-cell>
          <table:table-cell office:value-type="float" office:value="2291.02" calcext:value-type="float">
            <text:p>2291.02</text:p>
          </table:table-cell>
          <table:table-cell office:value-type="float" office:value="2799.31" calcext:value-type="float">
            <text:p>2799.31</text:p>
          </table:table-cell>
          <table:table-cell table:formula="of:=VAR([.B21:.D21])" office:value-type="float" office:value="78232.1187" calcext:value-type="float">
            <text:p>78232.1187</text:p>
          </table:table-cell>
          <table:table-cell table:formula="of:=STDEV([.B21:.D21])" office:value-type="float" office:value="279.700051304965" calcext:value-type="float">
            <text:p>279.70005130496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626.97" calcext:value-type="float">
            <text:p>2626.97</text:p>
          </table:table-cell>
          <table:table-cell office:value-type="float" office:value="2366.41" calcext:value-type="float">
            <text:p>2366.41</text:p>
          </table:table-cell>
          <table:table-cell office:value-type="float" office:value="2644.45" calcext:value-type="float">
            <text:p>2644.45</text:p>
          </table:table-cell>
          <table:table-cell table:formula="of:=VAR([.B22:.D22])" office:value-type="float" office:value="24250.5509333333" calcext:value-type="float">
            <text:p>24250.5509333333</text:p>
          </table:table-cell>
          <table:table-cell table:formula="of:=STDEV([.B22:.D22])" office:value-type="float" office:value="155.725883954253" calcext:value-type="float">
            <text:p>155.72588395425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25.75" calcext:value-type="float">
            <text:p>3125.75</text:p>
          </table:table-cell>
          <table:table-cell office:value-type="float" office:value="2983.52" calcext:value-type="float">
            <text:p>2983.52</text:p>
          </table:table-cell>
          <table:table-cell office:value-type="float" office:value="2880.5" calcext:value-type="float">
            <text:p>2880.5</text:p>
          </table:table-cell>
          <table:table-cell table:formula="of:=VAR([.B23:.D23])" office:value-type="float" office:value="15165.0093" calcext:value-type="float">
            <text:p>15165.0093</text:p>
          </table:table-cell>
          <table:table-cell table:formula="of:=STDEV([.B23:.D23])" office:value-type="float" office:value="123.146292270616" calcext:value-type="float">
            <text:p>123.14629227061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41.25" calcext:value-type="float">
            <text:p>3541.25</text:p>
          </table:table-cell>
          <table:table-cell office:value-type="float" office:value="3345.37" calcext:value-type="float">
            <text:p>3345.37</text:p>
          </table:table-cell>
          <table:table-cell office:value-type="float" office:value="3222.36" calcext:value-type="float">
            <text:p>3222.36</text:p>
          </table:table-cell>
          <table:table-cell table:formula="of:=VAR([.B24:.D24])" office:value-type="float" office:value="25865.2111" calcext:value-type="float">
            <text:p>25865.2111</text:p>
          </table:table-cell>
          <table:table-cell table:formula="of:=STDEV([.B24:.D24])" office:value-type="float" office:value="160.826649222074" calcext:value-type="float">
            <text:p>160.82664922207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839.15" calcext:value-type="float">
            <text:p>3839.15</text:p>
          </table:table-cell>
          <table:table-cell office:value-type="float" office:value="3551.81" calcext:value-type="float">
            <text:p>3551.81</text:p>
          </table:table-cell>
          <table:table-cell office:value-type="float" office:value="3575.13" calcext:value-type="float">
            <text:p>3575.13</text:p>
          </table:table-cell>
          <table:table-cell table:formula="of:=VAR([.B25:.D25])" office:value-type="float" office:value="25469.1097333333" calcext:value-type="float">
            <text:p>25469.1097333333</text:p>
          </table:table-cell>
          <table:table-cell table:formula="of:=STDEV([.B25:.D25])" office:value-type="float" office:value="159.590443740637" calcext:value-type="float">
            <text:p>159.5904437406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167.67" calcext:value-type="float">
            <text:p>4167.67</text:p>
          </table:table-cell>
          <table:table-cell office:value-type="float" office:value="3712.85" calcext:value-type="float">
            <text:p>3712.85</text:p>
          </table:table-cell>
          <table:table-cell office:value-type="float" office:value="3755.51" calcext:value-type="float">
            <text:p>3755.51</text:p>
          </table:table-cell>
          <table:table-cell table:formula="of:=VAR([.B26:.D26])" office:value-type="float" office:value="63092.8289333333" calcext:value-type="float">
            <text:p>63092.8289333333</text:p>
          </table:table-cell>
          <table:table-cell table:formula="of:=STDEV([.B26:.D26])" office:value-type="float" office:value="251.182859553221" calcext:value-type="float">
            <text:p>251.18285955322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082.01" calcext:value-type="float">
            <text:p>4082.01</text:p>
          </table:table-cell>
          <table:table-cell office:value-type="float" office:value="4138.79" calcext:value-type="float">
            <text:p>4138.79</text:p>
          </table:table-cell>
          <table:table-cell office:value-type="float" office:value="3758.33" calcext:value-type="float">
            <text:p>3758.33</text:p>
          </table:table-cell>
          <table:table-cell table:formula="of:=VAR([.B27:.D27])" office:value-type="float" office:value="42123.7537333334" calcext:value-type="float">
            <text:p>42123.7537333334</text:p>
          </table:table-cell>
          <table:table-cell table:formula="of:=STDEV([.B27:.D27])" office:value-type="float" office:value="205.240721430552" calcext:value-type="float">
            <text:p>205.24072143055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202.66" calcext:value-type="float">
            <text:p>4202.66</text:p>
          </table:table-cell>
          <table:table-cell office:value-type="float" office:value="3858.27" calcext:value-type="float">
            <text:p>3858.27</text:p>
          </table:table-cell>
          <table:table-cell office:value-type="float" office:value="3655.69" calcext:value-type="float">
            <text:p>3655.69</text:p>
          </table:table-cell>
          <table:table-cell table:formula="of:=VAR([.B28:.D28])" office:value-type="float" office:value="76469.8849" calcext:value-type="float">
            <text:p>76469.8849</text:p>
          </table:table-cell>
          <table:table-cell table:formula="of:=STDEV([.B28:.D28])" office:value-type="float" office:value="276.531887673013" calcext:value-type="float">
            <text:p>276.53188767301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988.69" calcext:value-type="float">
            <text:p>3988.69</text:p>
          </table:table-cell>
          <table:table-cell office:value-type="float" office:value="3774.6" calcext:value-type="float">
            <text:p>3774.6</text:p>
          </table:table-cell>
          <table:table-cell office:value-type="float" office:value="3352.89" calcext:value-type="float">
            <text:p>3352.89</text:p>
          </table:table-cell>
          <table:table-cell table:formula="of:=VAR([.B29:.D29])" office:value-type="float" office:value="104652.582033333" calcext:value-type="float">
            <text:p>104652.582033333</text:p>
          </table:table-cell>
          <table:table-cell table:formula="of:=STDEV([.B29:.D29])" office:value-type="float" office:value="323.500513188671" calcext:value-type="float">
            <text:p>323.50051318867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833.97" calcext:value-type="float">
            <text:p>3833.97</text:p>
          </table:table-cell>
          <table:table-cell office:value-type="float" office:value="3743.13" calcext:value-type="float">
            <text:p>3743.13</text:p>
          </table:table-cell>
          <table:table-cell office:value-type="float" office:value="3613.6" calcext:value-type="float">
            <text:p>3613.6</text:p>
          </table:table-cell>
          <table:table-cell table:formula="of:=VAR([.B30:.D30])" office:value-type="float" office:value="12265.4772333333" calcext:value-type="float">
            <text:p>12265.4772333333</text:p>
          </table:table-cell>
          <table:table-cell table:formula="of:=STDEV([.B30:.D30])" office:value-type="float" office:value="110.74961504824" calcext:value-type="float">
            <text:p>110.74961504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48.03" calcext:value-type="float">
            <text:p>3948.03</text:p>
          </table:table-cell>
          <table:table-cell office:value-type="float" office:value="3740.58" calcext:value-type="float">
            <text:p>3740.58</text:p>
          </table:table-cell>
          <table:table-cell office:value-type="float" office:value="3486.25" calcext:value-type="float">
            <text:p>3486.25</text:p>
          </table:table-cell>
          <table:table-cell table:formula="of:=VAR([.B31:.D31])" office:value-type="float" office:value="53493.3366333334" calcext:value-type="float">
            <text:p>53493.3366333334</text:p>
          </table:table-cell>
          <table:table-cell table:formula="of:=STDEV([.B31:.D31])" office:value-type="float" office:value="231.286265552742" calcext:value-type="float">
            <text:p>231.28626555274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758.55" calcext:value-type="float">
            <text:p>3758.55</text:p>
          </table:table-cell>
          <table:table-cell office:value-type="float" office:value="3721.15" calcext:value-type="float">
            <text:p>3721.15</text:p>
          </table:table-cell>
          <table:table-cell office:value-type="float" office:value="3537.25" calcext:value-type="float">
            <text:p>3537.25</text:p>
          </table:table-cell>
          <table:table-cell table:formula="of:=VAR([.B32:.D32])" office:value-type="float" office:value="14031.9433333334" calcext:value-type="float">
            <text:p>14031.9433333334</text:p>
          </table:table-cell>
          <table:table-cell table:formula="of:=STDEV([.B32:.D32])" office:value-type="float" office:value="118.456503972274" calcext:value-type="float">
            <text:p>118.45650397227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784.2" calcext:value-type="float">
            <text:p>3784.2</text:p>
          </table:table-cell>
          <table:table-cell office:value-type="float" office:value="3658.95" calcext:value-type="float">
            <text:p>3658.95</text:p>
          </table:table-cell>
          <table:table-cell office:value-type="float" office:value="3236.95" calcext:value-type="float">
            <text:p>3236.95</text:p>
          </table:table-cell>
          <table:table-cell table:formula="of:=VAR([.B33:.D33])" office:value-type="float" office:value="82209.0208333333" calcext:value-type="float">
            <text:p>82209.0208333333</text:p>
          </table:table-cell>
          <table:table-cell table:formula="of:=STDEV([.B33:.D33])" office:value-type="float" office:value="286.72115518973" calcext:value-type="float">
            <text:p>286.7211551897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796.72" calcext:value-type="float">
            <text:p>3796.72</text:p>
          </table:table-cell>
          <table:table-cell office:value-type="float" office:value="3478.59" calcext:value-type="float">
            <text:p>3478.59</text:p>
          </table:table-cell>
          <table:table-cell office:value-type="float" office:value="3297.94" calcext:value-type="float">
            <text:p>3297.94</text:p>
          </table:table-cell>
          <table:table-cell table:formula="of:=VAR([.B34:.D34])" office:value-type="float" office:value="63770.4346333333" calcext:value-type="float">
            <text:p>63770.4346333333</text:p>
          </table:table-cell>
          <table:table-cell table:formula="of:=STDEV([.B34:.D34])" office:value-type="float" office:value="252.52808682072" calcext:value-type="float">
            <text:p>252.5280868207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738.65" calcext:value-type="float">
            <text:p>3738.65</text:p>
          </table:table-cell>
          <table:table-cell office:value-type="float" office:value="3670.05" calcext:value-type="float">
            <text:p>3670.05</text:p>
          </table:table-cell>
          <table:table-cell office:value-type="float" office:value="3445.69" calcext:value-type="float">
            <text:p>3445.69</text:p>
          </table:table-cell>
          <table:table-cell table:formula="of:=VAR([.B35:.D35])" office:value-type="float" office:value="23478.1552" calcext:value-type="float">
            <text:p>23478.1552</text:p>
          </table:table-cell>
          <table:table-cell table:formula="of:=STDEV([.B35:.D35])" office:value-type="float" office:value="153.225830720541" calcext:value-type="float">
            <text:p>153.2258307205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748.19" calcext:value-type="float">
            <text:p>3748.19</text:p>
          </table:table-cell>
          <table:table-cell office:value-type="float" office:value="3473.64" calcext:value-type="float">
            <text:p>3473.64</text:p>
          </table:table-cell>
          <table:table-cell office:value-type="float" office:value="3102.48" calcext:value-type="float">
            <text:p>3102.48</text:p>
          </table:table-cell>
          <table:table-cell table:formula="of:=VAR([.B36:.D36])" office:value-type="float" office:value="105013.142033333" calcext:value-type="float">
            <text:p>105013.142033333</text:p>
          </table:table-cell>
          <table:table-cell table:formula="of:=STDEV([.B36:.D36])" office:value-type="float" office:value="324.057312883591" calcext:value-type="float">
            <text:p>324.05731288359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691.71" calcext:value-type="float">
            <text:p>3691.71</text:p>
          </table:table-cell>
          <table:table-cell office:value-type="float" office:value="3538.7" calcext:value-type="float">
            <text:p>3538.7</text:p>
          </table:table-cell>
          <table:table-cell office:value-type="float" office:value="3296.12" calcext:value-type="float">
            <text:p>3296.12</text:p>
          </table:table-cell>
          <table:table-cell table:formula="of:=VAR([.B37:.D37])" office:value-type="float" office:value="39791.4274333334" calcext:value-type="float">
            <text:p>39791.4274333334</text:p>
          </table:table-cell>
          <table:table-cell table:formula="of:=STDEV([.B37:.D37])" office:value-type="float" office:value="199.477887078577" calcext:value-type="float">
            <text:p>199.47788707857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569.21" calcext:value-type="float">
            <text:p>3569.21</text:p>
          </table:table-cell>
          <table:table-cell office:value-type="float" office:value="3622.78" calcext:value-type="float">
            <text:p>3622.78</text:p>
          </table:table-cell>
          <table:table-cell office:value-type="float" office:value="3107.39" calcext:value-type="float">
            <text:p>3107.39</text:p>
          </table:table-cell>
          <table:table-cell table:formula="of:=VAR([.B38:.D38])" office:value-type="float" office:value="80295.7182333334" calcext:value-type="float">
            <text:p>80295.7182333334</text:p>
          </table:table-cell>
          <table:table-cell table:formula="of:=STDEV([.B38:.D38])" office:value-type="float" office:value="283.364991192161" calcext:value-type="float">
            <text:p>283.36499119216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599.42" calcext:value-type="float">
            <text:p>3599.42</text:p>
          </table:table-cell>
          <table:table-cell office:value-type="float" office:value="3370.02" calcext:value-type="float">
            <text:p>3370.02</text:p>
          </table:table-cell>
          <table:table-cell office:value-type="float" office:value="3165.39" calcext:value-type="float">
            <text:p>3165.39</text:p>
          </table:table-cell>
          <table:table-cell table:formula="of:=VAR([.B39:.D39])" office:value-type="float" office:value="47146.6396333334" calcext:value-type="float">
            <text:p>47146.6396333334</text:p>
          </table:table-cell>
          <table:table-cell table:formula="of:=STDEV([.B39:.D39])" office:value-type="float" office:value="217.132769598081" calcext:value-type="float">
            <text:p>217.1327695980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674.83" calcext:value-type="float">
            <text:p>3674.83</text:p>
          </table:table-cell>
          <table:table-cell office:value-type="float" office:value="3469" calcext:value-type="float">
            <text:p>3469</text:p>
          </table:table-cell>
          <table:table-cell office:value-type="float" office:value="2932.82" calcext:value-type="float">
            <text:p>2932.82</text:p>
          </table:table-cell>
          <table:table-cell table:formula="of:=VAR([.B40:.D40])" office:value-type="float" office:value="146738.970233333" calcext:value-type="float">
            <text:p>146738.970233333</text:p>
          </table:table-cell>
          <table:table-cell table:formula="of:=STDEV([.B40:.D40])" office:value-type="float" office:value="383.065229736834" calcext:value-type="float">
            <text:p>383.065229736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67.25" calcext:value-type="float">
            <text:p>3667.25</text:p>
          </table:table-cell>
          <table:table-cell office:value-type="float" office:value="3241.4" calcext:value-type="float">
            <text:p>3241.4</text:p>
          </table:table-cell>
          <table:table-cell office:value-type="float" office:value="2856.75" calcext:value-type="float">
            <text:p>2856.75</text:p>
          </table:table-cell>
          <table:table-cell table:formula="of:=VAR([.B41:.D41])" office:value-type="float" office:value="164369.015833333" calcext:value-type="float">
            <text:p>164369.015833333</text:p>
          </table:table-cell>
          <table:table-cell table:formula="of:=STDEV([.B41:.D41])" office:value-type="float" office:value="405.424488448013" calcext:value-type="float">
            <text:p>405.42448844801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332.71" calcext:value-type="float">
            <text:p>3332.71</text:p>
          </table:table-cell>
          <table:table-cell office:value-type="float" office:value="3321.6" calcext:value-type="float">
            <text:p>3321.6</text:p>
          </table:table-cell>
          <table:table-cell office:value-type="float" office:value="2732.1" calcext:value-type="float">
            <text:p>2732.1</text:p>
          </table:table-cell>
          <table:table-cell table:formula="of:=VAR([.B42:.D42])" office:value-type="float" office:value="118061.009033333" calcext:value-type="float">
            <text:p>118061.009033333</text:p>
          </table:table-cell>
          <table:table-cell table:formula="of:=STDEV([.B42:.D42])" office:value-type="float" office:value="343.60007135234" calcext:value-type="float">
            <text:p>343.600071352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435.5" calcext:value-type="float">
            <text:p>3435.5</text:p>
          </table:table-cell>
          <table:table-cell office:value-type="float" office:value="3363.05" calcext:value-type="float">
            <text:p>3363.05</text:p>
          </table:table-cell>
          <table:table-cell office:value-type="float" office:value="2875.92" calcext:value-type="float">
            <text:p>2875.92</text:p>
          </table:table-cell>
          <table:table-cell table:formula="of:=VAR([.B43:.D43])" office:value-type="float" office:value="92612.4026333333" calcext:value-type="float">
            <text:p>92612.4026333333</text:p>
          </table:table-cell>
          <table:table-cell table:formula="of:=STDEV([.B43:.D43])" office:value-type="float" office:value="304.322859202744" calcext:value-type="float">
            <text:p>304.3228592027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338.15" calcext:value-type="float">
            <text:p>3338.15</text:p>
          </table:table-cell>
          <table:table-cell office:value-type="float" office:value="3193.05" calcext:value-type="float">
            <text:p>3193.05</text:p>
          </table:table-cell>
          <table:table-cell office:value-type="float" office:value="2841.35" calcext:value-type="float">
            <text:p>2841.35</text:p>
          </table:table-cell>
          <table:table-cell table:formula="of:=VAR([.B44:.D44])" office:value-type="float" office:value="65259.5233333334" calcext:value-type="float">
            <text:p>65259.5233333334</text:p>
          </table:table-cell>
          <table:table-cell table:formula="of:=STDEV([.B44:.D44])" office:value-type="float" office:value="255.459435788411" calcext:value-type="float">
            <text:p>255.45943578841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56.54" calcext:value-type="float">
            <text:p>3256.54</text:p>
          </table:table-cell>
          <table:table-cell office:value-type="float" office:value="3326.75" calcext:value-type="float">
            <text:p>3326.75</text:p>
          </table:table-cell>
          <table:table-cell office:value-type="float" office:value="2862.16" calcext:value-type="float">
            <text:p>2862.16</text:p>
          </table:table-cell>
          <table:table-cell table:formula="of:=VAR([.B45:.D45])" office:value-type="float" office:value="62718.1494333334" calcext:value-type="float">
            <text:p>62718.1494333334</text:p>
          </table:table-cell>
          <table:table-cell table:formula="of:=STDEV([.B45:.D45])" office:value-type="float" office:value="250.435918816238" calcext:value-type="float">
            <text:p>250.4359188162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31.8" calcext:value-type="float">
            <text:p>3031.8</text:p>
          </table:table-cell>
          <table:table-cell office:value-type="float" office:value="2860.02" calcext:value-type="float">
            <text:p>2860.02</text:p>
          </table:table-cell>
          <table:table-cell office:value-type="float" office:value="2912.9" calcext:value-type="float">
            <text:p>2912.9</text:p>
          </table:table-cell>
          <table:table-cell table:formula="of:=VAR([.B46:.D46])" office:value-type="float" office:value="7740.31213333335" calcext:value-type="float">
            <text:p>7740.31213333335</text:p>
          </table:table-cell>
          <table:table-cell table:formula="of:=STDEV([.B46:.D46])" office:value-type="float" office:value="87.9790437168611" calcext:value-type="float">
            <text:p>87.979043716861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380.53" calcext:value-type="float">
            <text:p>3380.53</text:p>
          </table:table-cell>
          <table:table-cell office:value-type="float" office:value="2973.97" calcext:value-type="float">
            <text:p>2973.97</text:p>
          </table:table-cell>
          <table:table-cell office:value-type="float" office:value="2690.68" calcext:value-type="float">
            <text:p>2690.68</text:p>
          </table:table-cell>
          <table:table-cell table:formula="of:=VAR([.B47:.D47])" office:value-type="float" office:value="120239.5467" calcext:value-type="float">
            <text:p>120239.5467</text:p>
          </table:table-cell>
          <table:table-cell table:formula="of:=STDEV([.B47:.D47])" office:value-type="float" office:value="346.755745013691" calcext:value-type="float">
            <text:p>346.75574501369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050.49" calcext:value-type="float">
            <text:p>3050.49</text:p>
          </table:table-cell>
          <table:table-cell office:value-type="float" office:value="2986.71" calcext:value-type="float">
            <text:p>2986.71</text:p>
          </table:table-cell>
          <table:table-cell office:value-type="float" office:value="2636.16" calcext:value-type="float">
            <text:p>2636.16</text:p>
          </table:table-cell>
          <table:table-cell table:formula="of:=VAR([.B48:.D48])" office:value-type="float" office:value="49770.4233" calcext:value-type="float">
            <text:p>49770.4233</text:p>
          </table:table-cell>
          <table:table-cell table:formula="of:=STDEV([.B48:.D48])" office:value-type="float" office:value="223.092858021049" calcext:value-type="float">
            <text:p>223.0928580210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886.8" calcext:value-type="float">
            <text:p>2886.8</text:p>
          </table:table-cell>
          <table:table-cell office:value-type="float" office:value="2966.53" calcext:value-type="float">
            <text:p>2966.53</text:p>
          </table:table-cell>
          <table:table-cell office:value-type="float" office:value="2477.87" calcext:value-type="float">
            <text:p>2477.87</text:p>
          </table:table-cell>
          <table:table-cell table:formula="of:=VAR([.B49:.D49])" office:value-type="float" office:value="68728.2022333334" calcext:value-type="float">
            <text:p>68728.2022333334</text:p>
          </table:table-cell>
          <table:table-cell table:formula="of:=STDEV([.B49:.D49])" office:value-type="float" office:value="262.160642037155" calcext:value-type="float">
            <text:p>262.16064203715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843.09" calcext:value-type="float">
            <text:p>2843.09</text:p>
          </table:table-cell>
          <table:table-cell office:value-type="float" office:value="2783.96" calcext:value-type="float">
            <text:p>2783.96</text:p>
          </table:table-cell>
          <table:table-cell office:value-type="float" office:value="2399.36" calcext:value-type="float">
            <text:p>2399.36</text:p>
          </table:table-cell>
          <table:table-cell table:formula="of:=VAR([.B50:.D50])" office:value-type="float" office:value="58051.6383" calcext:value-type="float">
            <text:p>58051.6383</text:p>
          </table:table-cell>
          <table:table-cell table:formula="of:=STDEV([.B50:.D50])" office:value-type="float" office:value="240.939075909243" calcext:value-type="float">
            <text:p>240.9390759092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8.72" calcext:value-type="float">
            <text:p>2878.72</text:p>
          </table:table-cell>
          <table:table-cell office:value-type="float" office:value="2622.1" calcext:value-type="float">
            <text:p>2622.1</text:p>
          </table:table-cell>
          <table:table-cell office:value-type="float" office:value="2435.49" calcext:value-type="float">
            <text:p>2435.49</text:p>
          </table:table-cell>
          <table:table-cell table:formula="of:=VAR([.B51:.D51])" office:value-type="float" office:value="49521.6582333333" calcext:value-type="float">
            <text:p>49521.6582333333</text:p>
          </table:table-cell>
          <table:table-cell table:formula="of:=STDEV([.B51:.D51])" office:value-type="float" office:value="222.534622549691" calcext:value-type="float">
            <text:p>222.53462254969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032.4" calcext:value-type="float">
            <text:p>3032.4</text:p>
          </table:table-cell>
          <table:table-cell office:value-type="float" office:value="2569.9" calcext:value-type="float">
            <text:p>2569.9</text:p>
          </table:table-cell>
          <table:table-cell office:value-type="float" office:value="2088.48" calcext:value-type="float">
            <text:p>2088.48</text:p>
          </table:table-cell>
          <table:table-cell table:formula="of:=VAR([.B52:.D52])" office:value-type="float" office:value="222776.072133333" calcext:value-type="float">
            <text:p>222776.072133333</text:p>
          </table:table-cell>
          <table:table-cell table:formula="of:=STDEV([.B52:.D52])" office:value-type="float" office:value="471.991601761444" calcext:value-type="float">
            <text:p>471.99160176144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842.11" calcext:value-type="float">
            <text:p>2842.11</text:p>
          </table:table-cell>
          <table:table-cell office:value-type="float" office:value="2566.71" calcext:value-type="float">
            <text:p>2566.71</text:p>
          </table:table-cell>
          <table:table-cell office:value-type="float" office:value="2177.27" calcext:value-type="float">
            <text:p>2177.27</text:p>
          </table:table-cell>
          <table:table-cell table:formula="of:=VAR([.B53:.D53])" office:value-type="float" office:value="111586.816533333" calcext:value-type="float">
            <text:p>111586.816533333</text:p>
          </table:table-cell>
          <table:table-cell table:formula="of:=STDEV([.B53:.D53])" office:value-type="float" office:value="334.046129349426" calcext:value-type="float">
            <text:p>334.04612934942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664.33" calcext:value-type="float">
            <text:p>2664.33</text:p>
          </table:table-cell>
          <table:table-cell office:value-type="float" office:value="2466.14" calcext:value-type="float">
            <text:p>2466.14</text:p>
          </table:table-cell>
          <table:table-cell office:value-type="float" office:value="2156.75" calcext:value-type="float">
            <text:p>2156.75</text:p>
          </table:table-cell>
          <table:table-cell table:formula="of:=VAR([.B54:.D54])" office:value-type="float" office:value="65439.8174333333" calcext:value-type="float">
            <text:p>65439.8174333333</text:p>
          </table:table-cell>
          <table:table-cell table:formula="of:=STDEV([.B54:.D54])" office:value-type="float" office:value="255.812074447891" calcext:value-type="float">
            <text:p>255.81207444789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56.17" calcext:value-type="float">
            <text:p>2556.17</text:p>
          </table:table-cell>
          <table:table-cell office:value-type="float" office:value="2328.27" calcext:value-type="float">
            <text:p>2328.27</text:p>
          </table:table-cell>
          <table:table-cell office:value-type="float" office:value="1895.26" calcext:value-type="float">
            <text:p>1895.26</text:p>
          </table:table-cell>
          <table:table-cell table:formula="of:=VAR([.B55:.D55])" office:value-type="float" office:value="112706.3497" calcext:value-type="float">
            <text:p>112706.3497</text:p>
          </table:table-cell>
          <table:table-cell table:formula="of:=STDEV([.B55:.D55])" office:value-type="float" office:value="335.717663669936" calcext:value-type="float">
            <text:p>335.7176636699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42.43" calcext:value-type="float">
            <text:p>2442.43</text:p>
          </table:table-cell>
          <table:table-cell office:value-type="float" office:value="2539.51" calcext:value-type="float">
            <text:p>2539.51</text:p>
          </table:table-cell>
          <table:table-cell office:value-type="float" office:value="1916.13" calcext:value-type="float">
            <text:p>1916.13</text:p>
          </table:table-cell>
          <table:table-cell table:formula="of:=VAR([.B56:.D56])" office:value-type="float" office:value="112503.140133333" calcext:value-type="float">
            <text:p>112503.140133333</text:p>
          </table:table-cell>
          <table:table-cell table:formula="of:=STDEV([.B56:.D56])" office:value-type="float" office:value="335.414877626699" calcext:value-type="float">
            <text:p>335.41487762669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333.22" calcext:value-type="float">
            <text:p>2333.22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896.35" calcext:value-type="float">
            <text:p>1896.35</text:p>
          </table:table-cell>
          <table:table-cell table:formula="of:=VAR([.B57:.D57])" office:value-type="float" office:value="51161.1402333333" calcext:value-type="float">
            <text:p>51161.1402333333</text:p>
          </table:table-cell>
          <table:table-cell table:formula="of:=STDEV([.B57:.D57])" office:value-type="float" office:value="226.188284916203" calcext:value-type="float">
            <text:p>226.18828491620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133.57" calcext:value-type="float">
            <text:p>2133.57</text:p>
          </table:table-cell>
          <table:table-cell office:value-type="float" office:value="2082.38" calcext:value-type="float">
            <text:p>2082.38</text:p>
          </table:table-cell>
          <table:table-cell office:value-type="float" office:value="1875.18" calcext:value-type="float">
            <text:p>1875.18</text:p>
          </table:table-cell>
          <table:table-cell table:formula="of:=VAR([.B58:.D58])" office:value-type="float" office:value="18719.6080333333" calcext:value-type="float">
            <text:p>18719.6080333333</text:p>
          </table:table-cell>
          <table:table-cell table:formula="of:=STDEV([.B58:.D58])" office:value-type="float" office:value="136.819618598114" calcext:value-type="float">
            <text:p>136.81961859811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229.8" calcext:value-type="float">
            <text:p>2229.8</text:p>
          </table:table-cell>
          <table:table-cell office:value-type="float" office:value="2069.66" calcext:value-type="float">
            <text:p>2069.66</text:p>
          </table:table-cell>
          <table:table-cell office:value-type="float" office:value="1840.2" calcext:value-type="float">
            <text:p>1840.2</text:p>
          </table:table-cell>
          <table:table-cell table:formula="of:=VAR([.B59:.D59])" office:value-type="float" office:value="38347.4785333334" calcext:value-type="float">
            <text:p>38347.4785333334</text:p>
          </table:table-cell>
          <table:table-cell table:formula="of:=STDEV([.B59:.D59])" office:value-type="float" office:value="195.825122324316" calcext:value-type="float">
            <text:p>195.82512232431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029.54" calcext:value-type="float">
            <text:p>2029.54</text:p>
          </table:table-cell>
          <table:table-cell office:value-type="float" office:value="1913.28" calcext:value-type="float">
            <text:p>1913.28</text:p>
          </table:table-cell>
          <table:table-cell office:value-type="float" office:value="1830.69" calcext:value-type="float">
            <text:p>1830.69</text:p>
          </table:table-cell>
          <table:table-cell table:formula="of:=VAR([.B60:.D60])" office:value-type="float" office:value="9979.80303333333" calcext:value-type="float">
            <text:p>9979.80303333333</text:p>
          </table:table-cell>
          <table:table-cell table:formula="of:=STDEV([.B60:.D60])" office:value-type="float" office:value="99.8989641254269" calcext:value-type="float">
            <text:p>99.8989641254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1.74" calcext:value-type="float">
            <text:p>2201.74</text:p>
          </table:table-cell>
          <table:table-cell office:value-type="float" office:value="1886.71" calcext:value-type="float">
            <text:p>1886.71</text:p>
          </table:table-cell>
          <table:table-cell office:value-type="float" office:value="1584.82" calcext:value-type="float">
            <text:p>1584.82</text:p>
          </table:table-cell>
          <table:table-cell table:formula="of:=VAR([.B61:.D61])" office:value-type="float" office:value="95161.9599" calcext:value-type="float">
            <text:p>95161.9599</text:p>
          </table:table-cell>
          <table:table-cell table:formula="of:=STDEV([.B61:.D61])" office:value-type="float" office:value="308.483321915464" calcext:value-type="float">
            <text:p>308.48332191546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137.08" calcext:value-type="float">
            <text:p>2137.08</text:p>
          </table:table-cell>
          <table:table-cell office:value-type="float" office:value="1804.94" calcext:value-type="float">
            <text:p>1804.94</text:p>
          </table:table-cell>
          <table:table-cell office:value-type="float" office:value="1636.16" calcext:value-type="float">
            <text:p>1636.16</text:p>
          </table:table-cell>
          <table:table-cell table:formula="of:=VAR([.B62:.D62])" office:value-type="float" office:value="64954.0857333333" calcext:value-type="float">
            <text:p>64954.0857333333</text:p>
          </table:table-cell>
          <table:table-cell table:formula="of:=STDEV([.B62:.D62])" office:value-type="float" office:value="254.86091448736" calcext:value-type="float">
            <text:p>254.8609144873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651.07" calcext:value-type="float">
            <text:p>1651.07</text:p>
          </table:table-cell>
          <table:table-cell office:value-type="float" office:value="1895.98" calcext:value-type="float">
            <text:p>1895.98</text:p>
          </table:table-cell>
          <table:table-cell office:value-type="float" office:value="1577.28" calcext:value-type="float">
            <text:p>1577.28</text:p>
          </table:table-cell>
          <table:table-cell table:formula="of:=VAR([.B63:.D63])" office:value-type="float" office:value="27832.5937" calcext:value-type="float">
            <text:p>27832.5937</text:p>
          </table:table-cell>
          <table:table-cell table:formula="of:=STDEV([.B63:.D63])" office:value-type="float" office:value="166.83103338408" calcext:value-type="float">
            <text:p>166.8310333840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909.41" calcext:value-type="float">
            <text:p>1909.41</text:p>
          </table:table-cell>
          <table:table-cell office:value-type="float" office:value="1784.15" calcext:value-type="float">
            <text:p>1784.15</text:p>
          </table:table-cell>
          <table:table-cell office:value-type="float" office:value="1435.41" calcext:value-type="float">
            <text:p>1435.41</text:p>
          </table:table-cell>
          <table:table-cell table:formula="of:=VAR([.B64:.D64])" office:value-type="float" office:value="60330.9425333333" calcext:value-type="float">
            <text:p>60330.9425333333</text:p>
          </table:table-cell>
          <table:table-cell table:formula="of:=STDEV([.B64:.D64])" office:value-type="float" office:value="245.62357894415" calcext:value-type="float">
            <text:p>245.623578944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623.46" calcext:value-type="float">
            <text:p>1623.46</text:p>
          </table:table-cell>
          <table:table-cell office:value-type="float" office:value="1877.36" calcext:value-type="float">
            <text:p>1877.36</text:p>
          </table:table-cell>
          <table:table-cell office:value-type="float" office:value="1502.82" calcext:value-type="float">
            <text:p>1502.82</text:p>
          </table:table-cell>
          <table:table-cell table:formula="of:=VAR([.B65:.D65])" office:value-type="float" office:value="36549.9052" calcext:value-type="float">
            <text:p>36549.9052</text:p>
          </table:table-cell>
          <table:table-cell table:formula="of:=STDEV([.B65:.D65])" office:value-type="float" office:value="191.180295009711" calcext:value-type="float">
            <text:p>191.18029500971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700.61" calcext:value-type="float">
            <text:p>1700.61</text:p>
          </table:table-cell>
          <table:table-cell office:value-type="float" office:value="1662.39" calcext:value-type="float">
            <text:p>1662.39</text:p>
          </table:table-cell>
          <table:table-cell office:value-type="float" office:value="1468.68" calcext:value-type="float">
            <text:p>1468.68</text:p>
          </table:table-cell>
          <table:table-cell table:formula="of:=VAR([.B66:.D66])" office:value-type="float" office:value="15462.6429" calcext:value-type="float">
            <text:p>15462.6429</text:p>
          </table:table-cell>
          <table:table-cell table:formula="of:=STDEV([.B66:.D66])" office:value-type="float" office:value="124.348875748838" calcext:value-type="float">
            <text:p>124.34887574883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668.06" calcext:value-type="float">
            <text:p>1668.06</text:p>
          </table:table-cell>
          <table:table-cell office:value-type="float" office:value="1490.88" calcext:value-type="float">
            <text:p>1490.88</text:p>
          </table:table-cell>
          <table:table-cell office:value-type="float" office:value="1387.14" calcext:value-type="float">
            <text:p>1387.14</text:p>
          </table:table-cell>
          <table:table-cell table:formula="of:=VAR([.B67:.D67])" office:value-type="float" office:value="20178.4644" calcext:value-type="float">
            <text:p>20178.4644</text:p>
          </table:table-cell>
          <table:table-cell table:formula="of:=STDEV([.B67:.D67])" office:value-type="float" office:value="142.050921855509" calcext:value-type="float">
            <text:p>142.05092185550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561.69" calcext:value-type="float">
            <text:p>1561.69</text:p>
          </table:table-cell>
          <table:table-cell office:value-type="float" office:value="1695.13" calcext:value-type="float">
            <text:p>1695.13</text:p>
          </table:table-cell>
          <table:table-cell office:value-type="float" office:value="1309.11" calcext:value-type="float">
            <text:p>1309.11</text:p>
          </table:table-cell>
          <table:table-cell table:formula="of:=VAR([.B68:.D68])" office:value-type="float" office:value="38435.7217333334" calcext:value-type="float">
            <text:p>38435.7217333334</text:p>
          </table:table-cell>
          <table:table-cell table:formula="of:=STDEV([.B68:.D68])" office:value-type="float" office:value="196.050304088857" calcext:value-type="float">
            <text:p>196.05030408885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31.63" calcext:value-type="float">
            <text:p>1531.63</text:p>
          </table:table-cell>
          <table:table-cell office:value-type="float" office:value="1470.68" calcext:value-type="float">
            <text:p>1470.68</text:p>
          </table:table-cell>
          <table:table-cell office:value-type="float" office:value="1201.1" calcext:value-type="float">
            <text:p>1201.1</text:p>
          </table:table-cell>
          <table:table-cell table:formula="of:=VAR([.B69:.D69])" office:value-type="float" office:value="30939.7266333334" calcext:value-type="float">
            <text:p>30939.7266333334</text:p>
          </table:table-cell>
          <table:table-cell table:formula="of:=STDEV([.B69:.D69])" office:value-type="float" office:value="175.896920477117" calcext:value-type="float">
            <text:p>175.89692047711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445.2" calcext:value-type="float">
            <text:p>1445.2</text:p>
          </table:table-cell>
          <table:table-cell office:value-type="float" office:value="1382.99" calcext:value-type="float">
            <text:p>1382.99</text:p>
          </table:table-cell>
          <table:table-cell office:value-type="float" office:value="1266.74" calcext:value-type="float">
            <text:p>1266.74</text:p>
          </table:table-cell>
          <table:table-cell table:formula="of:=VAR([.B70:.D70])" office:value-type="float" office:value="8205.35303333334" calcext:value-type="float">
            <text:p>8205.35303333334</text:p>
          </table:table-cell>
          <table:table-cell table:formula="of:=STDEV([.B70:.D70])" office:value-type="float" office:value="90.5834037411563" calcext:value-type="float">
            <text:p>90.5834037411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7.07" calcext:value-type="float">
            <text:p>1237.07</text:p>
          </table:table-cell>
          <table:table-cell office:value-type="float" office:value="1438.53" calcext:value-type="float">
            <text:p>1438.53</text:p>
          </table:table-cell>
          <table:table-cell office:value-type="float" office:value="1153.62" calcext:value-type="float">
            <text:p>1153.62</text:p>
          </table:table-cell>
          <table:table-cell table:formula="of:=VAR([.B71:.D71])" office:value-type="float" office:value="21453.9570333333" calcext:value-type="float">
            <text:p>21453.9570333333</text:p>
          </table:table-cell>
          <table:table-cell table:formula="of:=STDEV([.B71:.D71])" office:value-type="float" office:value="146.471693624855" calcext:value-type="float">
            <text:p>146.47169362485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212.57" calcext:value-type="float">
            <text:p>1212.57</text:p>
          </table:table-cell>
          <table:table-cell office:value-type="float" office:value="1480.75" calcext:value-type="float">
            <text:p>1480.75</text:p>
          </table:table-cell>
          <table:table-cell office:value-type="float" office:value="1099.52" calcext:value-type="float">
            <text:p>1099.52</text:p>
          </table:table-cell>
          <table:table-cell table:formula="of:=VAR([.B72:.D72])" office:value-type="float" office:value="38339.5213" calcext:value-type="float">
            <text:p>38339.5213</text:p>
          </table:table-cell>
          <table:table-cell table:formula="of:=STDEV([.B72:.D72])" office:value-type="float" office:value="195.804804077939" calcext:value-type="float">
            <text:p>195.80480407793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329.55" calcext:value-type="float">
            <text:p>1329.55</text:p>
          </table:table-cell>
          <table:table-cell office:value-type="float" office:value="1451.5" calcext:value-type="float">
            <text:p>1451.5</text:p>
          </table:table-cell>
          <table:table-cell office:value-type="float" office:value="1080.39" calcext:value-type="float">
            <text:p>1080.39</text:p>
          </table:table-cell>
          <table:table-cell table:formula="of:=VAR([.B73:.D73])" office:value-type="float" office:value="35779.1900333333" calcext:value-type="float">
            <text:p>35779.1900333333</text:p>
          </table:table-cell>
          <table:table-cell table:formula="of:=STDEV([.B73:.D73])" office:value-type="float" office:value="189.153879244739" calcext:value-type="float">
            <text:p>189.15387924473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90.94" calcext:value-type="float">
            <text:p>1290.94</text:p>
          </table:table-cell>
          <table:table-cell office:value-type="float" office:value="1291.23" calcext:value-type="float">
            <text:p>1291.23</text:p>
          </table:table-cell>
          <table:table-cell office:value-type="float" office:value="1014.92" calcext:value-type="float">
            <text:p>1014.92</text:p>
          </table:table-cell>
          <table:table-cell table:formula="of:=VAR([.B74:.D74])" office:value-type="float" office:value="25422.3901" calcext:value-type="float">
            <text:p>25422.3901</text:p>
          </table:table-cell>
          <table:table-cell table:formula="of:=STDEV([.B74:.D74])" office:value-type="float" office:value="159.444003023005" calcext:value-type="float">
            <text:p>159.4440030230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088.14" calcext:value-type="float">
            <text:p>1088.14</text:p>
          </table:table-cell>
          <table:table-cell office:value-type="float" office:value="1184.1" calcext:value-type="float">
            <text:p>1184.1</text:p>
          </table:table-cell>
          <table:table-cell office:value-type="float" office:value="889.844" calcext:value-type="float">
            <text:p>889.844</text:p>
          </table:table-cell>
          <table:table-cell table:formula="of:=VAR([.B75:.D75])" office:value-type="float" office:value="22519.369792" calcext:value-type="float">
            <text:p>22519.369792</text:p>
          </table:table-cell>
          <table:table-cell table:formula="of:=STDEV([.B75:.D75])" office:value-type="float" office:value="150.064552083428" calcext:value-type="float">
            <text:p>150.06455208342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05.9" calcext:value-type="float">
            <text:p>1005.9</text:p>
          </table:table-cell>
          <table:table-cell office:value-type="float" office:value="1059.11" calcext:value-type="float">
            <text:p>1059.11</text:p>
          </table:table-cell>
          <table:table-cell office:value-type="float" office:value="849.973" calcext:value-type="float">
            <text:p>849.973</text:p>
          </table:table-cell>
          <table:table-cell table:formula="of:=VAR([.B76:.D76])" office:value-type="float" office:value="11813.803033" calcext:value-type="float">
            <text:p>11813.803033</text:p>
          </table:table-cell>
          <table:table-cell table:formula="of:=STDEV([.B76:.D76])" office:value-type="float" office:value="108.691319952423" calcext:value-type="float">
            <text:p>108.69131995242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854.065" calcext:value-type="float">
            <text:p>854.065</text:p>
          </table:table-cell>
          <table:table-cell table:formula="of:=VAR([.B77:.D77])" office:value-type="float" office:value="16043.819025" calcext:value-type="float">
            <text:p>16043.819025</text:p>
          </table:table-cell>
          <table:table-cell table:formula="of:=STDEV([.B77:.D77])" office:value-type="float" office:value="126.664197881643" calcext:value-type="float">
            <text:p>126.66419788164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010.93" calcext:value-type="float">
            <text:p>1010.93</text:p>
          </table:table-cell>
          <table:table-cell office:value-type="float" office:value="1118.39" calcext:value-type="float">
            <text:p>1118.39</text:p>
          </table:table-cell>
          <table:table-cell office:value-type="float" office:value="819.471" calcext:value-type="float">
            <text:p>819.471</text:p>
          </table:table-cell>
          <table:table-cell table:formula="of:=VAR([.B78:.D78])" office:value-type="float" office:value="22926.1281403333" calcext:value-type="float">
            <text:p>22926.1281403333</text:p>
          </table:table-cell>
          <table:table-cell table:formula="of:=STDEV([.B78:.D78])" office:value-type="float" office:value="151.41376469903" calcext:value-type="float">
            <text:p>151.4137646990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71.08" calcext:value-type="float">
            <text:p>1071.08</text:p>
          </table:table-cell>
          <table:table-cell office:value-type="float" office:value="830.609" calcext:value-type="float">
            <text:p>830.609</text:p>
          </table:table-cell>
          <table:table-cell office:value-type="float" office:value="760.714" calcext:value-type="float">
            <text:p>760.714</text:p>
          </table:table-cell>
          <table:table-cell table:formula="of:=VAR([.B79:.D79])" office:value-type="float" office:value="26506.4444703333" calcext:value-type="float">
            <text:p>26506.4444703333</text:p>
          </table:table-cell>
          <table:table-cell table:formula="of:=STDEV([.B79:.D79])" office:value-type="float" office:value="162.807998791009" calcext:value-type="float">
            <text:p>162.80799879100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33.031" calcext:value-type="float">
            <text:p>833.031</text:p>
          </table:table-cell>
          <table:table-cell office:value-type="float" office:value="966.767" calcext:value-type="float">
            <text:p>966.767</text:p>
          </table:table-cell>
          <table:table-cell office:value-type="float" office:value="652.389" calcext:value-type="float">
            <text:p>652.389</text:p>
          </table:table-cell>
          <table:table-cell table:formula="of:=VAR([.B80:.D80])" office:value-type="float" office:value="24891.7294573333" calcext:value-type="float">
            <text:p>24891.7294573333</text:p>
          </table:table-cell>
          <table:table-cell table:formula="of:=STDEV([.B80:.D80])" office:value-type="float" office:value="157.771129986868" calcext:value-type="float">
            <text:p>157.771129986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8.553" calcext:value-type="float">
            <text:p>748.553</text:p>
          </table:table-cell>
          <table:table-cell office:value-type="float" office:value="812.254" calcext:value-type="float">
            <text:p>812.254</text:p>
          </table:table-cell>
          <table:table-cell office:value-type="float" office:value="756.565" calcext:value-type="float">
            <text:p>756.565</text:p>
          </table:table-cell>
          <table:table-cell table:formula="of:=VAR([.B81:.D81])" office:value-type="float" office:value="1203.87904433333" calcext:value-type="float">
            <text:p>1203.87904433333</text:p>
          </table:table-cell>
          <table:table-cell table:formula="of:=STDEV([.B81:.D81])" office:value-type="float" office:value="34.6969601598372" calcext:value-type="float">
            <text:p>34.6969601598372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750.235" calcext:value-type="float">
            <text:p>750.235</text:p>
          </table:table-cell>
          <table:table-cell office:value-type="float" office:value="749.69" calcext:value-type="float">
            <text:p>749.69</text:p>
          </table:table-cell>
          <table:table-cell office:value-type="float" office:value="734.217" calcext:value-type="float">
            <text:p>734.217</text:p>
          </table:table-cell>
          <table:table-cell table:formula="of:=VAR([.B82:.D82])" office:value-type="float" office:value="82.7145130000005" calcext:value-type="float">
            <text:p>82.7145130000005</text:p>
          </table:table-cell>
          <table:table-cell table:formula="of:=STDEV([.B82:.D82])" office:value-type="float" office:value="9.09475194823919" calcext:value-type="float">
            <text:p>9.0947519482391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677.706" calcext:value-type="float">
            <text:p>677.706</text:p>
          </table:table-cell>
          <table:table-cell office:value-type="float" office:value="808.56" calcext:value-type="float">
            <text:p>808.56</text:p>
          </table:table-cell>
          <table:table-cell office:value-type="float" office:value="620.86" calcext:value-type="float">
            <text:p>620.86</text:p>
          </table:table-cell>
          <table:table-cell table:formula="of:=VAR([.B83:.D83])" office:value-type="float" office:value="9264.25450533333" calcext:value-type="float">
            <text:p>9264.25450533333</text:p>
          </table:table-cell>
          <table:table-cell table:formula="of:=STDEV([.B83:.D83])" office:value-type="float" office:value="96.2509974251349" calcext:value-type="float">
            <text:p>96.250997425134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677.813" calcext:value-type="float">
            <text:p>677.813</text:p>
          </table:table-cell>
          <table:table-cell office:value-type="float" office:value="620.036" calcext:value-type="float">
            <text:p>620.036</text:p>
          </table:table-cell>
          <table:table-cell office:value-type="float" office:value="529.236" calcext:value-type="float">
            <text:p>529.236</text:p>
          </table:table-cell>
          <table:table-cell table:formula="of:=VAR([.B84:.D84])" office:value-type="float" office:value="5609.65777633333" calcext:value-type="float">
            <text:p>5609.65777633333</text:p>
          </table:table-cell>
          <table:table-cell table:formula="of:=STDEV([.B84:.D84])" office:value-type="float" office:value="74.8976486702576" calcext:value-type="float">
            <text:p>74.897648670257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11.305" calcext:value-type="float">
            <text:p>611.305</text:p>
          </table:table-cell>
          <table:table-cell office:value-type="float" office:value="736.499" calcext:value-type="float">
            <text:p>736.499</text:p>
          </table:table-cell>
          <table:table-cell office:value-type="float" office:value="409.976" calcext:value-type="float">
            <text:p>409.976</text:p>
          </table:table-cell>
          <table:table-cell table:formula="of:=VAR([.B85:.D85])" office:value-type="float" office:value="27137.3622343333" calcext:value-type="float">
            <text:p>27137.3622343333</text:p>
          </table:table-cell>
          <table:table-cell table:formula="of:=STDEV([.B85:.D85])" office:value-type="float" office:value="164.734216950618" calcext:value-type="float">
            <text:p>164.73421695061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51.622" calcext:value-type="float">
            <text:p>651.622</text:p>
          </table:table-cell>
          <table:table-cell office:value-type="float" office:value="669.413" calcext:value-type="float">
            <text:p>669.413</text:p>
          </table:table-cell>
          <table:table-cell office:value-type="float" office:value="474.322" calcext:value-type="float">
            <text:p>474.322</text:p>
          </table:table-cell>
          <table:table-cell table:formula="of:=VAR([.B86:.D86])" office:value-type="float" office:value="11635.3846603333" calcext:value-type="float">
            <text:p>11635.3846603333</text:p>
          </table:table-cell>
          <table:table-cell table:formula="of:=STDEV([.B86:.D86])" office:value-type="float" office:value="107.867440223328" calcext:value-type="float">
            <text:p>107.86744022332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13.959" calcext:value-type="float">
            <text:p>513.959</text:p>
          </table:table-cell>
          <table:table-cell office:value-type="float" office:value="557.282" calcext:value-type="float">
            <text:p>557.282</text:p>
          </table:table-cell>
          <table:table-cell office:value-type="float" office:value="557.177" calcext:value-type="float">
            <text:p>557.177</text:p>
          </table:table-cell>
          <table:table-cell table:formula="of:=VAR([.B87:.D87])" office:value-type="float" office:value="624.114813000002" calcext:value-type="float">
            <text:p>624.114813000002</text:p>
          </table:table-cell>
          <table:table-cell table:formula="of:=STDEV([.B87:.D87])" office:value-type="float" office:value="24.9822899871089" calcext:value-type="float">
            <text:p>24.98228998710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20.276" calcext:value-type="float">
            <text:p>520.276</text:p>
          </table:table-cell>
          <table:table-cell office:value-type="float" office:value="537.602" calcext:value-type="float">
            <text:p>537.602</text:p>
          </table:table-cell>
          <table:table-cell office:value-type="float" office:value="372.705" calcext:value-type="float">
            <text:p>372.705</text:p>
          </table:table-cell>
          <table:table-cell table:formula="of:=VAR([.B88:.D88])" office:value-type="float" office:value="8211.401821" calcext:value-type="float">
            <text:p>8211.401821</text:p>
          </table:table-cell>
          <table:table-cell table:formula="of:=STDEV([.B88:.D88])" office:value-type="float" office:value="90.6167855366764" calcext:value-type="float">
            <text:p>90.616785536676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38.735" calcext:value-type="float">
            <text:p>438.735</text:p>
          </table:table-cell>
          <table:table-cell office:value-type="float" office:value="570.452" calcext:value-type="float">
            <text:p>570.452</text:p>
          </table:table-cell>
          <table:table-cell office:value-type="float" office:value="236.773" calcext:value-type="float">
            <text:p>236.773</text:p>
          </table:table-cell>
          <table:table-cell table:formula="of:=VAR([.B89:.D89])" office:value-type="float" office:value="28246.615429" calcext:value-type="float">
            <text:p>28246.615429</text:p>
          </table:table-cell>
          <table:table-cell table:formula="of:=STDEV([.B89:.D89])" office:value-type="float" office:value="168.06729434664" calcext:value-type="float">
            <text:p>168.0672943466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08.421" calcext:value-type="float">
            <text:p>408.421</text:p>
          </table:table-cell>
          <table:table-cell office:value-type="float" office:value="355.209" calcext:value-type="float">
            <text:p>355.209</text:p>
          </table:table-cell>
          <table:table-cell office:value-type="float" office:value="381.506" calcext:value-type="float">
            <text:p>381.506</text:p>
          </table:table-cell>
          <table:table-cell table:formula="of:=VAR([.B90:.D90])" office:value-type="float" office:value="707.911063" calcext:value-type="float">
            <text:p>707.911063</text:p>
          </table:table-cell>
          <table:table-cell table:formula="of:=STDEV([.B90:.D90])" office:value-type="float" office:value="26.6065981102432" calcext:value-type="float">
            <text:p>26.6065981102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.269" calcext:value-type="float">
            <text:p>314.269</text:p>
          </table:table-cell>
          <table:table-cell office:value-type="float" office:value="430.733" calcext:value-type="float">
            <text:p>430.733</text:p>
          </table:table-cell>
          <table:table-cell office:value-type="float" office:value="322.907" calcext:value-type="float">
            <text:p>322.907</text:p>
          </table:table-cell>
          <table:table-cell table:formula="of:=VAR([.B91:.D91])" office:value-type="float" office:value="4210.82076933333" calcext:value-type="float">
            <text:p>4210.82076933333</text:p>
          </table:table-cell>
          <table:table-cell table:formula="of:=STDEV([.B91:.D91])" office:value-type="float" office:value="64.8908373295748" calcext:value-type="float">
            <text:p>64.890837329574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45.242" calcext:value-type="float">
            <text:p>345.242</text:p>
          </table:table-cell>
          <table:table-cell office:value-type="float" office:value="435.743" calcext:value-type="float">
            <text:p>435.743</text:p>
          </table:table-cell>
          <table:table-cell office:value-type="float" office:value="245.18" calcext:value-type="float">
            <text:p>245.18</text:p>
          </table:table-cell>
          <table:table-cell table:formula="of:=VAR([.B92:.D92])" office:value-type="float" office:value="9086.181969" calcext:value-type="float">
            <text:p>9086.181969</text:p>
          </table:table-cell>
          <table:table-cell table:formula="of:=STDEV([.B92:.D92])" office:value-type="float" office:value="95.3214664648" calcext:value-type="float">
            <text:p>95.321466464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30.519" calcext:value-type="float">
            <text:p>330.519</text:p>
          </table:table-cell>
          <table:table-cell office:value-type="float" office:value="385.552" calcext:value-type="float">
            <text:p>385.552</text:p>
          </table:table-cell>
          <table:table-cell office:value-type="float" office:value="137.727" calcext:value-type="float">
            <text:p>137.727</text:p>
          </table:table-cell>
          <table:table-cell table:formula="of:=VAR([.B93:.D93])" office:value-type="float" office:value="16935.7694963333" calcext:value-type="float">
            <text:p>16935.7694963333</text:p>
          </table:table-cell>
          <table:table-cell table:formula="of:=STDEV([.B93:.D93])" office:value-type="float" office:value="130.137502267153" calcext:value-type="float">
            <text:p>130.13750226715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17.839" calcext:value-type="float">
            <text:p>417.839</text:p>
          </table:table-cell>
          <table:table-cell office:value-type="float" office:value="269.192" calcext:value-type="float">
            <text:p>269.192</text:p>
          </table:table-cell>
          <table:table-cell office:value-type="float" office:value="260.009" calcext:value-type="float">
            <text:p>260.009</text:p>
          </table:table-cell>
          <table:table-cell table:formula="of:=VAR([.B94:.D94])" office:value-type="float" office:value="7848.427833" calcext:value-type="float">
            <text:p>7848.427833</text:p>
          </table:table-cell>
          <table:table-cell table:formula="of:=STDEV([.B94:.D94])" office:value-type="float" office:value="88.5913530374156" calcext:value-type="float">
            <text:p>88.591353037415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234.369" calcext:value-type="float">
            <text:p>234.369</text:p>
          </table:table-cell>
          <table:table-cell office:value-type="float" office:value="206.28" calcext:value-type="float">
            <text:p>206.28</text:p>
          </table:table-cell>
          <table:table-cell table:formula="of:=VAR([.B95:.D95])" office:value-type="float" office:value="1441.142199" calcext:value-type="float">
            <text:p>1441.142199</text:p>
          </table:table-cell>
          <table:table-cell table:formula="of:=STDEV([.B95:.D95])" office:value-type="float" office:value="37.9623787321079" calcext:value-type="float">
            <text:p>37.962378732107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7.106" calcext:value-type="float">
            <text:p>237.106</text:p>
          </table:table-cell>
          <table:table-cell office:value-type="float" office:value="312.802" calcext:value-type="float">
            <text:p>312.802</text:p>
          </table:table-cell>
          <table:table-cell office:value-type="float" office:value="151.853" calcext:value-type="float">
            <text:p>151.853</text:p>
          </table:table-cell>
          <table:table-cell table:formula="of:=VAR([.B96:.D96])" office:value-type="float" office:value="6483.75650433334" calcext:value-type="float">
            <text:p>6483.75650433334</text:p>
          </table:table-cell>
          <table:table-cell table:formula="of:=STDEV([.B96:.D96])" office:value-type="float" office:value="80.5217765845572" calcext:value-type="float">
            <text:p>80.521776584557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59.068" calcext:value-type="float">
            <text:p>259.068</text:p>
          </table:table-cell>
          <table:table-cell office:value-type="float" office:value="306.605" calcext:value-type="float">
            <text:p>306.605</text:p>
          </table:table-cell>
          <table:table-cell office:value-type="float" office:value="153.315" calcext:value-type="float">
            <text:p>153.315</text:p>
          </table:table-cell>
          <table:table-cell table:formula="of:=VAR([.B97:.D97])" office:value-type="float" office:value="6156.88124633333" calcext:value-type="float">
            <text:p>6156.88124633333</text:p>
          </table:table-cell>
          <table:table-cell table:formula="of:=STDEV([.B97:.D97])" office:value-type="float" office:value="78.4657966653837" calcext:value-type="float">
            <text:p>78.465796665383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93.717" calcext:value-type="float">
            <text:p>193.717</text:p>
          </table:table-cell>
          <table:table-cell office:value-type="float" office:value="261.561" calcext:value-type="float">
            <text:p>261.561</text:p>
          </table:table-cell>
          <table:table-cell office:value-type="float" office:value="96.9115" calcext:value-type="float">
            <text:p>96.9115</text:p>
          </table:table-cell>
          <table:table-cell table:formula="of:=VAR([.B98:.D98])" office:value-type="float" office:value="6847.26183608333" calcext:value-type="float">
            <text:p>6847.26183608333</text:p>
          </table:table-cell>
          <table:table-cell table:formula="of:=STDEV([.B98:.D98])" office:value-type="float" office:value="82.7481832796547" calcext:value-type="float">
            <text:p>82.748183279654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95.987" calcext:value-type="float">
            <text:p>195.987</text:p>
          </table:table-cell>
          <table:table-cell office:value-type="float" office:value="322.862" calcext:value-type="float">
            <text:p>322.862</text:p>
          </table:table-cell>
          <table:table-cell office:value-type="float" office:value="166.601" calcext:value-type="float">
            <text:p>166.601</text:p>
          </table:table-cell>
          <table:table-cell table:formula="of:=VAR([.B99:.D99])" office:value-type="float" office:value="6896.38379033334" calcext:value-type="float">
            <text:p>6896.38379033334</text:p>
          </table:table-cell>
          <table:table-cell table:formula="of:=STDEV([.B99:.D99])" office:value-type="float" office:value="83.0444687521893" calcext:value-type="float">
            <text:p>83.04446875218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78.008" calcext:value-type="float">
            <text:p>178.008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108.844" calcext:value-type="float">
            <text:p>108.844</text:p>
          </table:table-cell>
          <table:table-cell table:formula="of:=VAR([.B100:.D100])" office:value-type="float" office:value="2174.730631" calcext:value-type="float">
            <text:p>2174.730631</text:p>
          </table:table-cell>
          <table:table-cell table:formula="of:=STDEV([.B100:.D100])" office:value-type="float" office:value="46.6340072372084" calcext:value-type="float">
            <text:p>46.6340072372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.652" calcext:value-type="float">
            <text:p>209.652</text:p>
          </table:table-cell>
          <table:table-cell office:value-type="float" office:value="179.849" calcext:value-type="float">
            <text:p>179.849</text:p>
          </table:table-cell>
          <table:table-cell office:value-type="float" office:value="119.78" calcext:value-type="float">
            <text:p>119.78</text:p>
          </table:table-cell>
          <table:table-cell table:formula="of:=VAR([.B101:.D101])" office:value-type="float" office:value="2095.57999233333" calcext:value-type="float">
            <text:p>2095.57999233333</text:p>
          </table:table-cell>
          <table:table-cell table:formula="of:=STDEV([.B101:.D101])" office:value-type="float" office:value="45.7775053091945" calcext:value-type="float">
            <text:p>45.777505309194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11.863" calcext:value-type="float">
            <text:p>211.863</text:p>
          </table:table-cell>
          <table:table-cell office:value-type="float" office:value="201.947" calcext:value-type="float">
            <text:p>201.947</text:p>
          </table:table-cell>
          <table:table-cell office:value-type="float" office:value="151.34" calcext:value-type="float">
            <text:p>151.34</text:p>
          </table:table-cell>
          <table:table-cell table:formula="of:=VAR([.B102:.D102])" office:value-type="float" office:value="1053.73817233333" calcext:value-type="float">
            <text:p>1053.73817233333</text:p>
          </table:table-cell>
          <table:table-cell table:formula="of:=STDEV([.B102:.D102])" office:value-type="float" office:value="32.4613334959199" calcext:value-type="float">
            <text:p>32.461333495919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32.598" calcext:value-type="float">
            <text:p>132.598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112.224" calcext:value-type="float">
            <text:p>112.224</text:p>
          </table:table-cell>
          <table:table-cell table:formula="of:=VAR([.B103:.D103])" office:value-type="float" office:value="242.549374333333" calcext:value-type="float">
            <text:p>242.549374333333</text:p>
          </table:table-cell>
          <table:table-cell table:formula="of:=STDEV([.B103:.D103])" office:value-type="float" office:value="15.5739967360127" calcext:value-type="float">
            <text:p>15.573996736012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13.23" calcext:value-type="float">
            <text:p>113.23</text:p>
          </table:table-cell>
          <table:table-cell office:value-type="float" office:value="113.162" calcext:value-type="float">
            <text:p>113.162</text:p>
          </table:table-cell>
          <table:table-cell office:value-type="float" office:value="82.3129" calcext:value-type="float">
            <text:p>82.3129</text:p>
          </table:table-cell>
          <table:table-cell table:formula="of:=VAR([.B104:.D104])" office:value-type="float" office:value="317.923111203333" calcext:value-type="float">
            <text:p>317.923111203333</text:p>
          </table:table-cell>
          <table:table-cell table:formula="of:=STDEV([.B104:.D104])" office:value-type="float" office:value="17.8303985149893" calcext:value-type="float">
            <text:p>17.830398514989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93.5511" calcext:value-type="float">
            <text:p>93.5511</text:p>
          </table:table-cell>
          <table:table-cell office:value-type="float" office:value="103.969" calcext:value-type="float">
            <text:p>103.969</text:p>
          </table:table-cell>
          <table:table-cell office:value-type="float" office:value="124.877" calcext:value-type="float">
            <text:p>124.877</text:p>
          </table:table-cell>
          <table:table-cell table:formula="of:=VAR([.B105:.D105])" office:value-type="float" office:value="254.49818587" calcext:value-type="float">
            <text:p>254.49818587</text:p>
          </table:table-cell>
          <table:table-cell table:formula="of:=STDEV([.B105:.D105])" office:value-type="float" office:value="15.952999275058" calcext:value-type="float">
            <text:p>15.95299927505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94.513" calcext:value-type="float">
            <text:p>94.513</text:p>
          </table:table-cell>
          <table:table-cell office:value-type="float" office:value="83.9643" calcext:value-type="float">
            <text:p>83.9643</text:p>
          </table:table-cell>
          <table:table-cell office:value-type="float" office:value="104.84" calcext:value-type="float">
            <text:p>104.84</text:p>
          </table:table-cell>
          <table:table-cell table:formula="of:=VAR([.B106:.D106])" office:value-type="float" office:value="108.95280853" calcext:value-type="float">
            <text:p>108.95280853</text:p>
          </table:table-cell>
          <table:table-cell table:formula="of:=STDEV([.B106:.D106])" office:value-type="float" office:value="10.4380462027144" calcext:value-type="float">
            <text:p>10.438046202714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6.015" calcext:value-type="float">
            <text:p>106.015</text:p>
          </table:table-cell>
          <table:table-cell office:value-type="float" office:value="127.193" calcext:value-type="float">
            <text:p>127.193</text:p>
          </table:table-cell>
          <table:table-cell office:value-type="float" office:value="42.4369" calcext:value-type="float">
            <text:p>42.4369</text:p>
          </table:table-cell>
          <table:table-cell table:formula="of:=VAR([.B107:.D107])" office:value-type="float" office:value="1945.71316180333" calcext:value-type="float">
            <text:p>1945.71316180333</text:p>
          </table:table-cell>
          <table:table-cell table:formula="of:=STDEV([.B107:.D107])" office:value-type="float" office:value="44.1102387411736" calcext:value-type="float">
            <text:p>44.110238741173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74.8314" calcext:value-type="float">
            <text:p>74.8314</text:p>
          </table:table-cell>
          <table:table-cell office:value-type="float" office:value="64.2126" calcext:value-type="float">
            <text:p>64.2126</text:p>
          </table:table-cell>
          <table:table-cell office:value-type="float" office:value="42.7088" calcext:value-type="float">
            <text:p>42.7088</text:p>
          </table:table-cell>
          <table:table-cell table:formula="of:=VAR([.B108:.D108])" office:value-type="float" office:value="267.838959773333" calcext:value-type="float">
            <text:p>267.838959773333</text:p>
          </table:table-cell>
          <table:table-cell table:formula="of:=STDEV([.B108:.D108])" office:value-type="float" office:value="16.3657862558856" calcext:value-type="float">
            <text:p>16.365786255885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86.4537" calcext:value-type="float">
            <text:p>86.4537</text:p>
          </table:table-cell>
          <table:table-cell office:value-type="float" office:value="75.6962" calcext:value-type="float">
            <text:p>75.6962</text:p>
          </table:table-cell>
          <table:table-cell office:value-type="float" office:value="32.3946" calcext:value-type="float">
            <text:p>32.3946</text:p>
          </table:table-cell>
          <table:table-cell table:formula="of:=VAR([.B109:.D109])" office:value-type="float" office:value="818.856443603334" calcext:value-type="float">
            <text:p>818.856443603334</text:p>
          </table:table-cell>
          <table:table-cell table:formula="of:=STDEV([.B109:.D109])" office:value-type="float" office:value="28.6156677993601" calcext:value-type="float">
            <text:p>28.615667799360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3.6436" calcext:value-type="float">
            <text:p>43.6436</text:p>
          </table:table-cell>
          <table:table-cell office:value-type="float" office:value="76.3767" calcext:value-type="float">
            <text:p>76.3767</text:p>
          </table:table-cell>
          <table:table-cell office:value-type="float" office:value="32.733" calcext:value-type="float">
            <text:p>32.733</text:p>
          </table:table-cell>
          <table:table-cell table:formula="of:=VAR([.B110:.D110])" office:value-type="float" office:value="515.878262943333" calcext:value-type="float">
            <text:p>515.878262943333</text:p>
          </table:table-cell>
          <table:table-cell table:formula="of:=STDEV([.B110:.D110])" office:value-type="float" office:value="22.7129536375905" calcext:value-type="float">
            <text:p>22.71295363759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99" calcext:value-type="float">
            <text:p>65.99</text:p>
          </table:table-cell>
          <table:table-cell office:value-type="float" office:value="44.0174" calcext:value-type="float">
            <text:p>44.0174</text:p>
          </table:table-cell>
          <table:table-cell office:value-type="float" office:value="21.9664" calcext:value-type="float">
            <text:p>21.9664</text:p>
          </table:table-cell>
          <table:table-cell table:formula="of:=VAR([.B111:.D111])" office:value-type="float" office:value="484.519851453333" calcext:value-type="float">
            <text:p>484.519851453333</text:p>
          </table:table-cell>
          <table:table-cell table:formula="of:=STDEV([.B111:.D111])" office:value-type="float" office:value="22.0118116349685" calcext:value-type="float">
            <text:p>22.011811634968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77.639" calcext:value-type="float">
            <text:p>77.639</text:p>
          </table:table-cell>
          <table:table-cell office:value-type="float" office:value="55.5692" calcext:value-type="float">
            <text:p>55.5692</text:p>
          </table:table-cell>
          <table:table-cell office:value-type="float" office:value="33.2242" calcext:value-type="float">
            <text:p>33.2242</text:p>
          </table:table-cell>
          <table:table-cell table:formula="of:=VAR([.B112:.D112])" office:value-type="float" office:value="493.174926013333" calcext:value-type="float">
            <text:p>493.174926013333</text:p>
          </table:table-cell>
          <table:table-cell table:formula="of:=STDEV([.B112:.D112])" office:value-type="float" office:value="22.2075420975247" calcext:value-type="float">
            <text:p>22.207542097524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6.0255" calcext:value-type="float">
            <text:p>56.0255</text:p>
          </table:table-cell>
          <table:table-cell office:value-type="float" office:value="22.4199" calcext:value-type="float">
            <text:p>22.4199</text:p>
          </table:table-cell>
          <table:table-cell office:value-type="float" office:value="33.6173" calcext:value-type="float">
            <text:p>33.6173</text:p>
          </table:table-cell>
          <table:table-cell table:formula="of:=VAR([.B113:.D113])" office:value-type="float" office:value="292.807590893333" calcext:value-type="float">
            <text:p>292.807590893333</text:p>
          </table:table-cell>
          <table:table-cell table:formula="of:=STDEV([.B113:.D113])" office:value-type="float" office:value="17.1116215156055" calcext:value-type="float">
            <text:p>17.111621515605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33.8479" calcext:value-type="float">
            <text:p>33.8479</text:p>
          </table:table-cell>
          <table:table-cell office:value-type="float" office:value="56.5301" calcext:value-type="float">
            <text:p>56.5301</text:p>
          </table:table-cell>
          <table:table-cell office:value-type="float" office:value="11.269" calcext:value-type="float">
            <text:p>11.269</text:p>
          </table:table-cell>
          <table:table-cell table:formula="of:=VAR([.B114:.D114])" office:value-type="float" office:value="512.142682543333" calcext:value-type="float">
            <text:p>512.142682543333</text:p>
          </table:table-cell>
          <table:table-cell table:formula="of:=STDEV([.B114:.D114])" office:value-type="float" office:value="22.6305696469031" calcext:value-type="float">
            <text:p>22.630569646903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.2161" calcext:value-type="float">
            <text:p>34.2161</text:p>
          </table:table-cell>
          <table:table-cell office:value-type="float" office:value="34.2895" calcext:value-type="float">
            <text:p>34.2895</text:p>
          </table:table-cell>
          <table:table-cell office:value-type="float" office:value="0" calcext:value-type="float">
            <text:p>0</text:p>
          </table:table-cell>
          <table:table-cell table:formula="of:=VAR([.B115:.D115])" office:value-type="float" office:value="391.08611617" calcext:value-type="float">
            <text:p>391.08611617</text:p>
          </table:table-cell>
          <table:table-cell table:formula="of:=STDEV([.B115:.D115])" office:value-type="float" office:value="19.7758973543554" calcext:value-type="float">
            <text:p>19.775897354355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3.0078" calcext:value-type="float">
            <text:p>23.0078</text:p>
          </table:table-cell>
          <table:table-cell office:value-type="float" office:value="46.0394" calcext:value-type="float">
            <text:p>46.0394</text:p>
          </table:table-cell>
          <table:table-cell office:value-type="float" office:value="11.516" calcext:value-type="float">
            <text:p>11.516</text:p>
          </table:table-cell>
          <table:table-cell table:formula="of:=VAR([.B116:.D116])" office:value-type="float" office:value="309.06353556" calcext:value-type="float">
            <text:p>309.06353556</text:p>
          </table:table-cell>
          <table:table-cell table:formula="of:=STDEV([.B116:.D116])" office:value-type="float" office:value="17.5802029442211" calcext:value-type="float">
            <text:p>17.580202944221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1.5731" calcext:value-type="float">
            <text:p>11.5731</text:p>
          </table:table-cell>
          <table:table-cell office:value-type="float" office:value="0" calcext:value-type="float">
            <text:p>0</text:p>
          </table:table-cell>
          <table:table-cell office:value-type="float" office:value="58.0534" calcext:value-type="float">
            <text:p>58.0534</text:p>
          </table:table-cell>
          <table:table-cell table:formula="of:=VAR([.B117:.D117])" office:value-type="float" office:value="944.092030543333" calcext:value-type="float">
            <text:p>944.092030543333</text:p>
          </table:table-cell>
          <table:table-cell table:formula="of:=STDEV([.B117:.D117])" office:value-type="float" office:value="30.726080624501" calcext:value-type="float">
            <text:p>30.72608062450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1.7358" calcext:value-type="float">
            <text:p>11.7358</text:p>
          </table:table-cell>
          <table:table-cell office:value-type="float" office:value="23.3409" calcext:value-type="float">
            <text:p>23.3409</text:p>
          </table:table-cell>
          <table:table-cell office:value-type="float" office:value="0" calcext:value-type="float">
            <text:p>0</text:p>
          </table:table-cell>
          <table:table-cell table:formula="of:=VAR([.B118:.D118])" office:value-type="float" office:value="136.200826743333" calcext:value-type="float">
            <text:p>136.200826743333</text:p>
          </table:table-cell>
          <table:table-cell table:formula="of:=STDEV([.B118:.D118])" office:value-type="float" office:value="11.6705109889556" calcext:value-type="float">
            <text:p>11.670510988955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3.6582" calcext:value-type="float">
            <text:p>23.6582</text:p>
          </table:table-cell>
          <table:table-cell office:value-type="float" office:value="35.4108" calcext:value-type="float">
            <text:p>35.4108</text:p>
          </table:table-cell>
          <table:table-cell office:value-type="float" office:value="0" calcext:value-type="float">
            <text:p>0</text:p>
          </table:table-cell>
          <table:table-cell table:formula="of:=VAR([.B119:.D119])" office:value-type="float" office:value="325.293131773333" calcext:value-type="float">
            <text:p>325.293131773333</text:p>
          </table:table-cell>
          <table:table-cell table:formula="of:=STDEV([.B119:.D119])" office:value-type="float" office:value="18.0358845575517" calcext:value-type="float">
            <text:p>18.035884557551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1.9205" calcext:value-type="float">
            <text:p>11.9205</text:p>
          </table:table-cell>
          <table:table-cell office:value-type="float" office:value="35.6803" calcext:value-type="float">
            <text:p>35.6803</text:p>
          </table:table-cell>
          <table:table-cell office:value-type="float" office:value="0" calcext:value-type="float">
            <text:p>0</text:p>
          </table:table-cell>
          <table:table-cell table:formula="of:=VAR([.B120:.D120])" office:value-type="float" office:value="329.951704063333" calcext:value-type="float">
            <text:p>329.951704063333</text:p>
          </table:table-cell>
          <table:table-cell table:formula="of:=STDEV([.B120:.D120])" office:value-type="float" office:value="18.1645727740383" calcext:value-type="float">
            <text:p>18.1645727740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9786" calcext:value-type="float">
            <text:p>11.9786</text:p>
          </table:table-cell>
          <table:table-cell office:value-type="float" office:value="23.9996" calcext:value-type="float">
            <text:p>23.9996</text:p>
          </table:table-cell>
          <table:table-cell office:value-type="float" office:value="23.9827" calcext:value-type="float">
            <text:p>23.9827</text:p>
          </table:table-cell>
          <table:table-cell table:formula="of:=VAR([.B121:.D121])" office:value-type="float" office:value="48.1005239033333" calcext:value-type="float">
            <text:p>48.1005239033333</text:p>
          </table:table-cell>
          <table:table-cell table:formula="of:=STDEV([.B121:.D121])" office:value-type="float" office:value="6.93545412379992" calcext:value-type="float">
            <text:p>6.9354541237999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4.2233" calcext:value-type="float">
            <text:p>24.22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R([.B122:.D122])" office:value-type="float" office:value="195.589420963333" calcext:value-type="float">
            <text:p>195.589420963333</text:p>
          </table:table-cell>
          <table:table-cell table:formula="of:=STDEV([.B122:.D122])" office:value-type="float" office:value="13.9853287756611" calcext:value-type="float">
            <text:p>13.985328775661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2.2484" calcext:value-type="float">
            <text:p>12.2484</text:p>
          </table:table-cell>
          <table:table-cell office:value-type="float" office:value="0" calcext:value-type="float">
            <text:p>0</text:p>
          </table:table-cell>
          <table:table-cell table:formula="of:=VAR([.B123:.D123])" office:value-type="float" office:value="50.00776752" calcext:value-type="float">
            <text:p>50.00776752</text:p>
          </table:table-cell>
          <table:table-cell table:formula="of:=STDEV([.B123:.D123])" office:value-type="float" office:value="7.07161703714221" calcext:value-type="float">
            <text:p>7.0716170371422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12.3459" calcext:value-type="float">
            <text:p>12.3459</text:p>
          </table:table-cell>
          <table:table-cell office:value-type="float" office:value="0" calcext:value-type="float">
            <text:p>0</text:p>
          </table:table-cell>
          <table:table-cell table:formula="of:=VAR([.B124:.D124])" office:value-type="float" office:value="50.80708227" calcext:value-type="float">
            <text:p>50.80708227</text:p>
          </table:table-cell>
          <table:table-cell table:formula="of:=STDEV([.B124:.D124])" office:value-type="float" office:value="7.1279086883882" calcext:value-type="float">
            <text:p>7.127908688388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4.8341" calcext:value-type="float">
            <text:p>24.8341</text:p>
          </table:table-cell>
          <table:table-cell office:value-type="float" office:value="0" calcext:value-type="float">
            <text:p>0</text:p>
          </table:table-cell>
          <table:table-cell office:value-type="float" office:value="24.768" calcext:value-type="float">
            <text:p>24.768</text:p>
          </table:table-cell>
          <table:table-cell table:formula="of:=VAR([.B125:.D125])" office:value-type="float" office:value="205.031786003333" calcext:value-type="float">
            <text:p>205.031786003333</text:p>
          </table:table-cell>
          <table:table-cell table:formula="of:=STDEV([.B125:.D125])" office:value-type="float" office:value="14.3189310356372" calcext:value-type="float">
            <text:p>14.318931035637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.112" calcext:value-type="float">
            <text:p>25.112</text:p>
          </table:table-cell>
          <table:table-cell office:value-type="float" office:value="12.4866" calcext:value-type="float">
            <text:p>12.4866</text:p>
          </table:table-cell>
          <table:table-cell office:value-type="float" office:value="0" calcext:value-type="float">
            <text:p>0</text:p>
          </table:table-cell>
          <table:table-cell table:formula="of:=VAR([.B126:.D126])" office:value-type="float" office:value="157.654741453333" calcext:value-type="float">
            <text:p>157.654741453333</text:p>
          </table:table-cell>
          <table:table-cell table:formula="of:=STDEV([.B126:.D126])" office:value-type="float" office:value="12.5560639315565" calcext:value-type="float">
            <text:p>12.556063931556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5.3312" calcext:value-type="float">
            <text:p>25.3312</text:p>
          </table:table-cell>
          <table:table-cell office:value-type="float" office:value="25.2061" calcext:value-type="float">
            <text:p>25.2061</text:p>
          </table:table-cell>
          <table:table-cell office:value-type="float" office:value="0" calcext:value-type="float">
            <text:p>0</text:p>
          </table:table-cell>
          <table:table-cell table:formula="of:=VAR([.B127:.D127])" office:value-type="float" office:value="212.838803443333" calcext:value-type="float">
            <text:p>212.838803443333</text:p>
          </table:table-cell>
          <table:table-cell table:formula="of:=STDEV([.B127:.D127])" office:value-type="float" office:value="14.5889959710507" calcext:value-type="float">
            <text:p>14.588995971050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0" calcext:value-type="float">
            <text:p>0</text:p>
          </table:table-cell>
          <table:table-cell office:value-type="float" office:value="12.7582" calcext:value-type="float">
            <text:p>12.7582</text:p>
          </table:table-cell>
          <table:table-cell table:formula="of:=VAR([.B128:.D128])" office:value-type="float" office:value="54.1320568633333" calcext:value-type="float">
            <text:p>54.1320568633333</text:p>
          </table:table-cell>
          <table:table-cell table:formula="of:=STDEV([.B128:.D128])" office:value-type="float" office:value="7.35744907310498" calcext:value-type="float">
            <text:p>7.3574490731049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29:.D129])" office:value-type="float" office:value="0" calcext:value-type="float">
            <text:p>0</text:p>
          </table:table-cell>
          <table:table-cell table:formula="of:=STDEV([.B129:.D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0:.D130])" office:value-type="float" office:value="0" calcext:value-type="float">
            <text:p>0</text:p>
          </table:table-cell>
          <table:table-cell table:formula="of:=STDEV([.B130:.D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0063" calcext:value-type="float">
            <text:p>13.00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R([.B131:.D131])" office:value-type="float" office:value="56.3879465633333" calcext:value-type="float">
            <text:p>56.3879465633333</text:p>
          </table:table-cell>
          <table:table-cell table:formula="of:=STDEV([.B131:.D131])" office:value-type="float" office:value="7.50919080616103" calcext:value-type="float">
            <text:p>7.5091908061610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704" calcext:value-type="float">
            <text:p>13.17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R([.B132:.D132])" office:value-type="float" office:value="57.8198120533333" calcext:value-type="float">
            <text:p>57.8198120533333</text:p>
          </table:table-cell>
          <table:table-cell table:formula="of:=STDEV([.B132:.D132])" office:value-type="float" office:value="7.60393398533505" calcext:value-type="float">
            <text:p>7.6039339853350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3:.D133])" office:value-type="float" office:value="0" calcext:value-type="float">
            <text:p>0</text:p>
          </table:table-cell>
          <table:table-cell table:formula="of:=STDEV([.B133:.D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3.3144" calcext:value-type="float">
            <text:p>13.3144</text:p>
          </table:table-cell>
          <table:table-cell office:value-type="float" office:value="26.5998" calcext:value-type="float">
            <text:p>26.5998</text:p>
          </table:table-cell>
          <table:table-cell office:value-type="float" office:value="0" calcext:value-type="float">
            <text:p>0</text:p>
          </table:table-cell>
          <table:table-cell table:formula="of:=VAR([.B134:.D134])" office:value-type="float" office:value="176.887410093333" calcext:value-type="float">
            <text:p>176.887410093333</text:p>
          </table:table-cell>
          <table:table-cell table:formula="of:=STDEV([.B134:.D134])" office:value-type="float" office:value="13.2999026347313" calcext:value-type="float">
            <text:p>13.299902634731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5:.D135])" office:value-type="float" office:value="0" calcext:value-type="float">
            <text:p>0</text:p>
          </table:table-cell>
          <table:table-cell table:formula="of:=STDEV([.B135:.D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6:.D136])" office:value-type="float" office:value="0" calcext:value-type="float">
            <text:p>0</text:p>
          </table:table-cell>
          <table:table-cell table:formula="of:=STDEV([.B136:.D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7:.D137])" office:value-type="float" office:value="0" calcext:value-type="float">
            <text:p>0</text:p>
          </table:table-cell>
          <table:table-cell table:formula="of:=STDEV([.B137:.D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38:.D138])" office:value-type="float" office:value="0" calcext:value-type="float">
            <text:p>0</text:p>
          </table:table-cell>
          <table:table-cell table:formula="of:=STDEV([.B138:.D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3.8776" calcext:value-type="float">
            <text:p>13.8776</text:p>
          </table:table-cell>
          <table:table-cell office:value-type="float" office:value="0" calcext:value-type="float">
            <text:p>0</text:p>
          </table:table-cell>
          <table:table-cell table:formula="of:=VAR([.B139:.D139])" office:value-type="float" office:value="64.1959272533333" calcext:value-type="float">
            <text:p>64.1959272533333</text:p>
          </table:table-cell>
          <table:table-cell table:formula="of:=STDEV([.B139:.D139])" office:value-type="float" office:value="8.01223609570595" calcext:value-type="float">
            <text:p>8.0122360957059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AR([.B140:.D140])" office:value-type="float" office:value="0" calcext:value-type="float">
            <text:p>0</text:p>
          </table:table-cell>
          <table:table-cell table:formula="of:=STDEV([.B140:.D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687" calcext:value-type="float">
            <text:p>28.9687</text:p>
          </table:table-cell>
          <table:table-cell office:value-type="float" office:value="15.4071" calcext:value-type="float">
            <text:p>15.4071</text:p>
          </table:table-cell>
          <table:table-cell office:value-type="float" office:value="16.6289" calcext:value-type="float">
            <text:p>16.6289</text:p>
          </table:table-cell>
          <table:table-cell table:formula="of:=VAR([.B141:.D141])" office:value-type="float" office:value="56.28007564" calcext:value-type="float">
            <text:p>56.28007564</text:p>
          </table:table-cell>
          <table:table-cell table:formula="of:=STDEV([.B141:.D141])" office:value-type="float" office:value="7.50200477472522" calcext:value-type="float">
            <text:p>7.50200477472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9:02:43.102057689</meta:creation-date>
    <dc:date>2019-11-02T10:30:34.323740223</dc:date>
    <meta:editing-duration>PT16M59S</meta:editing-duration>
    <meta:editing-cycles>1</meta:editing-cycles>
    <meta:document-statistic meta:table-count="1" meta:cell-count="846" meta:object-count="6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524cm" svg:height="26.987cm" xlink:href=".." xlink:type="simple" chart:class="chart:bar" chart:style-name="ch1">
        <chart:legend chart:legend-position="end" svg:x="45.261cm" svg:y="12.696cm" style:legend-expansion="high" chart:style-name="ch2"/>
        <chart:plot-area chart:style-name="ch3" table:cell-range-address="Sheet1.A1:Sheet1.D141" chart:data-source-has-labels="both" svg:x="0.95cm" svg:y="0.539cm" svg:width="43.361cm" svg:height="25.909cm">
          <chartooo:coordinate-region svg:x="1.942cm" svg:y="0.691cm" svg:width="42.369cm" svg:height="24.712cm"/>
          <chart:axis chart:dimension="x" chart:name="primary-x" chart:style-name="ch4" chartooo:axis-type="auto">
            <chartooo:date-scale/>
            <chart:categories table:cell-range-address="Sheet1.A2:Sheet1.A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1" chart:label-cell-address="Sheet1.B1:Sheet1.B1" chart:class="chart:bar">
            <chart:data-point chart:repeated="140"/>
          </chart:series>
          <chart:series chart:style-name="ch8" chart:values-cell-range-address="Sheet1.C2:Sheet1.C141" chart:label-cell-address="Sheet1.C1:Sheet1.C1" chart:class="chart:bar">
            <chart:data-point chart:repeated="140"/>
          </chart:series>
          <chart:series chart:style-name="ch9" chart:values-cell-range-address="Sheet1.D2:Sheet1.D141" chart:label-cell-address="Sheet1.D1:Sheet1.D1" chart:class="chart:bar">
            <chart:data-point chart:repeated="1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  <draw:g>
                  <svg:desc>Sheet1.B1:Sheet1.B1</svg:desc>
                </draw:g>
              </table:table-cell>
              <table:table-cell office:value-type="string">
                <text:p>Livermore</text:p>
                <draw:g>
                  <svg:desc>Sheet1.C1:Sheet1.C1</svg:desc>
                </draw:g>
              </table:table-cell>
              <table:table-cell office:value-type="string">
                <text:p>Penelop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B2:Sheet1.B141</svg:desc>
                </draw:g>
              </table:table-cell>
              <table:table-cell office:value-type="float" office:value="0">
                <text:p>0</text:p>
                <draw:g>
                  <svg:desc>Sheet1.C2:Sheet1.C141</svg:desc>
                </draw:g>
              </table:table-cell>
              <table:table-cell office:value-type="float" office:value="0">
                <text:p>0</text:p>
                <draw:g>
                  <svg:desc>Sheet1.D2:Sheet1.D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60.12">
                <text:p>1360.12</text:p>
              </table:table-cell>
              <table:table-cell office:value-type="float" office:value="1341.8">
                <text:p>1341.8</text:p>
              </table:table-cell>
              <table:table-cell office:value-type="float" office:value="1289.73">
                <text:p>1289.7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290.72">
                <text:p>5290.72</text:p>
              </table:table-cell>
              <table:table-cell office:value-type="float" office:value="5131.11">
                <text:p>5131.11</text:p>
              </table:table-cell>
              <table:table-cell office:value-type="float" office:value="5082.97">
                <text:p>5082.9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655.59">
                <text:p>4655.59</text:p>
              </table:table-cell>
              <table:table-cell office:value-type="float" office:value="4502.64">
                <text:p>4502.64</text:p>
              </table:table-cell>
              <table:table-cell office:value-type="float" office:value="4600.99">
                <text:p>4600.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73.99">
                <text:p>4273.99</text:p>
              </table:table-cell>
              <table:table-cell office:value-type="float" office:value="4059.49">
                <text:p>4059.49</text:p>
              </table:table-cell>
              <table:table-cell office:value-type="float" office:value="4223.51">
                <text:p>4223.5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905.16">
                <text:p>3905.16</text:p>
              </table:table-cell>
              <table:table-cell office:value-type="float" office:value="3556.92">
                <text:p>3556.92</text:p>
              </table:table-cell>
              <table:table-cell office:value-type="float" office:value="3953.29">
                <text:p>3953.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601.52">
                <text:p>3601.52</text:p>
              </table:table-cell>
              <table:table-cell office:value-type="float" office:value="3273.52">
                <text:p>3273.52</text:p>
              </table:table-cell>
              <table:table-cell office:value-type="float" office:value="3479.21">
                <text:p>3479.2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379.39">
                <text:p>3379.39</text:p>
              </table:table-cell>
              <table:table-cell office:value-type="float" office:value="3056.57">
                <text:p>3056.57</text:p>
              </table:table-cell>
              <table:table-cell office:value-type="float" office:value="3361.18">
                <text:p>3361.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016.83">
                <text:p>3016.83</text:p>
              </table:table-cell>
              <table:table-cell office:value-type="float" office:value="2723.75">
                <text:p>2723.75</text:p>
              </table:table-cell>
              <table:table-cell office:value-type="float" office:value="3290.72">
                <text:p>3290.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862.12">
                <text:p>2862.12</text:p>
              </table:table-cell>
              <table:table-cell office:value-type="float" office:value="2613.51">
                <text:p>2613.51</text:p>
              </table:table-cell>
              <table:table-cell office:value-type="float" office:value="2887.74">
                <text:p>2887.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7.47">
                <text:p>2747.47</text:p>
              </table:table-cell>
              <table:table-cell office:value-type="float" office:value="2291.02">
                <text:p>2291.02</text:p>
              </table:table-cell>
              <table:table-cell office:value-type="float" office:value="2799.31">
                <text:p>2799.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626.97">
                <text:p>2626.97</text:p>
              </table:table-cell>
              <table:table-cell office:value-type="float" office:value="2366.41">
                <text:p>2366.41</text:p>
              </table:table-cell>
              <table:table-cell office:value-type="float" office:value="2644.45">
                <text:p>2644.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125.75">
                <text:p>3125.75</text:p>
              </table:table-cell>
              <table:table-cell office:value-type="float" office:value="2983.52">
                <text:p>2983.52</text:p>
              </table:table-cell>
              <table:table-cell office:value-type="float" office:value="2880.5">
                <text:p>2880.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541.25">
                <text:p>3541.25</text:p>
              </table:table-cell>
              <table:table-cell office:value-type="float" office:value="3345.37">
                <text:p>3345.37</text:p>
              </table:table-cell>
              <table:table-cell office:value-type="float" office:value="3222.36">
                <text:p>3222.3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839.15">
                <text:p>3839.15</text:p>
              </table:table-cell>
              <table:table-cell office:value-type="float" office:value="3551.81">
                <text:p>3551.81</text:p>
              </table:table-cell>
              <table:table-cell office:value-type="float" office:value="3575.13">
                <text:p>3575.1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167.67">
                <text:p>4167.67</text:p>
              </table:table-cell>
              <table:table-cell office:value-type="float" office:value="3712.85">
                <text:p>3712.85</text:p>
              </table:table-cell>
              <table:table-cell office:value-type="float" office:value="3755.51">
                <text:p>3755.5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4082.01">
                <text:p>4082.01</text:p>
              </table:table-cell>
              <table:table-cell office:value-type="float" office:value="4138.79">
                <text:p>4138.79</text:p>
              </table:table-cell>
              <table:table-cell office:value-type="float" office:value="3758.33">
                <text:p>3758.3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4202.66">
                <text:p>4202.66</text:p>
              </table:table-cell>
              <table:table-cell office:value-type="float" office:value="3858.27">
                <text:p>3858.27</text:p>
              </table:table-cell>
              <table:table-cell office:value-type="float" office:value="3655.69">
                <text:p>3655.6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988.69">
                <text:p>3988.69</text:p>
              </table:table-cell>
              <table:table-cell office:value-type="float" office:value="3774.6">
                <text:p>3774.6</text:p>
              </table:table-cell>
              <table:table-cell office:value-type="float" office:value="3352.89">
                <text:p>3352.8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833.97">
                <text:p>3833.97</text:p>
              </table:table-cell>
              <table:table-cell office:value-type="float" office:value="3743.13">
                <text:p>3743.13</text:p>
              </table:table-cell>
              <table:table-cell office:value-type="float" office:value="3613.6">
                <text:p>361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48.03">
                <text:p>3948.03</text:p>
              </table:table-cell>
              <table:table-cell office:value-type="float" office:value="3740.58">
                <text:p>3740.58</text:p>
              </table:table-cell>
              <table:table-cell office:value-type="float" office:value="3486.25">
                <text:p>3486.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758.55">
                <text:p>3758.55</text:p>
              </table:table-cell>
              <table:table-cell office:value-type="float" office:value="3721.15">
                <text:p>3721.15</text:p>
              </table:table-cell>
              <table:table-cell office:value-type="float" office:value="3537.25">
                <text:p>3537.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784.2">
                <text:p>3784.2</text:p>
              </table:table-cell>
              <table:table-cell office:value-type="float" office:value="3658.95">
                <text:p>3658.95</text:p>
              </table:table-cell>
              <table:table-cell office:value-type="float" office:value="3236.95">
                <text:p>3236.9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796.72">
                <text:p>3796.72</text:p>
              </table:table-cell>
              <table:table-cell office:value-type="float" office:value="3478.59">
                <text:p>3478.59</text:p>
              </table:table-cell>
              <table:table-cell office:value-type="float" office:value="3297.94">
                <text:p>3297.9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738.65">
                <text:p>3738.65</text:p>
              </table:table-cell>
              <table:table-cell office:value-type="float" office:value="3670.05">
                <text:p>3670.05</text:p>
              </table:table-cell>
              <table:table-cell office:value-type="float" office:value="3445.69">
                <text:p>3445.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748.19">
                <text:p>3748.19</text:p>
              </table:table-cell>
              <table:table-cell office:value-type="float" office:value="3473.64">
                <text:p>3473.64</text:p>
              </table:table-cell>
              <table:table-cell office:value-type="float" office:value="3102.48">
                <text:p>3102.4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691.71">
                <text:p>3691.71</text:p>
              </table:table-cell>
              <table:table-cell office:value-type="float" office:value="3538.7">
                <text:p>3538.7</text:p>
              </table:table-cell>
              <table:table-cell office:value-type="float" office:value="3296.12">
                <text:p>3296.1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569.21">
                <text:p>3569.21</text:p>
              </table:table-cell>
              <table:table-cell office:value-type="float" office:value="3622.78">
                <text:p>3622.78</text:p>
              </table:table-cell>
              <table:table-cell office:value-type="float" office:value="3107.39">
                <text:p>3107.3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599.42">
                <text:p>3599.42</text:p>
              </table:table-cell>
              <table:table-cell office:value-type="float" office:value="3370.02">
                <text:p>3370.02</text:p>
              </table:table-cell>
              <table:table-cell office:value-type="float" office:value="3165.39">
                <text:p>3165.3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674.83">
                <text:p>3674.83</text:p>
              </table:table-cell>
              <table:table-cell office:value-type="float" office:value="3469">
                <text:p>3469</text:p>
              </table:table-cell>
              <table:table-cell office:value-type="float" office:value="2932.82">
                <text:p>2932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67.25">
                <text:p>3667.25</text:p>
              </table:table-cell>
              <table:table-cell office:value-type="float" office:value="3241.4">
                <text:p>3241.4</text:p>
              </table:table-cell>
              <table:table-cell office:value-type="float" office:value="2856.75">
                <text:p>2856.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32.71">
                <text:p>3332.71</text:p>
              </table:table-cell>
              <table:table-cell office:value-type="float" office:value="3321.6">
                <text:p>3321.6</text:p>
              </table:table-cell>
              <table:table-cell office:value-type="float" office:value="2732.1">
                <text:p>2732.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35.5">
                <text:p>3435.5</text:p>
              </table:table-cell>
              <table:table-cell office:value-type="float" office:value="3363.05">
                <text:p>3363.05</text:p>
              </table:table-cell>
              <table:table-cell office:value-type="float" office:value="2875.92">
                <text:p>2875.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338.15">
                <text:p>3338.15</text:p>
              </table:table-cell>
              <table:table-cell office:value-type="float" office:value="3193.05">
                <text:p>3193.05</text:p>
              </table:table-cell>
              <table:table-cell office:value-type="float" office:value="2841.35">
                <text:p>2841.3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256.54">
                <text:p>3256.54</text:p>
              </table:table-cell>
              <table:table-cell office:value-type="float" office:value="3326.75">
                <text:p>3326.75</text:p>
              </table:table-cell>
              <table:table-cell office:value-type="float" office:value="2862.16">
                <text:p>2862.1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31.8">
                <text:p>3031.8</text:p>
              </table:table-cell>
              <table:table-cell office:value-type="float" office:value="2860.02">
                <text:p>2860.02</text:p>
              </table:table-cell>
              <table:table-cell office:value-type="float" office:value="2912.9">
                <text:p>2912.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380.53">
                <text:p>3380.53</text:p>
              </table:table-cell>
              <table:table-cell office:value-type="float" office:value="2973.97">
                <text:p>2973.97</text:p>
              </table:table-cell>
              <table:table-cell office:value-type="float" office:value="2690.68">
                <text:p>2690.6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050.49">
                <text:p>3050.49</text:p>
              </table:table-cell>
              <table:table-cell office:value-type="float" office:value="2986.71">
                <text:p>2986.71</text:p>
              </table:table-cell>
              <table:table-cell office:value-type="float" office:value="2636.16">
                <text:p>2636.1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886.8">
                <text:p>2886.8</text:p>
              </table:table-cell>
              <table:table-cell office:value-type="float" office:value="2966.53">
                <text:p>2966.53</text:p>
              </table:table-cell>
              <table:table-cell office:value-type="float" office:value="2477.87">
                <text:p>2477.8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843.09">
                <text:p>2843.09</text:p>
              </table:table-cell>
              <table:table-cell office:value-type="float" office:value="2783.96">
                <text:p>2783.96</text:p>
              </table:table-cell>
              <table:table-cell office:value-type="float" office:value="2399.36">
                <text:p>2399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78.72">
                <text:p>2878.72</text:p>
              </table:table-cell>
              <table:table-cell office:value-type="float" office:value="2622.1">
                <text:p>2622.1</text:p>
              </table:table-cell>
              <table:table-cell office:value-type="float" office:value="2435.49">
                <text:p>2435.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032.4">
                <text:p>3032.4</text:p>
              </table:table-cell>
              <table:table-cell office:value-type="float" office:value="2569.9">
                <text:p>2569.9</text:p>
              </table:table-cell>
              <table:table-cell office:value-type="float" office:value="2088.48">
                <text:p>2088.4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842.11">
                <text:p>2842.11</text:p>
              </table:table-cell>
              <table:table-cell office:value-type="float" office:value="2566.71">
                <text:p>2566.71</text:p>
              </table:table-cell>
              <table:table-cell office:value-type="float" office:value="2177.27">
                <text:p>2177.2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664.33">
                <text:p>2664.33</text:p>
              </table:table-cell>
              <table:table-cell office:value-type="float" office:value="2466.14">
                <text:p>2466.14</text:p>
              </table:table-cell>
              <table:table-cell office:value-type="float" office:value="2156.75">
                <text:p>2156.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556.17">
                <text:p>2556.17</text:p>
              </table:table-cell>
              <table:table-cell office:value-type="float" office:value="2328.27">
                <text:p>2328.27</text:p>
              </table:table-cell>
              <table:table-cell office:value-type="float" office:value="1895.26">
                <text:p>1895.2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442.43">
                <text:p>2442.43</text:p>
              </table:table-cell>
              <table:table-cell office:value-type="float" office:value="2539.51">
                <text:p>2539.51</text:p>
              </table:table-cell>
              <table:table-cell office:value-type="float" office:value="1916.13">
                <text:p>1916.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333.22">
                <text:p>2333.22</text:p>
              </table:table-cell>
              <table:table-cell office:value-type="float" office:value="2216.48">
                <text:p>2216.48</text:p>
              </table:table-cell>
              <table:table-cell office:value-type="float" office:value="1896.35">
                <text:p>1896.3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133.57">
                <text:p>2133.57</text:p>
              </table:table-cell>
              <table:table-cell office:value-type="float" office:value="2082.38">
                <text:p>2082.38</text:p>
              </table:table-cell>
              <table:table-cell office:value-type="float" office:value="1875.18">
                <text:p>1875.1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229.8">
                <text:p>2229.8</text:p>
              </table:table-cell>
              <table:table-cell office:value-type="float" office:value="2069.66">
                <text:p>2069.66</text:p>
              </table:table-cell>
              <table:table-cell office:value-type="float" office:value="1840.2">
                <text:p>1840.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029.54">
                <text:p>2029.54</text:p>
              </table:table-cell>
              <table:table-cell office:value-type="float" office:value="1913.28">
                <text:p>1913.28</text:p>
              </table:table-cell>
              <table:table-cell office:value-type="float" office:value="1830.69">
                <text:p>1830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01.74">
                <text:p>2201.74</text:p>
              </table:table-cell>
              <table:table-cell office:value-type="float" office:value="1886.71">
                <text:p>1886.71</text:p>
              </table:table-cell>
              <table:table-cell office:value-type="float" office:value="1584.82">
                <text:p>1584.8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137.08">
                <text:p>2137.08</text:p>
              </table:table-cell>
              <table:table-cell office:value-type="float" office:value="1804.94">
                <text:p>1804.94</text:p>
              </table:table-cell>
              <table:table-cell office:value-type="float" office:value="1636.16">
                <text:p>1636.1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51.07">
                <text:p>1651.07</text:p>
              </table:table-cell>
              <table:table-cell office:value-type="float" office:value="1895.98">
                <text:p>1895.98</text:p>
              </table:table-cell>
              <table:table-cell office:value-type="float" office:value="1577.28">
                <text:p>1577.2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909.41">
                <text:p>1909.41</text:p>
              </table:table-cell>
              <table:table-cell office:value-type="float" office:value="1784.15">
                <text:p>1784.15</text:p>
              </table:table-cell>
              <table:table-cell office:value-type="float" office:value="1435.41">
                <text:p>1435.4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623.46">
                <text:p>1623.46</text:p>
              </table:table-cell>
              <table:table-cell office:value-type="float" office:value="1877.36">
                <text:p>1877.36</text:p>
              </table:table-cell>
              <table:table-cell office:value-type="float" office:value="1502.82">
                <text:p>1502.8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700.61">
                <text:p>1700.61</text:p>
              </table:table-cell>
              <table:table-cell office:value-type="float" office:value="1662.39">
                <text:p>1662.39</text:p>
              </table:table-cell>
              <table:table-cell office:value-type="float" office:value="1468.68">
                <text:p>1468.6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668.06">
                <text:p>1668.06</text:p>
              </table:table-cell>
              <table:table-cell office:value-type="float" office:value="1490.88">
                <text:p>1490.88</text:p>
              </table:table-cell>
              <table:table-cell office:value-type="float" office:value="1387.14">
                <text:p>1387.1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561.69">
                <text:p>1561.69</text:p>
              </table:table-cell>
              <table:table-cell office:value-type="float" office:value="1695.13">
                <text:p>1695.13</text:p>
              </table:table-cell>
              <table:table-cell office:value-type="float" office:value="1309.11">
                <text:p>1309.1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31.63">
                <text:p>1531.63</text:p>
              </table:table-cell>
              <table:table-cell office:value-type="float" office:value="1470.68">
                <text:p>1470.68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445.2">
                <text:p>1445.2</text:p>
              </table:table-cell>
              <table:table-cell office:value-type="float" office:value="1382.99">
                <text:p>1382.99</text:p>
              </table:table-cell>
              <table:table-cell office:value-type="float" office:value="1266.74">
                <text:p>1266.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7.07">
                <text:p>1237.07</text:p>
              </table:table-cell>
              <table:table-cell office:value-type="float" office:value="1438.53">
                <text:p>1438.53</text:p>
              </table:table-cell>
              <table:table-cell office:value-type="float" office:value="1153.62">
                <text:p>1153.6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212.57">
                <text:p>1212.57</text:p>
              </table:table-cell>
              <table:table-cell office:value-type="float" office:value="1480.75">
                <text:p>1480.75</text:p>
              </table:table-cell>
              <table:table-cell office:value-type="float" office:value="1099.52">
                <text:p>1099.5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329.55">
                <text:p>1329.55</text:p>
              </table:table-cell>
              <table:table-cell office:value-type="float" office:value="1451.5">
                <text:p>1451.5</text:p>
              </table:table-cell>
              <table:table-cell office:value-type="float" office:value="1080.39">
                <text:p>1080.3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290.94">
                <text:p>1290.94</text:p>
              </table:table-cell>
              <table:table-cell office:value-type="float" office:value="1291.23">
                <text:p>1291.23</text:p>
              </table:table-cell>
              <table:table-cell office:value-type="float" office:value="1014.92">
                <text:p>1014.9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088.14">
                <text:p>1088.14</text:p>
              </table:table-cell>
              <table:table-cell office:value-type="float" office:value="1184.1">
                <text:p>1184.1</text:p>
              </table:table-cell>
              <table:table-cell office:value-type="float" office:value="889.844">
                <text:p>889.84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05.9">
                <text:p>1005.9</text:p>
              </table:table-cell>
              <table:table-cell office:value-type="float" office:value="1059.11">
                <text:p>1059.11</text:p>
              </table:table-cell>
              <table:table-cell office:value-type="float" office:value="849.973">
                <text:p>849.97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102.75">
                <text:p>1102.75</text:p>
              </table:table-cell>
              <table:table-cell office:value-type="float" office:value="1020.22">
                <text:p>1020.22</text:p>
              </table:table-cell>
              <table:table-cell office:value-type="float" office:value="854.065">
                <text:p>854.06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010.93">
                <text:p>1010.93</text:p>
              </table:table-cell>
              <table:table-cell office:value-type="float" office:value="1118.39">
                <text:p>1118.39</text:p>
              </table:table-cell>
              <table:table-cell office:value-type="float" office:value="819.471">
                <text:p>819.47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71.08">
                <text:p>1071.08</text:p>
              </table:table-cell>
              <table:table-cell office:value-type="float" office:value="830.609">
                <text:p>830.609</text:p>
              </table:table-cell>
              <table:table-cell office:value-type="float" office:value="760.714">
                <text:p>760.71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33.031">
                <text:p>833.031</text:p>
              </table:table-cell>
              <table:table-cell office:value-type="float" office:value="966.767">
                <text:p>966.767</text:p>
              </table:table-cell>
              <table:table-cell office:value-type="float" office:value="652.389">
                <text:p>652.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8.553">
                <text:p>748.553</text:p>
              </table:table-cell>
              <table:table-cell office:value-type="float" office:value="812.254">
                <text:p>812.254</text:p>
              </table:table-cell>
              <table:table-cell office:value-type="float" office:value="756.565">
                <text:p>756.56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750.235">
                <text:p>750.235</text:p>
              </table:table-cell>
              <table:table-cell office:value-type="float" office:value="749.69">
                <text:p>749.69</text:p>
              </table:table-cell>
              <table:table-cell office:value-type="float" office:value="734.217">
                <text:p>734.21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7.706">
                <text:p>677.706</text:p>
              </table:table-cell>
              <table:table-cell office:value-type="float" office:value="808.56">
                <text:p>808.56</text:p>
              </table:table-cell>
              <table:table-cell office:value-type="float" office:value="620.86">
                <text:p>620.8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77.813">
                <text:p>677.813</text:p>
              </table:table-cell>
              <table:table-cell office:value-type="float" office:value="620.036">
                <text:p>620.036</text:p>
              </table:table-cell>
              <table:table-cell office:value-type="float" office:value="529.236">
                <text:p>529.2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11.305">
                <text:p>611.305</text:p>
              </table:table-cell>
              <table:table-cell office:value-type="float" office:value="736.499">
                <text:p>736.499</text:p>
              </table:table-cell>
              <table:table-cell office:value-type="float" office:value="409.976">
                <text:p>409.97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51.622">
                <text:p>651.622</text:p>
              </table:table-cell>
              <table:table-cell office:value-type="float" office:value="669.413">
                <text:p>669.413</text:p>
              </table:table-cell>
              <table:table-cell office:value-type="float" office:value="474.322">
                <text:p>474.32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3.959">
                <text:p>513.959</text:p>
              </table:table-cell>
              <table:table-cell office:value-type="float" office:value="557.282">
                <text:p>557.282</text:p>
              </table:table-cell>
              <table:table-cell office:value-type="float" office:value="557.177">
                <text:p>557.17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20.276">
                <text:p>520.276</text:p>
              </table:table-cell>
              <table:table-cell office:value-type="float" office:value="537.602">
                <text:p>537.602</text:p>
              </table:table-cell>
              <table:table-cell office:value-type="float" office:value="372.705">
                <text:p>372.70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38.735">
                <text:p>438.735</text:p>
              </table:table-cell>
              <table:table-cell office:value-type="float" office:value="570.452">
                <text:p>570.452</text:p>
              </table:table-cell>
              <table:table-cell office:value-type="float" office:value="236.773">
                <text:p>236.77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408.421">
                <text:p>408.421</text:p>
              </table:table-cell>
              <table:table-cell office:value-type="float" office:value="355.209">
                <text:p>355.209</text:p>
              </table:table-cell>
              <table:table-cell office:value-type="float" office:value="381.506">
                <text:p>381.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4.269">
                <text:p>314.269</text:p>
              </table:table-cell>
              <table:table-cell office:value-type="float" office:value="430.733">
                <text:p>430.733</text:p>
              </table:table-cell>
              <table:table-cell office:value-type="float" office:value="322.907">
                <text:p>322.907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45.242">
                <text:p>345.242</text:p>
              </table:table-cell>
              <table:table-cell office:value-type="float" office:value="435.743">
                <text:p>435.743</text:p>
              </table:table-cell>
              <table:table-cell office:value-type="float" office:value="245.18">
                <text:p>245.1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30.519">
                <text:p>330.519</text:p>
              </table:table-cell>
              <table:table-cell office:value-type="float" office:value="385.552">
                <text:p>385.552</text:p>
              </table:table-cell>
              <table:table-cell office:value-type="float" office:value="137.727">
                <text:p>137.72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17.839">
                <text:p>417.839</text:p>
              </table:table-cell>
              <table:table-cell office:value-type="float" office:value="269.192">
                <text:p>269.192</text:p>
              </table:table-cell>
              <table:table-cell office:value-type="float" office:value="260.009">
                <text:p>260.00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81.412">
                <text:p>281.412</text:p>
              </table:table-cell>
              <table:table-cell office:value-type="float" office:value="234.369">
                <text:p>234.369</text:p>
              </table:table-cell>
              <table:table-cell office:value-type="float" office:value="206.28">
                <text:p>206.2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37.106">
                <text:p>237.106</text:p>
              </table:table-cell>
              <table:table-cell office:value-type="float" office:value="312.802">
                <text:p>312.802</text:p>
              </table:table-cell>
              <table:table-cell office:value-type="float" office:value="151.853">
                <text:p>151.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59.068">
                <text:p>259.068</text:p>
              </table:table-cell>
              <table:table-cell office:value-type="float" office:value="306.605">
                <text:p>306.605</text:p>
              </table:table-cell>
              <table:table-cell office:value-type="float" office:value="153.315">
                <text:p>153.31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93.717">
                <text:p>193.717</text:p>
              </table:table-cell>
              <table:table-cell office:value-type="float" office:value="261.561">
                <text:p>261.561</text:p>
              </table:table-cell>
              <table:table-cell office:value-type="float" office:value="96.9115">
                <text:p>96.911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95.987">
                <text:p>195.987</text:p>
              </table:table-cell>
              <table:table-cell office:value-type="float" office:value="322.862">
                <text:p>322.862</text:p>
              </table:table-cell>
              <table:table-cell office:value-type="float" office:value="166.601">
                <text:p>166.60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78.008">
                <text:p>178.008</text:p>
              </table:table-cell>
              <table:table-cell office:value-type="float" office:value="197.615">
                <text:p>197.615</text:p>
              </table:table-cell>
              <table:table-cell office:value-type="float" office:value="108.844">
                <text:p>108.8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.652">
                <text:p>209.652</text:p>
              </table:table-cell>
              <table:table-cell office:value-type="float" office:value="179.849">
                <text:p>179.849</text:p>
              </table:table-cell>
              <table:table-cell office:value-type="float" office:value="119.78">
                <text:p>119.7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11.863">
                <text:p>211.863</text:p>
              </table:table-cell>
              <table:table-cell office:value-type="float" office:value="201.947">
                <text:p>201.947</text:p>
              </table:table-cell>
              <table:table-cell office:value-type="float" office:value="151.34">
                <text:p>151.3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32.598">
                <text:p>132.598</text:p>
              </table:table-cell>
              <table:table-cell office:value-type="float" office:value="102.007">
                <text:p>102.007</text:p>
              </table:table-cell>
              <table:table-cell office:value-type="float" office:value="112.224">
                <text:p>112.22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13.23">
                <text:p>113.23</text:p>
              </table:table-cell>
              <table:table-cell office:value-type="float" office:value="113.162">
                <text:p>113.162</text:p>
              </table:table-cell>
              <table:table-cell office:value-type="float" office:value="82.3129">
                <text:p>82.312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93.5511">
                <text:p>93.5511</text:p>
              </table:table-cell>
              <table:table-cell office:value-type="float" office:value="103.969">
                <text:p>103.969</text:p>
              </table:table-cell>
              <table:table-cell office:value-type="float" office:value="124.877">
                <text:p>124.87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94.513">
                <text:p>94.513</text:p>
              </table:table-cell>
              <table:table-cell office:value-type="float" office:value="83.9643">
                <text:p>83.9643</text:p>
              </table:table-cell>
              <table:table-cell office:value-type="float" office:value="104.84">
                <text:p>104.8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6.015">
                <text:p>106.015</text:p>
              </table:table-cell>
              <table:table-cell office:value-type="float" office:value="127.193">
                <text:p>127.193</text:p>
              </table:table-cell>
              <table:table-cell office:value-type="float" office:value="42.4369">
                <text:p>42.436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4.8314">
                <text:p>74.8314</text:p>
              </table:table-cell>
              <table:table-cell office:value-type="float" office:value="64.2126">
                <text:p>64.2126</text:p>
              </table:table-cell>
              <table:table-cell office:value-type="float" office:value="42.7088">
                <text:p>42.708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6.4537">
                <text:p>86.4537</text:p>
              </table:table-cell>
              <table:table-cell office:value-type="float" office:value="75.6962">
                <text:p>75.6962</text:p>
              </table:table-cell>
              <table:table-cell office:value-type="float" office:value="32.3946">
                <text:p>32.3946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3.6436">
                <text:p>43.6436</text:p>
              </table:table-cell>
              <table:table-cell office:value-type="float" office:value="76.3767">
                <text:p>76.3767</text:p>
              </table:table-cell>
              <table:table-cell office:value-type="float" office:value="32.733">
                <text:p>32.7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99">
                <text:p>65.99</text:p>
              </table:table-cell>
              <table:table-cell office:value-type="float" office:value="44.0174">
                <text:p>44.0174</text:p>
              </table:table-cell>
              <table:table-cell office:value-type="float" office:value="21.9664">
                <text:p>21.966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77.639">
                <text:p>77.639</text:p>
              </table:table-cell>
              <table:table-cell office:value-type="float" office:value="55.5692">
                <text:p>55.5692</text:p>
              </table:table-cell>
              <table:table-cell office:value-type="float" office:value="33.2242">
                <text:p>33.224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56.0255">
                <text:p>56.0255</text:p>
              </table:table-cell>
              <table:table-cell office:value-type="float" office:value="22.4199">
                <text:p>22.4199</text:p>
              </table:table-cell>
              <table:table-cell office:value-type="float" office:value="33.6173">
                <text:p>33.617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33.8479">
                <text:p>33.8479</text:p>
              </table:table-cell>
              <table:table-cell office:value-type="float" office:value="56.5301">
                <text:p>56.5301</text:p>
              </table:table-cell>
              <table:table-cell office:value-type="float" office:value="11.269">
                <text:p>11.26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4.2161">
                <text:p>34.2161</text:p>
              </table:table-cell>
              <table:table-cell office:value-type="float" office:value="34.2895">
                <text:p>34.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3.0078">
                <text:p>23.0078</text:p>
              </table:table-cell>
              <table:table-cell office:value-type="float" office:value="46.0394">
                <text:p>46.0394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5731">
                <text:p>11.5731</text:p>
              </table:table-cell>
              <table:table-cell office:value-type="float" office:value="0">
                <text:p>0</text:p>
              </table:table-cell>
              <table:table-cell office:value-type="float" office:value="58.0534">
                <text:p>58.053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358">
                <text:p>11.7358</text:p>
              </table:table-cell>
              <table:table-cell office:value-type="float" office:value="23.3409">
                <text:p>23.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3.6582">
                <text:p>23.6582</text:p>
              </table:table-cell>
              <table:table-cell office:value-type="float" office:value="35.4108">
                <text:p>35.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205">
                <text:p>11.9205</text:p>
              </table:table-cell>
              <table:table-cell office:value-type="float" office:value="35.6803">
                <text:p>35.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786">
                <text:p>11.9786</text:p>
              </table:table-cell>
              <table:table-cell office:value-type="float" office:value="23.9996">
                <text:p>23.9996</text:p>
              </table:table-cell>
              <table:table-cell office:value-type="float" office:value="23.9827">
                <text:p>23.9827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4.2233">
                <text:p>24.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2.2484">
                <text:p>12.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12.3459">
                <text:p>12.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4.8341">
                <text:p>24.8341</text:p>
              </table:table-cell>
              <table:table-cell office:value-type="float" office:value="0">
                <text:p>0</text:p>
              </table:table-cell>
              <table:table-cell office:value-type="float" office:value="24.768">
                <text:p>24.76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112">
                <text:p>25.112</text:p>
              </table:table-cell>
              <table:table-cell office:value-type="float" office:value="12.4866">
                <text:p>12.4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5.3312">
                <text:p>25.3312</text:p>
              </table:table-cell>
              <table:table-cell office:value-type="float" office:value="25.2061">
                <text:p>25.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287">
                <text:p>12.7287</text:p>
              </table:table-cell>
              <table:table-cell office:value-type="float" office:value="0">
                <text:p>0</text:p>
              </table:table-cell>
              <table:table-cell office:value-type="float" office:value="12.7582">
                <text:p>12.7582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.0063">
                <text:p>13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704">
                <text:p>13.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144">
                <text:p>13.3144</text:p>
              </table:table-cell>
              <table:table-cell office:value-type="float" office:value="26.5998">
                <text:p>26.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  <table:table-cell office:value-type="float" office:value="13.8776">
                <text:p>13.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.9687">
                <text:p>28.9687</text:p>
              </table:table-cell>
              <table:table-cell office:value-type="float" office:value="15.4071">
                <text:p>15.4071</text:p>
              </table:table-cell>
              <table:table-cell office:value-type="float" office:value="16.6289">
                <text:p>16.6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895cm" svg:y="4.204cm" style:legend-expansion="high" chart:style-name="ch2"/>
        <chart:plot-area chart:style-name="ch3" table:cell-range-address="Sheet1.A1:Sheet1.A141 Sheet1.E1:Sheet1.E141" chart:data-source-has-labels="both" svg:x="0.319cm" svg:y="0.18cm" svg:width="13.257cm" svg:height="8.646cm">
          <chartooo:coordinate-region svg:x="1.681cm" svg:y="0.332cm" svg:width="11.895cm" svg:height="7.449cm"/>
          <chart:axis chart:dimension="x" chart:name="primary-x" chart:style-name="ch4" chartooo:axis-type="auto">
            <chartooo:date-scale/>
            <chart:categories table:cell-range-address="Sheet1.A2:Sheet1.A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1" chart:label-cell-address="Sheet1.E1:Sheet1.E1" chart:class="chart:bar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E2:Sheet1.E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33.6099">
                <text:p>1333.609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825.4790333334">
                <text:p>11825.479033333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007.93083333331">
                <text:p>6007.9308333333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576.8401333334">
                <text:p>12576.840133333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6782.7952333333">
                <text:p>46782.795233333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7475.3520333333">
                <text:p>27475.352033333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2888.6014333333">
                <text:p>32888.601433333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0394.4332333333">
                <text:p>80394.433233333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2944.2348999999">
                <text:p>22944.23489999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232.1187">
                <text:p>78232.118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4250.5509333333">
                <text:p>24250.55093333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5165.0093">
                <text:p>15165.009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5865.2111">
                <text:p>25865.211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5469.1097333333">
                <text:p>25469.10973333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3092.8289333333">
                <text:p>63092.828933333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42123.7537333334">
                <text:p>42123.753733333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76469.8849">
                <text:p>76469.884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4652.582033333">
                <text:p>104652.58203333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2265.4772333333">
                <text:p>12265.4772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493.3366333334">
                <text:p>53493.336633333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4031.9433333334">
                <text:p>14031.943333333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2209.0208333333">
                <text:p>82209.020833333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63770.4346333333">
                <text:p>63770.434633333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3478.1552">
                <text:p>23478.155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05013.142033333">
                <text:p>105013.14203333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9791.4274333334">
                <text:p>39791.4274333334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80295.7182333334">
                <text:p>80295.718233333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7146.6396333334">
                <text:p>47146.639633333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46738.970233333">
                <text:p>146738.9702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369.015833333">
                <text:p>164369.01583333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18061.009033333">
                <text:p>118061.00903333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92612.4026333333">
                <text:p>92612.4026333333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65259.5233333334">
                <text:p>65259.523333333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62718.1494333334">
                <text:p>62718.14943333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740.31213333335">
                <text:p>7740.3121333333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20239.5467">
                <text:p>120239.546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9770.4233">
                <text:p>49770.423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68728.2022333334">
                <text:p>68728.202233333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8051.6383">
                <text:p>58051.63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521.6582333333">
                <text:p>49521.658233333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22776.072133333">
                <text:p>222776.07213333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11586.816533333">
                <text:p>111586.81653333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65439.8174333333">
                <text:p>65439.817433333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12706.3497">
                <text:p>112706.349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12503.140133333">
                <text:p>112503.14013333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1161.1402333333">
                <text:p>51161.140233333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8719.6080333333">
                <text:p>18719.608033333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38347.4785333334">
                <text:p>38347.478533333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9979.80303333333">
                <text:p>9979.8030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161.9599">
                <text:p>95161.959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4954.0857333333">
                <text:p>64954.0857333333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27832.5937">
                <text:p>27832.593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60330.9425333333">
                <text:p>60330.942533333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36549.9052">
                <text:p>36549.905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5462.6429">
                <text:p>15462.642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0178.4644">
                <text:p>20178.464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38435.7217333334">
                <text:p>38435.721733333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0939.7266333334">
                <text:p>30939.7266333334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8205.35303333334">
                <text:p>8205.353033333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453.9570333333">
                <text:p>21453.957033333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38339.5213">
                <text:p>38339.521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5779.1900333333">
                <text:p>35779.1900333333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5422.3901">
                <text:p>25422.39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2519.369792">
                <text:p>22519.36979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1813.803033">
                <text:p>11813.80303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6043.819025">
                <text:p>16043.81902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22926.1281403333">
                <text:p>22926.128140333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6506.4444703333">
                <text:p>26506.444470333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24891.7294573333">
                <text:p>24891.729457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03.87904433333">
                <text:p>1203.87904433333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2.7145130000005">
                <text:p>82.7145130000005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9264.25450533333">
                <text:p>9264.2545053333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5609.65777633333">
                <text:p>5609.65777633333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7137.3622343333">
                <text:p>27137.362234333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1635.3846603333">
                <text:p>11635.3846603333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624.114813000002">
                <text:p>624.114813000002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211.401821">
                <text:p>8211.40182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8246.615429">
                <text:p>28246.61542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707.911063">
                <text:p>707.9110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10.82076933333">
                <text:p>4210.8207693333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086.181969">
                <text:p>9086.18196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6935.7694963333">
                <text:p>16935.769496333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7848.427833">
                <text:p>7848.427833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441.142199">
                <text:p>1441.14219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6483.75650433334">
                <text:p>6483.7565043333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6156.88124633333">
                <text:p>6156.8812463333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847.26183608333">
                <text:p>6847.2618360833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896.38379033334">
                <text:p>6896.38379033334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174.730631">
                <text:p>2174.7306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5.57999233333">
                <text:p>2095.5799923333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53.73817233333">
                <text:p>1053.73817233333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42.549374333333">
                <text:p>242.549374333333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317.923111203333">
                <text:p>317.92311120333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54.49818587">
                <text:p>254.498185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8.95280853">
                <text:p>108.9528085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945.71316180333">
                <text:p>1945.71316180333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67.838959773333">
                <text:p>267.83895977333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18.856443603334">
                <text:p>818.856443603334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515.878262943333">
                <text:p>515.87826294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4.519851453333">
                <text:p>484.519851453333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493.174926013333">
                <text:p>493.17492601333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92.807590893333">
                <text:p>292.80759089333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512.142682543333">
                <text:p>512.14268254333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91.08611617">
                <text:p>391.0861161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309.06353556">
                <text:p>309.0635355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44.092030543333">
                <text:p>944.09203054333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36.200826743333">
                <text:p>136.20082674333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325.293131773333">
                <text:p>325.293131773333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329.951704063333">
                <text:p>329.951704063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8.1005239033333">
                <text:p>48.1005239033333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95.589420963333">
                <text:p>195.58942096333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0.00776752">
                <text:p>50.00776752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50.80708227">
                <text:p>50.8070822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05.031786003333">
                <text:p>205.03178600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57.654741453333">
                <text:p>157.65474145333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12.838803443333">
                <text:p>212.83880344333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4.1320568633333">
                <text:p>54.1320568633333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6.3879465633333">
                <text:p>56.387946563333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7.8198120533333">
                <text:p>57.819812053333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76.887410093333">
                <text:p>176.88741009333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64.1959272533333">
                <text:p>64.1959272533333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6.28007564">
                <text:p>56.28007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714cm" svg:y="4.204cm" style:legend-expansion="high" chart:style-name="ch2"/>
        <chart:plot-area chart:style-name="ch3" table:cell-range-address="Sheet1.A1:Sheet1.A141 Sheet1.F1:Sheet1.F141" chart:data-source-has-labels="both" svg:x="0.319cm" svg:y="0.18cm" svg:width="14.076cm" svg:height="8.646cm">
          <chartooo:coordinate-region svg:x="1.126cm" svg:y="0.332cm" svg:width="13.269cm" svg:height="7.449cm"/>
          <chart:axis chart:dimension="x" chart:name="primary-x" chart:style-name="ch4" chartooo:axis-type="auto">
            <chartooo:date-scale/>
            <chart:categories table:cell-range-address="Sheet1.A2:Sheet1.A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41" chart:label-cell-address="Sheet1.F1:Sheet1.F1" chart:class="chart:bar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F2:Sheet1.F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6.5186240156991">
                <text:p>36.51862401569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8.745018429965">
                <text:p>108.74501842996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77.5108433274553">
                <text:p>77.510843327455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2.146511908901">
                <text:p>112.1465119089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6.293308341551">
                <text:p>216.29330834155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65.756906442336">
                <text:p>165.75690644233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81.352147584012">
                <text:p>181.35214758401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83.539121169078">
                <text:p>283.53912116907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1.473545214998">
                <text:p>151.4735452149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9.700051304965">
                <text:p>279.70005130496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55.725883954253">
                <text:p>155.72588395425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3.146292270616">
                <text:p>123.14629227061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0.826649222074">
                <text:p>160.82664922207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59.590443740637">
                <text:p>159.5904437406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51.182859553221">
                <text:p>251.18285955322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05.240721430552">
                <text:p>205.24072143055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76.531887673013">
                <text:p>276.53188767301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23.500513188671">
                <text:p>323.50051318867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0.74961504824">
                <text:p>110.74961504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1.286265552742">
                <text:p>231.28626555274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18.456503972274">
                <text:p>118.4565039722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86.72115518973">
                <text:p>286.7211551897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52.52808682072">
                <text:p>252.5280868207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3.225830720541">
                <text:p>153.2258307205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24.057312883591">
                <text:p>324.05731288359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99.477887078577">
                <text:p>199.47788707857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83.364991192161">
                <text:p>283.36499119216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17.132769598081">
                <text:p>217.13276959808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83.065229736834">
                <text:p>383.065229736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5.424488448013">
                <text:p>405.42448844801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43.60007135234">
                <text:p>343.6000713523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04.322859202744">
                <text:p>304.32285920274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55.459435788411">
                <text:p>255.45943578841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50.435918816238">
                <text:p>250.43591881623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7.9790437168611">
                <text:p>87.979043716861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46.755745013691">
                <text:p>346.75574501369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23.092858021049">
                <text:p>223.092858021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62.160642037155">
                <text:p>262.16064203715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40.939075909243">
                <text:p>240.939075909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2.534622549691">
                <text:p>222.53462254969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71.991601761444">
                <text:p>471.99160176144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34.046129349426">
                <text:p>334.0461293494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55.812074447891">
                <text:p>255.81207444789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35.717663669936">
                <text:p>335.71766366993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35.414877626699">
                <text:p>335.41487762669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26.188284916203">
                <text:p>226.18828491620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36.819618598114">
                <text:p>136.81961859811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95.825122324316">
                <text:p>195.82512232431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99.8989641254269">
                <text:p>99.89896412542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8.483321915464">
                <text:p>308.48332191546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54.86091448736">
                <text:p>254.8609144873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6.83103338408">
                <text:p>166.8310333840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45.62357894415">
                <text:p>245.623578944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91.180295009711">
                <text:p>191.18029500971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24.348875748838">
                <text:p>124.34887574883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42.050921855509">
                <text:p>142.05092185550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96.050304088857">
                <text:p>196.050304088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75.896920477117">
                <text:p>175.89692047711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90.5834037411563">
                <text:p>90.58340374115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6.471693624855">
                <text:p>146.47169362485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95.804804077939">
                <text:p>195.80480407793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89.153879244739">
                <text:p>189.15387924473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59.444003023005">
                <text:p>159.44400302300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0.064552083428">
                <text:p>150.06455208342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8.691319952423">
                <text:p>108.69131995242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26.664197881643">
                <text:p>126.66419788164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51.41376469903">
                <text:p>151.4137646990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62.807998791009">
                <text:p>162.80799879100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57.771129986868">
                <text:p>157.7711299868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6969601598372">
                <text:p>34.696960159837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9.09475194823919">
                <text:p>9.0947519482391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96.2509974251349">
                <text:p>96.25099742513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74.8976486702576">
                <text:p>74.897648670257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64.734216950618">
                <text:p>164.73421695061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07.867440223328">
                <text:p>107.86744022332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4.9822899871089">
                <text:p>24.982289987108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90.6167855366764">
                <text:p>90.616785536676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68.06729434664">
                <text:p>168.0672943466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6.6065981102432">
                <text:p>26.6065981102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.8908373295748">
                <text:p>64.890837329574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5.3214664648">
                <text:p>95.321466464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30.137502267153">
                <text:p>130.13750226715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8.5913530374156">
                <text:p>88.591353037415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37.9623787321079">
                <text:p>37.962378732107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.5217765845572">
                <text:p>80.521776584557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8.4657966653837">
                <text:p>78.465796665383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2.7481832796547">
                <text:p>82.748183279654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3.0444687521893">
                <text:p>83.044468752189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46.6340072372084">
                <text:p>46.63400723720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7775053091945">
                <text:p>45.777505309194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32.4613334959199">
                <text:p>32.461333495919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.5739967360127">
                <text:p>15.5739967360127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7.8303985149893">
                <text:p>17.830398514989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.952999275058">
                <text:p>15.95299927505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4380462027144">
                <text:p>10.438046202714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4.1102387411736">
                <text:p>44.110238741173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6.3657862558856">
                <text:p>16.365786255885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8.6156677993601">
                <text:p>28.615667799360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2.7129536375905">
                <text:p>22.71295363759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0118116349685">
                <text:p>22.011811634968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2.2075420975247">
                <text:p>22.20754209752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7.1116215156055">
                <text:p>17.111621515605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.6305696469031">
                <text:p>22.630569646903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9.7758973543554">
                <text:p>19.775897354355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7.5802029442211">
                <text:p>17.580202944221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30.726080624501">
                <text:p>30.726080624501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6705109889556">
                <text:p>11.670510988955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8.0358845575517">
                <text:p>18.035884557551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8.1645727740383">
                <text:p>18.1645727740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93545412379992">
                <text:p>6.935454123799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3.9853287756611">
                <text:p>13.985328775661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7.07161703714221">
                <text:p>7.0716170371422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7.1279086883882">
                <text:p>7.127908688388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4.3189310356372">
                <text:p>14.318931035637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560639315565">
                <text:p>12.556063931556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4.5889959710507">
                <text:p>14.5889959710507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7.35744907310498">
                <text:p>7.3574490731049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0919080616103">
                <text:p>7.5091908061610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7.60393398533505">
                <text:p>7.6039339853350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2999026347313">
                <text:p>13.299902634731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01223609570595">
                <text:p>8.0122360957059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0200477472522">
                <text:p>7.50200477472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99cm" svg:height="26.436cm" xlink:href=".." xlink:type="simple" chart:class="chart:line" chart:style-name="ch1">
        <chart:legend chart:legend-position="end" svg:x="44.147cm" svg:y="12.421cm" style:legend-expansion="high" chart:style-name="ch2"/>
        <chart:plot-area chart:style-name="ch3" table:cell-range-address="Sheet1.A1:Sheet1.D141" chart:data-source-has-labels="both" svg:x="0.939cm" svg:y="0.528cm" svg:width="42.269cm" svg:height="25.38cm">
          <chartooo:coordinate-region svg:x="1.931cm" svg:y="0.68cm" svg:width="41.277cm" svg:height="24.183cm"/>
          <chart:axis chart:dimension="x" chart:name="primary-x" chart:style-name="ch4" chartooo:axis-type="auto">
            <chartooo:date-scale/>
            <chart:categories table:cell-range-address="Sheet1.A2:Sheet1.A1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1" chart:label-cell-address="Sheet1.B1:Sheet1.B1" chart:class="chart:line">
            <chart:data-point chart:repeated="140"/>
          </chart:series>
          <chart:series chart:style-name="ch7" chart:values-cell-range-address="Sheet1.C2:Sheet1.C141" chart:label-cell-address="Sheet1.C1:Sheet1.C1" chart:class="chart:line">
            <chart:data-point chart:repeated="140"/>
          </chart:series>
          <chart:series chart:style-name="ch8" chart:values-cell-range-address="Sheet1.D2:Sheet1.D141" chart:label-cell-address="Sheet1.D1:Sheet1.D1" chart:class="chart:line"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  <draw:g>
                  <svg:desc>Sheet1.B1:Sheet1.B1</svg:desc>
                </draw:g>
              </table:table-cell>
              <table:table-cell office:value-type="string">
                <text:p>Livermore</text:p>
                <draw:g>
                  <svg:desc>Sheet1.C1:Sheet1.C1</svg:desc>
                </draw:g>
              </table:table-cell>
              <table:table-cell office:value-type="string">
                <text:p>Penelop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B2:Sheet1.B141</svg:desc>
                </draw:g>
              </table:table-cell>
              <table:table-cell office:value-type="float" office:value="0">
                <text:p>0</text:p>
                <draw:g>
                  <svg:desc>Sheet1.C2:Sheet1.C141</svg:desc>
                </draw:g>
              </table:table-cell>
              <table:table-cell office:value-type="float" office:value="0">
                <text:p>0</text:p>
                <draw:g>
                  <svg:desc>Sheet1.D2:Sheet1.D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60.12">
                <text:p>1360.12</text:p>
              </table:table-cell>
              <table:table-cell office:value-type="float" office:value="1341.8">
                <text:p>1341.8</text:p>
              </table:table-cell>
              <table:table-cell office:value-type="float" office:value="1289.73">
                <text:p>1289.7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290.72">
                <text:p>5290.72</text:p>
              </table:table-cell>
              <table:table-cell office:value-type="float" office:value="5131.11">
                <text:p>5131.11</text:p>
              </table:table-cell>
              <table:table-cell office:value-type="float" office:value="5082.97">
                <text:p>5082.9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655.59">
                <text:p>4655.59</text:p>
              </table:table-cell>
              <table:table-cell office:value-type="float" office:value="4502.64">
                <text:p>4502.64</text:p>
              </table:table-cell>
              <table:table-cell office:value-type="float" office:value="4600.99">
                <text:p>4600.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73.99">
                <text:p>4273.99</text:p>
              </table:table-cell>
              <table:table-cell office:value-type="float" office:value="4059.49">
                <text:p>4059.49</text:p>
              </table:table-cell>
              <table:table-cell office:value-type="float" office:value="4223.51">
                <text:p>4223.5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905.16">
                <text:p>3905.16</text:p>
              </table:table-cell>
              <table:table-cell office:value-type="float" office:value="3556.92">
                <text:p>3556.92</text:p>
              </table:table-cell>
              <table:table-cell office:value-type="float" office:value="3953.29">
                <text:p>3953.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601.52">
                <text:p>3601.52</text:p>
              </table:table-cell>
              <table:table-cell office:value-type="float" office:value="3273.52">
                <text:p>3273.52</text:p>
              </table:table-cell>
              <table:table-cell office:value-type="float" office:value="3479.21">
                <text:p>3479.2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379.39">
                <text:p>3379.39</text:p>
              </table:table-cell>
              <table:table-cell office:value-type="float" office:value="3056.57">
                <text:p>3056.57</text:p>
              </table:table-cell>
              <table:table-cell office:value-type="float" office:value="3361.18">
                <text:p>3361.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016.83">
                <text:p>3016.83</text:p>
              </table:table-cell>
              <table:table-cell office:value-type="float" office:value="2723.75">
                <text:p>2723.75</text:p>
              </table:table-cell>
              <table:table-cell office:value-type="float" office:value="3290.72">
                <text:p>3290.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862.12">
                <text:p>2862.12</text:p>
              </table:table-cell>
              <table:table-cell office:value-type="float" office:value="2613.51">
                <text:p>2613.51</text:p>
              </table:table-cell>
              <table:table-cell office:value-type="float" office:value="2887.74">
                <text:p>2887.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7.47">
                <text:p>2747.47</text:p>
              </table:table-cell>
              <table:table-cell office:value-type="float" office:value="2291.02">
                <text:p>2291.02</text:p>
              </table:table-cell>
              <table:table-cell office:value-type="float" office:value="2799.31">
                <text:p>2799.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626.97">
                <text:p>2626.97</text:p>
              </table:table-cell>
              <table:table-cell office:value-type="float" office:value="2366.41">
                <text:p>2366.41</text:p>
              </table:table-cell>
              <table:table-cell office:value-type="float" office:value="2644.45">
                <text:p>2644.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125.75">
                <text:p>3125.75</text:p>
              </table:table-cell>
              <table:table-cell office:value-type="float" office:value="2983.52">
                <text:p>2983.52</text:p>
              </table:table-cell>
              <table:table-cell office:value-type="float" office:value="2880.5">
                <text:p>2880.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541.25">
                <text:p>3541.25</text:p>
              </table:table-cell>
              <table:table-cell office:value-type="float" office:value="3345.37">
                <text:p>3345.37</text:p>
              </table:table-cell>
              <table:table-cell office:value-type="float" office:value="3222.36">
                <text:p>3222.3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839.15">
                <text:p>3839.15</text:p>
              </table:table-cell>
              <table:table-cell office:value-type="float" office:value="3551.81">
                <text:p>3551.81</text:p>
              </table:table-cell>
              <table:table-cell office:value-type="float" office:value="3575.13">
                <text:p>3575.1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167.67">
                <text:p>4167.67</text:p>
              </table:table-cell>
              <table:table-cell office:value-type="float" office:value="3712.85">
                <text:p>3712.85</text:p>
              </table:table-cell>
              <table:table-cell office:value-type="float" office:value="3755.51">
                <text:p>3755.5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4082.01">
                <text:p>4082.01</text:p>
              </table:table-cell>
              <table:table-cell office:value-type="float" office:value="4138.79">
                <text:p>4138.79</text:p>
              </table:table-cell>
              <table:table-cell office:value-type="float" office:value="3758.33">
                <text:p>3758.3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4202.66">
                <text:p>4202.66</text:p>
              </table:table-cell>
              <table:table-cell office:value-type="float" office:value="3858.27">
                <text:p>3858.27</text:p>
              </table:table-cell>
              <table:table-cell office:value-type="float" office:value="3655.69">
                <text:p>3655.6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988.69">
                <text:p>3988.69</text:p>
              </table:table-cell>
              <table:table-cell office:value-type="float" office:value="3774.6">
                <text:p>3774.6</text:p>
              </table:table-cell>
              <table:table-cell office:value-type="float" office:value="3352.89">
                <text:p>3352.8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833.97">
                <text:p>3833.97</text:p>
              </table:table-cell>
              <table:table-cell office:value-type="float" office:value="3743.13">
                <text:p>3743.13</text:p>
              </table:table-cell>
              <table:table-cell office:value-type="float" office:value="3613.6">
                <text:p>361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48.03">
                <text:p>3948.03</text:p>
              </table:table-cell>
              <table:table-cell office:value-type="float" office:value="3740.58">
                <text:p>3740.58</text:p>
              </table:table-cell>
              <table:table-cell office:value-type="float" office:value="3486.25">
                <text:p>3486.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758.55">
                <text:p>3758.55</text:p>
              </table:table-cell>
              <table:table-cell office:value-type="float" office:value="3721.15">
                <text:p>3721.15</text:p>
              </table:table-cell>
              <table:table-cell office:value-type="float" office:value="3537.25">
                <text:p>3537.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784.2">
                <text:p>3784.2</text:p>
              </table:table-cell>
              <table:table-cell office:value-type="float" office:value="3658.95">
                <text:p>3658.95</text:p>
              </table:table-cell>
              <table:table-cell office:value-type="float" office:value="3236.95">
                <text:p>3236.9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796.72">
                <text:p>3796.72</text:p>
              </table:table-cell>
              <table:table-cell office:value-type="float" office:value="3478.59">
                <text:p>3478.59</text:p>
              </table:table-cell>
              <table:table-cell office:value-type="float" office:value="3297.94">
                <text:p>3297.9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738.65">
                <text:p>3738.65</text:p>
              </table:table-cell>
              <table:table-cell office:value-type="float" office:value="3670.05">
                <text:p>3670.05</text:p>
              </table:table-cell>
              <table:table-cell office:value-type="float" office:value="3445.69">
                <text:p>3445.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748.19">
                <text:p>3748.19</text:p>
              </table:table-cell>
              <table:table-cell office:value-type="float" office:value="3473.64">
                <text:p>3473.64</text:p>
              </table:table-cell>
              <table:table-cell office:value-type="float" office:value="3102.48">
                <text:p>3102.4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691.71">
                <text:p>3691.71</text:p>
              </table:table-cell>
              <table:table-cell office:value-type="float" office:value="3538.7">
                <text:p>3538.7</text:p>
              </table:table-cell>
              <table:table-cell office:value-type="float" office:value="3296.12">
                <text:p>3296.1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569.21">
                <text:p>3569.21</text:p>
              </table:table-cell>
              <table:table-cell office:value-type="float" office:value="3622.78">
                <text:p>3622.78</text:p>
              </table:table-cell>
              <table:table-cell office:value-type="float" office:value="3107.39">
                <text:p>3107.3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599.42">
                <text:p>3599.42</text:p>
              </table:table-cell>
              <table:table-cell office:value-type="float" office:value="3370.02">
                <text:p>3370.02</text:p>
              </table:table-cell>
              <table:table-cell office:value-type="float" office:value="3165.39">
                <text:p>3165.3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674.83">
                <text:p>3674.83</text:p>
              </table:table-cell>
              <table:table-cell office:value-type="float" office:value="3469">
                <text:p>3469</text:p>
              </table:table-cell>
              <table:table-cell office:value-type="float" office:value="2932.82">
                <text:p>2932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67.25">
                <text:p>3667.25</text:p>
              </table:table-cell>
              <table:table-cell office:value-type="float" office:value="3241.4">
                <text:p>3241.4</text:p>
              </table:table-cell>
              <table:table-cell office:value-type="float" office:value="2856.75">
                <text:p>2856.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32.71">
                <text:p>3332.71</text:p>
              </table:table-cell>
              <table:table-cell office:value-type="float" office:value="3321.6">
                <text:p>3321.6</text:p>
              </table:table-cell>
              <table:table-cell office:value-type="float" office:value="2732.1">
                <text:p>2732.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35.5">
                <text:p>3435.5</text:p>
              </table:table-cell>
              <table:table-cell office:value-type="float" office:value="3363.05">
                <text:p>3363.05</text:p>
              </table:table-cell>
              <table:table-cell office:value-type="float" office:value="2875.92">
                <text:p>2875.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338.15">
                <text:p>3338.15</text:p>
              </table:table-cell>
              <table:table-cell office:value-type="float" office:value="3193.05">
                <text:p>3193.05</text:p>
              </table:table-cell>
              <table:table-cell office:value-type="float" office:value="2841.35">
                <text:p>2841.3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256.54">
                <text:p>3256.54</text:p>
              </table:table-cell>
              <table:table-cell office:value-type="float" office:value="3326.75">
                <text:p>3326.75</text:p>
              </table:table-cell>
              <table:table-cell office:value-type="float" office:value="2862.16">
                <text:p>2862.1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31.8">
                <text:p>3031.8</text:p>
              </table:table-cell>
              <table:table-cell office:value-type="float" office:value="2860.02">
                <text:p>2860.02</text:p>
              </table:table-cell>
              <table:table-cell office:value-type="float" office:value="2912.9">
                <text:p>2912.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380.53">
                <text:p>3380.53</text:p>
              </table:table-cell>
              <table:table-cell office:value-type="float" office:value="2973.97">
                <text:p>2973.97</text:p>
              </table:table-cell>
              <table:table-cell office:value-type="float" office:value="2690.68">
                <text:p>2690.6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050.49">
                <text:p>3050.49</text:p>
              </table:table-cell>
              <table:table-cell office:value-type="float" office:value="2986.71">
                <text:p>2986.71</text:p>
              </table:table-cell>
              <table:table-cell office:value-type="float" office:value="2636.16">
                <text:p>2636.1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886.8">
                <text:p>2886.8</text:p>
              </table:table-cell>
              <table:table-cell office:value-type="float" office:value="2966.53">
                <text:p>2966.53</text:p>
              </table:table-cell>
              <table:table-cell office:value-type="float" office:value="2477.87">
                <text:p>2477.8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843.09">
                <text:p>2843.09</text:p>
              </table:table-cell>
              <table:table-cell office:value-type="float" office:value="2783.96">
                <text:p>2783.96</text:p>
              </table:table-cell>
              <table:table-cell office:value-type="float" office:value="2399.36">
                <text:p>2399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78.72">
                <text:p>2878.72</text:p>
              </table:table-cell>
              <table:table-cell office:value-type="float" office:value="2622.1">
                <text:p>2622.1</text:p>
              </table:table-cell>
              <table:table-cell office:value-type="float" office:value="2435.49">
                <text:p>2435.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032.4">
                <text:p>3032.4</text:p>
              </table:table-cell>
              <table:table-cell office:value-type="float" office:value="2569.9">
                <text:p>2569.9</text:p>
              </table:table-cell>
              <table:table-cell office:value-type="float" office:value="2088.48">
                <text:p>2088.4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842.11">
                <text:p>2842.11</text:p>
              </table:table-cell>
              <table:table-cell office:value-type="float" office:value="2566.71">
                <text:p>2566.71</text:p>
              </table:table-cell>
              <table:table-cell office:value-type="float" office:value="2177.27">
                <text:p>2177.2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664.33">
                <text:p>2664.33</text:p>
              </table:table-cell>
              <table:table-cell office:value-type="float" office:value="2466.14">
                <text:p>2466.14</text:p>
              </table:table-cell>
              <table:table-cell office:value-type="float" office:value="2156.75">
                <text:p>2156.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556.17">
                <text:p>2556.17</text:p>
              </table:table-cell>
              <table:table-cell office:value-type="float" office:value="2328.27">
                <text:p>2328.27</text:p>
              </table:table-cell>
              <table:table-cell office:value-type="float" office:value="1895.26">
                <text:p>1895.2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442.43">
                <text:p>2442.43</text:p>
              </table:table-cell>
              <table:table-cell office:value-type="float" office:value="2539.51">
                <text:p>2539.51</text:p>
              </table:table-cell>
              <table:table-cell office:value-type="float" office:value="1916.13">
                <text:p>1916.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333.22">
                <text:p>2333.22</text:p>
              </table:table-cell>
              <table:table-cell office:value-type="float" office:value="2216.48">
                <text:p>2216.48</text:p>
              </table:table-cell>
              <table:table-cell office:value-type="float" office:value="1896.35">
                <text:p>1896.3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133.57">
                <text:p>2133.57</text:p>
              </table:table-cell>
              <table:table-cell office:value-type="float" office:value="2082.38">
                <text:p>2082.38</text:p>
              </table:table-cell>
              <table:table-cell office:value-type="float" office:value="1875.18">
                <text:p>1875.1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229.8">
                <text:p>2229.8</text:p>
              </table:table-cell>
              <table:table-cell office:value-type="float" office:value="2069.66">
                <text:p>2069.66</text:p>
              </table:table-cell>
              <table:table-cell office:value-type="float" office:value="1840.2">
                <text:p>1840.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029.54">
                <text:p>2029.54</text:p>
              </table:table-cell>
              <table:table-cell office:value-type="float" office:value="1913.28">
                <text:p>1913.28</text:p>
              </table:table-cell>
              <table:table-cell office:value-type="float" office:value="1830.69">
                <text:p>1830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01.74">
                <text:p>2201.74</text:p>
              </table:table-cell>
              <table:table-cell office:value-type="float" office:value="1886.71">
                <text:p>1886.71</text:p>
              </table:table-cell>
              <table:table-cell office:value-type="float" office:value="1584.82">
                <text:p>1584.8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137.08">
                <text:p>2137.08</text:p>
              </table:table-cell>
              <table:table-cell office:value-type="float" office:value="1804.94">
                <text:p>1804.94</text:p>
              </table:table-cell>
              <table:table-cell office:value-type="float" office:value="1636.16">
                <text:p>1636.1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51.07">
                <text:p>1651.07</text:p>
              </table:table-cell>
              <table:table-cell office:value-type="float" office:value="1895.98">
                <text:p>1895.98</text:p>
              </table:table-cell>
              <table:table-cell office:value-type="float" office:value="1577.28">
                <text:p>1577.2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909.41">
                <text:p>1909.41</text:p>
              </table:table-cell>
              <table:table-cell office:value-type="float" office:value="1784.15">
                <text:p>1784.15</text:p>
              </table:table-cell>
              <table:table-cell office:value-type="float" office:value="1435.41">
                <text:p>1435.4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623.46">
                <text:p>1623.46</text:p>
              </table:table-cell>
              <table:table-cell office:value-type="float" office:value="1877.36">
                <text:p>1877.36</text:p>
              </table:table-cell>
              <table:table-cell office:value-type="float" office:value="1502.82">
                <text:p>1502.8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700.61">
                <text:p>1700.61</text:p>
              </table:table-cell>
              <table:table-cell office:value-type="float" office:value="1662.39">
                <text:p>1662.39</text:p>
              </table:table-cell>
              <table:table-cell office:value-type="float" office:value="1468.68">
                <text:p>1468.6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668.06">
                <text:p>1668.06</text:p>
              </table:table-cell>
              <table:table-cell office:value-type="float" office:value="1490.88">
                <text:p>1490.88</text:p>
              </table:table-cell>
              <table:table-cell office:value-type="float" office:value="1387.14">
                <text:p>1387.1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561.69">
                <text:p>1561.69</text:p>
              </table:table-cell>
              <table:table-cell office:value-type="float" office:value="1695.13">
                <text:p>1695.13</text:p>
              </table:table-cell>
              <table:table-cell office:value-type="float" office:value="1309.11">
                <text:p>1309.1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31.63">
                <text:p>1531.63</text:p>
              </table:table-cell>
              <table:table-cell office:value-type="float" office:value="1470.68">
                <text:p>1470.68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445.2">
                <text:p>1445.2</text:p>
              </table:table-cell>
              <table:table-cell office:value-type="float" office:value="1382.99">
                <text:p>1382.99</text:p>
              </table:table-cell>
              <table:table-cell office:value-type="float" office:value="1266.74">
                <text:p>1266.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7.07">
                <text:p>1237.07</text:p>
              </table:table-cell>
              <table:table-cell office:value-type="float" office:value="1438.53">
                <text:p>1438.53</text:p>
              </table:table-cell>
              <table:table-cell office:value-type="float" office:value="1153.62">
                <text:p>1153.6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212.57">
                <text:p>1212.57</text:p>
              </table:table-cell>
              <table:table-cell office:value-type="float" office:value="1480.75">
                <text:p>1480.75</text:p>
              </table:table-cell>
              <table:table-cell office:value-type="float" office:value="1099.52">
                <text:p>1099.5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329.55">
                <text:p>1329.55</text:p>
              </table:table-cell>
              <table:table-cell office:value-type="float" office:value="1451.5">
                <text:p>1451.5</text:p>
              </table:table-cell>
              <table:table-cell office:value-type="float" office:value="1080.39">
                <text:p>1080.3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290.94">
                <text:p>1290.94</text:p>
              </table:table-cell>
              <table:table-cell office:value-type="float" office:value="1291.23">
                <text:p>1291.23</text:p>
              </table:table-cell>
              <table:table-cell office:value-type="float" office:value="1014.92">
                <text:p>1014.9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088.14">
                <text:p>1088.14</text:p>
              </table:table-cell>
              <table:table-cell office:value-type="float" office:value="1184.1">
                <text:p>1184.1</text:p>
              </table:table-cell>
              <table:table-cell office:value-type="float" office:value="889.844">
                <text:p>889.84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05.9">
                <text:p>1005.9</text:p>
              </table:table-cell>
              <table:table-cell office:value-type="float" office:value="1059.11">
                <text:p>1059.11</text:p>
              </table:table-cell>
              <table:table-cell office:value-type="float" office:value="849.973">
                <text:p>849.97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102.75">
                <text:p>1102.75</text:p>
              </table:table-cell>
              <table:table-cell office:value-type="float" office:value="1020.22">
                <text:p>1020.22</text:p>
              </table:table-cell>
              <table:table-cell office:value-type="float" office:value="854.065">
                <text:p>854.06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010.93">
                <text:p>1010.93</text:p>
              </table:table-cell>
              <table:table-cell office:value-type="float" office:value="1118.39">
                <text:p>1118.39</text:p>
              </table:table-cell>
              <table:table-cell office:value-type="float" office:value="819.471">
                <text:p>819.47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71.08">
                <text:p>1071.08</text:p>
              </table:table-cell>
              <table:table-cell office:value-type="float" office:value="830.609">
                <text:p>830.609</text:p>
              </table:table-cell>
              <table:table-cell office:value-type="float" office:value="760.714">
                <text:p>760.71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33.031">
                <text:p>833.031</text:p>
              </table:table-cell>
              <table:table-cell office:value-type="float" office:value="966.767">
                <text:p>966.767</text:p>
              </table:table-cell>
              <table:table-cell office:value-type="float" office:value="652.389">
                <text:p>652.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8.553">
                <text:p>748.553</text:p>
              </table:table-cell>
              <table:table-cell office:value-type="float" office:value="812.254">
                <text:p>812.254</text:p>
              </table:table-cell>
              <table:table-cell office:value-type="float" office:value="756.565">
                <text:p>756.56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750.235">
                <text:p>750.235</text:p>
              </table:table-cell>
              <table:table-cell office:value-type="float" office:value="749.69">
                <text:p>749.69</text:p>
              </table:table-cell>
              <table:table-cell office:value-type="float" office:value="734.217">
                <text:p>734.21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7.706">
                <text:p>677.706</text:p>
              </table:table-cell>
              <table:table-cell office:value-type="float" office:value="808.56">
                <text:p>808.56</text:p>
              </table:table-cell>
              <table:table-cell office:value-type="float" office:value="620.86">
                <text:p>620.8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77.813">
                <text:p>677.813</text:p>
              </table:table-cell>
              <table:table-cell office:value-type="float" office:value="620.036">
                <text:p>620.036</text:p>
              </table:table-cell>
              <table:table-cell office:value-type="float" office:value="529.236">
                <text:p>529.2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11.305">
                <text:p>611.305</text:p>
              </table:table-cell>
              <table:table-cell office:value-type="float" office:value="736.499">
                <text:p>736.499</text:p>
              </table:table-cell>
              <table:table-cell office:value-type="float" office:value="409.976">
                <text:p>409.97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51.622">
                <text:p>651.622</text:p>
              </table:table-cell>
              <table:table-cell office:value-type="float" office:value="669.413">
                <text:p>669.413</text:p>
              </table:table-cell>
              <table:table-cell office:value-type="float" office:value="474.322">
                <text:p>474.32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3.959">
                <text:p>513.959</text:p>
              </table:table-cell>
              <table:table-cell office:value-type="float" office:value="557.282">
                <text:p>557.282</text:p>
              </table:table-cell>
              <table:table-cell office:value-type="float" office:value="557.177">
                <text:p>557.17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20.276">
                <text:p>520.276</text:p>
              </table:table-cell>
              <table:table-cell office:value-type="float" office:value="537.602">
                <text:p>537.602</text:p>
              </table:table-cell>
              <table:table-cell office:value-type="float" office:value="372.705">
                <text:p>372.70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38.735">
                <text:p>438.735</text:p>
              </table:table-cell>
              <table:table-cell office:value-type="float" office:value="570.452">
                <text:p>570.452</text:p>
              </table:table-cell>
              <table:table-cell office:value-type="float" office:value="236.773">
                <text:p>236.77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408.421">
                <text:p>408.421</text:p>
              </table:table-cell>
              <table:table-cell office:value-type="float" office:value="355.209">
                <text:p>355.209</text:p>
              </table:table-cell>
              <table:table-cell office:value-type="float" office:value="381.506">
                <text:p>381.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4.269">
                <text:p>314.269</text:p>
              </table:table-cell>
              <table:table-cell office:value-type="float" office:value="430.733">
                <text:p>430.733</text:p>
              </table:table-cell>
              <table:table-cell office:value-type="float" office:value="322.907">
                <text:p>322.907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45.242">
                <text:p>345.242</text:p>
              </table:table-cell>
              <table:table-cell office:value-type="float" office:value="435.743">
                <text:p>435.743</text:p>
              </table:table-cell>
              <table:table-cell office:value-type="float" office:value="245.18">
                <text:p>245.1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30.519">
                <text:p>330.519</text:p>
              </table:table-cell>
              <table:table-cell office:value-type="float" office:value="385.552">
                <text:p>385.552</text:p>
              </table:table-cell>
              <table:table-cell office:value-type="float" office:value="137.727">
                <text:p>137.72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17.839">
                <text:p>417.839</text:p>
              </table:table-cell>
              <table:table-cell office:value-type="float" office:value="269.192">
                <text:p>269.192</text:p>
              </table:table-cell>
              <table:table-cell office:value-type="float" office:value="260.009">
                <text:p>260.00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81.412">
                <text:p>281.412</text:p>
              </table:table-cell>
              <table:table-cell office:value-type="float" office:value="234.369">
                <text:p>234.369</text:p>
              </table:table-cell>
              <table:table-cell office:value-type="float" office:value="206.28">
                <text:p>206.2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37.106">
                <text:p>237.106</text:p>
              </table:table-cell>
              <table:table-cell office:value-type="float" office:value="312.802">
                <text:p>312.802</text:p>
              </table:table-cell>
              <table:table-cell office:value-type="float" office:value="151.853">
                <text:p>151.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59.068">
                <text:p>259.068</text:p>
              </table:table-cell>
              <table:table-cell office:value-type="float" office:value="306.605">
                <text:p>306.605</text:p>
              </table:table-cell>
              <table:table-cell office:value-type="float" office:value="153.315">
                <text:p>153.31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93.717">
                <text:p>193.717</text:p>
              </table:table-cell>
              <table:table-cell office:value-type="float" office:value="261.561">
                <text:p>261.561</text:p>
              </table:table-cell>
              <table:table-cell office:value-type="float" office:value="96.9115">
                <text:p>96.911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95.987">
                <text:p>195.987</text:p>
              </table:table-cell>
              <table:table-cell office:value-type="float" office:value="322.862">
                <text:p>322.862</text:p>
              </table:table-cell>
              <table:table-cell office:value-type="float" office:value="166.601">
                <text:p>166.60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78.008">
                <text:p>178.008</text:p>
              </table:table-cell>
              <table:table-cell office:value-type="float" office:value="197.615">
                <text:p>197.615</text:p>
              </table:table-cell>
              <table:table-cell office:value-type="float" office:value="108.844">
                <text:p>108.8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.652">
                <text:p>209.652</text:p>
              </table:table-cell>
              <table:table-cell office:value-type="float" office:value="179.849">
                <text:p>179.849</text:p>
              </table:table-cell>
              <table:table-cell office:value-type="float" office:value="119.78">
                <text:p>119.7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11.863">
                <text:p>211.863</text:p>
              </table:table-cell>
              <table:table-cell office:value-type="float" office:value="201.947">
                <text:p>201.947</text:p>
              </table:table-cell>
              <table:table-cell office:value-type="float" office:value="151.34">
                <text:p>151.3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32.598">
                <text:p>132.598</text:p>
              </table:table-cell>
              <table:table-cell office:value-type="float" office:value="102.007">
                <text:p>102.007</text:p>
              </table:table-cell>
              <table:table-cell office:value-type="float" office:value="112.224">
                <text:p>112.22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13.23">
                <text:p>113.23</text:p>
              </table:table-cell>
              <table:table-cell office:value-type="float" office:value="113.162">
                <text:p>113.162</text:p>
              </table:table-cell>
              <table:table-cell office:value-type="float" office:value="82.3129">
                <text:p>82.312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93.5511">
                <text:p>93.5511</text:p>
              </table:table-cell>
              <table:table-cell office:value-type="float" office:value="103.969">
                <text:p>103.969</text:p>
              </table:table-cell>
              <table:table-cell office:value-type="float" office:value="124.877">
                <text:p>124.87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94.513">
                <text:p>94.513</text:p>
              </table:table-cell>
              <table:table-cell office:value-type="float" office:value="83.9643">
                <text:p>83.9643</text:p>
              </table:table-cell>
              <table:table-cell office:value-type="float" office:value="104.84">
                <text:p>104.8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6.015">
                <text:p>106.015</text:p>
              </table:table-cell>
              <table:table-cell office:value-type="float" office:value="127.193">
                <text:p>127.193</text:p>
              </table:table-cell>
              <table:table-cell office:value-type="float" office:value="42.4369">
                <text:p>42.436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4.8314">
                <text:p>74.8314</text:p>
              </table:table-cell>
              <table:table-cell office:value-type="float" office:value="64.2126">
                <text:p>64.2126</text:p>
              </table:table-cell>
              <table:table-cell office:value-type="float" office:value="42.7088">
                <text:p>42.708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6.4537">
                <text:p>86.4537</text:p>
              </table:table-cell>
              <table:table-cell office:value-type="float" office:value="75.6962">
                <text:p>75.6962</text:p>
              </table:table-cell>
              <table:table-cell office:value-type="float" office:value="32.3946">
                <text:p>32.3946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3.6436">
                <text:p>43.6436</text:p>
              </table:table-cell>
              <table:table-cell office:value-type="float" office:value="76.3767">
                <text:p>76.3767</text:p>
              </table:table-cell>
              <table:table-cell office:value-type="float" office:value="32.733">
                <text:p>32.7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99">
                <text:p>65.99</text:p>
              </table:table-cell>
              <table:table-cell office:value-type="float" office:value="44.0174">
                <text:p>44.0174</text:p>
              </table:table-cell>
              <table:table-cell office:value-type="float" office:value="21.9664">
                <text:p>21.966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77.639">
                <text:p>77.639</text:p>
              </table:table-cell>
              <table:table-cell office:value-type="float" office:value="55.5692">
                <text:p>55.5692</text:p>
              </table:table-cell>
              <table:table-cell office:value-type="float" office:value="33.2242">
                <text:p>33.224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56.0255">
                <text:p>56.0255</text:p>
              </table:table-cell>
              <table:table-cell office:value-type="float" office:value="22.4199">
                <text:p>22.4199</text:p>
              </table:table-cell>
              <table:table-cell office:value-type="float" office:value="33.6173">
                <text:p>33.617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33.8479">
                <text:p>33.8479</text:p>
              </table:table-cell>
              <table:table-cell office:value-type="float" office:value="56.5301">
                <text:p>56.5301</text:p>
              </table:table-cell>
              <table:table-cell office:value-type="float" office:value="11.269">
                <text:p>11.26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4.2161">
                <text:p>34.2161</text:p>
              </table:table-cell>
              <table:table-cell office:value-type="float" office:value="34.2895">
                <text:p>34.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3.0078">
                <text:p>23.0078</text:p>
              </table:table-cell>
              <table:table-cell office:value-type="float" office:value="46.0394">
                <text:p>46.0394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5731">
                <text:p>11.5731</text:p>
              </table:table-cell>
              <table:table-cell office:value-type="float" office:value="0">
                <text:p>0</text:p>
              </table:table-cell>
              <table:table-cell office:value-type="float" office:value="58.0534">
                <text:p>58.053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358">
                <text:p>11.7358</text:p>
              </table:table-cell>
              <table:table-cell office:value-type="float" office:value="23.3409">
                <text:p>23.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3.6582">
                <text:p>23.6582</text:p>
              </table:table-cell>
              <table:table-cell office:value-type="float" office:value="35.4108">
                <text:p>35.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205">
                <text:p>11.9205</text:p>
              </table:table-cell>
              <table:table-cell office:value-type="float" office:value="35.6803">
                <text:p>35.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786">
                <text:p>11.9786</text:p>
              </table:table-cell>
              <table:table-cell office:value-type="float" office:value="23.9996">
                <text:p>23.9996</text:p>
              </table:table-cell>
              <table:table-cell office:value-type="float" office:value="23.9827">
                <text:p>23.9827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4.2233">
                <text:p>24.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2.2484">
                <text:p>12.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12.3459">
                <text:p>12.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4.8341">
                <text:p>24.8341</text:p>
              </table:table-cell>
              <table:table-cell office:value-type="float" office:value="0">
                <text:p>0</text:p>
              </table:table-cell>
              <table:table-cell office:value-type="float" office:value="24.768">
                <text:p>24.76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112">
                <text:p>25.112</text:p>
              </table:table-cell>
              <table:table-cell office:value-type="float" office:value="12.4866">
                <text:p>12.4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5.3312">
                <text:p>25.3312</text:p>
              </table:table-cell>
              <table:table-cell office:value-type="float" office:value="25.2061">
                <text:p>25.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287">
                <text:p>12.7287</text:p>
              </table:table-cell>
              <table:table-cell office:value-type="float" office:value="0">
                <text:p>0</text:p>
              </table:table-cell>
              <table:table-cell office:value-type="float" office:value="12.7582">
                <text:p>12.7582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.0063">
                <text:p>13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704">
                <text:p>13.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144">
                <text:p>13.3144</text:p>
              </table:table-cell>
              <table:table-cell office:value-type="float" office:value="26.5998">
                <text:p>26.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  <table:table-cell office:value-type="float" office:value="13.8776">
                <text:p>13.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.9687">
                <text:p>28.9687</text:p>
              </table:table-cell>
              <table:table-cell office:value-type="float" office:value="15.4071">
                <text:p>15.4071</text:p>
              </table:table-cell>
              <table:table-cell office:value-type="float" office:value="16.6289">
                <text:p>16.6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9cm" svg:height="15.079cm" xlink:href=".." xlink:type="simple" chart:class="chart:line" chart:style-name="ch1">
        <chart:title svg:x="3.489cm" svg:y="0.437cm" chart:style-name="ch2">
          <text:p>Number of particles depositing energy to secondaries per energy level</text:p>
        </chart:title>
        <chart:legend chart:legend-position="end" svg:x="18.157cm" svg:y="6.742cm" style:legend-expansion="high" chart:style-name="ch3"/>
        <chart:plot-area chart:style-name="ch4" table:cell-range-address="Sheet1.A1:Sheet1.D141" chart:data-source-has-labels="both" svg:x="1.431cm" svg:y="1.517cm" svg:width="16.306cm" svg:height="12.28cm">
          <chartooo:coordinate-region svg:x="2.423cm" svg:y="1.669cm" svg:width="15.285cm" svg:height="11.083cm"/>
          <chart:axis chart:dimension="x" chart:name="primary-x" chart:style-name="ch5" chartooo:axis-type="auto">
            <chartooo:date-scale/>
            <chart:title svg:x="8.587cm" svg:y="14.098cm" chart:style-name="ch6">
              <text:p>Energy (keV)</text:p>
            </chart:title>
            <chart:categories table:cell-range-address="Sheet1.A2:Sheet1.A141"/>
            <chart:grid chart:style-name="ch7" chart:class="major"/>
          </chart:axis>
          <chart:axis chart:dimension="y" chart:name="primary-y" chart:style-name="ch5">
            <chart:title svg:x="0.451cm" svg:y="8.746cm" chart:style-name="ch8">
              <text:p>Num. particles</text:p>
            </chart:title>
            <chart:grid chart:style-name="ch7" chart:class="major"/>
          </chart:axis>
          <chart:series chart:style-name="ch9" chart:values-cell-range-address="Sheet1.B2:Sheet1.B141" chart:label-cell-address="Sheet1.B1:Sheet1.B1" chart:class="chart:line">
            <chart:data-point chart:repeated="140"/>
          </chart:series>
          <chart:series chart:style-name="ch10" chart:values-cell-range-address="Sheet1.C2:Sheet1.C141" chart:label-cell-address="Sheet1.C1:Sheet1.C1" chart:class="chart:line">
            <chart:data-point chart:repeated="140"/>
          </chart:series>
          <chart:series chart:style-name="ch11" chart:values-cell-range-address="Sheet1.D2:Sheet1.D141" chart:label-cell-address="Sheet1.D1:Sheet1.D1" chart:class="chart:line">
            <chart:data-point chart:repeated="1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  <draw:g>
                  <svg:desc>Sheet1.B1:Sheet1.B1</svg:desc>
                </draw:g>
              </table:table-cell>
              <table:table-cell office:value-type="string">
                <text:p>Livermore</text:p>
                <draw:g>
                  <svg:desc>Sheet1.C1:Sheet1.C1</svg:desc>
                </draw:g>
              </table:table-cell>
              <table:table-cell office:value-type="string">
                <text:p>Penelop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B2:Sheet1.B141</svg:desc>
                </draw:g>
              </table:table-cell>
              <table:table-cell office:value-type="float" office:value="0">
                <text:p>0</text:p>
                <draw:g>
                  <svg:desc>Sheet1.C2:Sheet1.C141</svg:desc>
                </draw:g>
              </table:table-cell>
              <table:table-cell office:value-type="float" office:value="0">
                <text:p>0</text:p>
                <draw:g>
                  <svg:desc>Sheet1.D2:Sheet1.D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60.12">
                <text:p>1360.12</text:p>
              </table:table-cell>
              <table:table-cell office:value-type="float" office:value="1341.8">
                <text:p>1341.8</text:p>
              </table:table-cell>
              <table:table-cell office:value-type="float" office:value="1289.73">
                <text:p>1289.7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290.72">
                <text:p>5290.72</text:p>
              </table:table-cell>
              <table:table-cell office:value-type="float" office:value="5131.11">
                <text:p>5131.11</text:p>
              </table:table-cell>
              <table:table-cell office:value-type="float" office:value="5082.97">
                <text:p>5082.9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655.59">
                <text:p>4655.59</text:p>
              </table:table-cell>
              <table:table-cell office:value-type="float" office:value="4502.64">
                <text:p>4502.64</text:p>
              </table:table-cell>
              <table:table-cell office:value-type="float" office:value="4600.99">
                <text:p>4600.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73.99">
                <text:p>4273.99</text:p>
              </table:table-cell>
              <table:table-cell office:value-type="float" office:value="4059.49">
                <text:p>4059.49</text:p>
              </table:table-cell>
              <table:table-cell office:value-type="float" office:value="4223.51">
                <text:p>4223.5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905.16">
                <text:p>3905.16</text:p>
              </table:table-cell>
              <table:table-cell office:value-type="float" office:value="3556.92">
                <text:p>3556.92</text:p>
              </table:table-cell>
              <table:table-cell office:value-type="float" office:value="3953.29">
                <text:p>3953.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601.52">
                <text:p>3601.52</text:p>
              </table:table-cell>
              <table:table-cell office:value-type="float" office:value="3273.52">
                <text:p>3273.52</text:p>
              </table:table-cell>
              <table:table-cell office:value-type="float" office:value="3479.21">
                <text:p>3479.2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379.39">
                <text:p>3379.39</text:p>
              </table:table-cell>
              <table:table-cell office:value-type="float" office:value="3056.57">
                <text:p>3056.57</text:p>
              </table:table-cell>
              <table:table-cell office:value-type="float" office:value="3361.18">
                <text:p>3361.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016.83">
                <text:p>3016.83</text:p>
              </table:table-cell>
              <table:table-cell office:value-type="float" office:value="2723.75">
                <text:p>2723.75</text:p>
              </table:table-cell>
              <table:table-cell office:value-type="float" office:value="3290.72">
                <text:p>3290.7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862.12">
                <text:p>2862.12</text:p>
              </table:table-cell>
              <table:table-cell office:value-type="float" office:value="2613.51">
                <text:p>2613.51</text:p>
              </table:table-cell>
              <table:table-cell office:value-type="float" office:value="2887.74">
                <text:p>2887.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7.47">
                <text:p>2747.47</text:p>
              </table:table-cell>
              <table:table-cell office:value-type="float" office:value="2291.02">
                <text:p>2291.02</text:p>
              </table:table-cell>
              <table:table-cell office:value-type="float" office:value="2799.31">
                <text:p>2799.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626.97">
                <text:p>2626.97</text:p>
              </table:table-cell>
              <table:table-cell office:value-type="float" office:value="2366.41">
                <text:p>2366.41</text:p>
              </table:table-cell>
              <table:table-cell office:value-type="float" office:value="2644.45">
                <text:p>2644.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125.75">
                <text:p>3125.75</text:p>
              </table:table-cell>
              <table:table-cell office:value-type="float" office:value="2983.52">
                <text:p>2983.52</text:p>
              </table:table-cell>
              <table:table-cell office:value-type="float" office:value="2880.5">
                <text:p>2880.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3541.25">
                <text:p>3541.25</text:p>
              </table:table-cell>
              <table:table-cell office:value-type="float" office:value="3345.37">
                <text:p>3345.37</text:p>
              </table:table-cell>
              <table:table-cell office:value-type="float" office:value="3222.36">
                <text:p>3222.3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839.15">
                <text:p>3839.15</text:p>
              </table:table-cell>
              <table:table-cell office:value-type="float" office:value="3551.81">
                <text:p>3551.81</text:p>
              </table:table-cell>
              <table:table-cell office:value-type="float" office:value="3575.13">
                <text:p>3575.1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167.67">
                <text:p>4167.67</text:p>
              </table:table-cell>
              <table:table-cell office:value-type="float" office:value="3712.85">
                <text:p>3712.85</text:p>
              </table:table-cell>
              <table:table-cell office:value-type="float" office:value="3755.51">
                <text:p>3755.5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4082.01">
                <text:p>4082.01</text:p>
              </table:table-cell>
              <table:table-cell office:value-type="float" office:value="4138.79">
                <text:p>4138.79</text:p>
              </table:table-cell>
              <table:table-cell office:value-type="float" office:value="3758.33">
                <text:p>3758.3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4202.66">
                <text:p>4202.66</text:p>
              </table:table-cell>
              <table:table-cell office:value-type="float" office:value="3858.27">
                <text:p>3858.27</text:p>
              </table:table-cell>
              <table:table-cell office:value-type="float" office:value="3655.69">
                <text:p>3655.6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988.69">
                <text:p>3988.69</text:p>
              </table:table-cell>
              <table:table-cell office:value-type="float" office:value="3774.6">
                <text:p>3774.6</text:p>
              </table:table-cell>
              <table:table-cell office:value-type="float" office:value="3352.89">
                <text:p>3352.89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833.97">
                <text:p>3833.97</text:p>
              </table:table-cell>
              <table:table-cell office:value-type="float" office:value="3743.13">
                <text:p>3743.13</text:p>
              </table:table-cell>
              <table:table-cell office:value-type="float" office:value="3613.6">
                <text:p>3613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48.03">
                <text:p>3948.03</text:p>
              </table:table-cell>
              <table:table-cell office:value-type="float" office:value="3740.58">
                <text:p>3740.58</text:p>
              </table:table-cell>
              <table:table-cell office:value-type="float" office:value="3486.25">
                <text:p>3486.2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758.55">
                <text:p>3758.55</text:p>
              </table:table-cell>
              <table:table-cell office:value-type="float" office:value="3721.15">
                <text:p>3721.15</text:p>
              </table:table-cell>
              <table:table-cell office:value-type="float" office:value="3537.25">
                <text:p>3537.2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784.2">
                <text:p>3784.2</text:p>
              </table:table-cell>
              <table:table-cell office:value-type="float" office:value="3658.95">
                <text:p>3658.95</text:p>
              </table:table-cell>
              <table:table-cell office:value-type="float" office:value="3236.95">
                <text:p>3236.9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796.72">
                <text:p>3796.72</text:p>
              </table:table-cell>
              <table:table-cell office:value-type="float" office:value="3478.59">
                <text:p>3478.59</text:p>
              </table:table-cell>
              <table:table-cell office:value-type="float" office:value="3297.94">
                <text:p>3297.9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738.65">
                <text:p>3738.65</text:p>
              </table:table-cell>
              <table:table-cell office:value-type="float" office:value="3670.05">
                <text:p>3670.05</text:p>
              </table:table-cell>
              <table:table-cell office:value-type="float" office:value="3445.69">
                <text:p>3445.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748.19">
                <text:p>3748.19</text:p>
              </table:table-cell>
              <table:table-cell office:value-type="float" office:value="3473.64">
                <text:p>3473.64</text:p>
              </table:table-cell>
              <table:table-cell office:value-type="float" office:value="3102.48">
                <text:p>3102.4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691.71">
                <text:p>3691.71</text:p>
              </table:table-cell>
              <table:table-cell office:value-type="float" office:value="3538.7">
                <text:p>3538.7</text:p>
              </table:table-cell>
              <table:table-cell office:value-type="float" office:value="3296.12">
                <text:p>3296.1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569.21">
                <text:p>3569.21</text:p>
              </table:table-cell>
              <table:table-cell office:value-type="float" office:value="3622.78">
                <text:p>3622.78</text:p>
              </table:table-cell>
              <table:table-cell office:value-type="float" office:value="3107.39">
                <text:p>3107.3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599.42">
                <text:p>3599.42</text:p>
              </table:table-cell>
              <table:table-cell office:value-type="float" office:value="3370.02">
                <text:p>3370.02</text:p>
              </table:table-cell>
              <table:table-cell office:value-type="float" office:value="3165.39">
                <text:p>3165.3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674.83">
                <text:p>3674.83</text:p>
              </table:table-cell>
              <table:table-cell office:value-type="float" office:value="3469">
                <text:p>3469</text:p>
              </table:table-cell>
              <table:table-cell office:value-type="float" office:value="2932.82">
                <text:p>2932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67.25">
                <text:p>3667.25</text:p>
              </table:table-cell>
              <table:table-cell office:value-type="float" office:value="3241.4">
                <text:p>3241.4</text:p>
              </table:table-cell>
              <table:table-cell office:value-type="float" office:value="2856.75">
                <text:p>2856.7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332.71">
                <text:p>3332.71</text:p>
              </table:table-cell>
              <table:table-cell office:value-type="float" office:value="3321.6">
                <text:p>3321.6</text:p>
              </table:table-cell>
              <table:table-cell office:value-type="float" office:value="2732.1">
                <text:p>2732.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35.5">
                <text:p>3435.5</text:p>
              </table:table-cell>
              <table:table-cell office:value-type="float" office:value="3363.05">
                <text:p>3363.05</text:p>
              </table:table-cell>
              <table:table-cell office:value-type="float" office:value="2875.92">
                <text:p>2875.9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338.15">
                <text:p>3338.15</text:p>
              </table:table-cell>
              <table:table-cell office:value-type="float" office:value="3193.05">
                <text:p>3193.05</text:p>
              </table:table-cell>
              <table:table-cell office:value-type="float" office:value="2841.35">
                <text:p>2841.3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256.54">
                <text:p>3256.54</text:p>
              </table:table-cell>
              <table:table-cell office:value-type="float" office:value="3326.75">
                <text:p>3326.75</text:p>
              </table:table-cell>
              <table:table-cell office:value-type="float" office:value="2862.16">
                <text:p>2862.1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31.8">
                <text:p>3031.8</text:p>
              </table:table-cell>
              <table:table-cell office:value-type="float" office:value="2860.02">
                <text:p>2860.02</text:p>
              </table:table-cell>
              <table:table-cell office:value-type="float" office:value="2912.9">
                <text:p>2912.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380.53">
                <text:p>3380.53</text:p>
              </table:table-cell>
              <table:table-cell office:value-type="float" office:value="2973.97">
                <text:p>2973.97</text:p>
              </table:table-cell>
              <table:table-cell office:value-type="float" office:value="2690.68">
                <text:p>2690.6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3050.49">
                <text:p>3050.49</text:p>
              </table:table-cell>
              <table:table-cell office:value-type="float" office:value="2986.71">
                <text:p>2986.71</text:p>
              </table:table-cell>
              <table:table-cell office:value-type="float" office:value="2636.16">
                <text:p>2636.1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886.8">
                <text:p>2886.8</text:p>
              </table:table-cell>
              <table:table-cell office:value-type="float" office:value="2966.53">
                <text:p>2966.53</text:p>
              </table:table-cell>
              <table:table-cell office:value-type="float" office:value="2477.87">
                <text:p>2477.8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843.09">
                <text:p>2843.09</text:p>
              </table:table-cell>
              <table:table-cell office:value-type="float" office:value="2783.96">
                <text:p>2783.96</text:p>
              </table:table-cell>
              <table:table-cell office:value-type="float" office:value="2399.36">
                <text:p>2399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78.72">
                <text:p>2878.72</text:p>
              </table:table-cell>
              <table:table-cell office:value-type="float" office:value="2622.1">
                <text:p>2622.1</text:p>
              </table:table-cell>
              <table:table-cell office:value-type="float" office:value="2435.49">
                <text:p>2435.4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3032.4">
                <text:p>3032.4</text:p>
              </table:table-cell>
              <table:table-cell office:value-type="float" office:value="2569.9">
                <text:p>2569.9</text:p>
              </table:table-cell>
              <table:table-cell office:value-type="float" office:value="2088.48">
                <text:p>2088.4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842.11">
                <text:p>2842.11</text:p>
              </table:table-cell>
              <table:table-cell office:value-type="float" office:value="2566.71">
                <text:p>2566.71</text:p>
              </table:table-cell>
              <table:table-cell office:value-type="float" office:value="2177.27">
                <text:p>2177.2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664.33">
                <text:p>2664.33</text:p>
              </table:table-cell>
              <table:table-cell office:value-type="float" office:value="2466.14">
                <text:p>2466.14</text:p>
              </table:table-cell>
              <table:table-cell office:value-type="float" office:value="2156.75">
                <text:p>2156.7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556.17">
                <text:p>2556.17</text:p>
              </table:table-cell>
              <table:table-cell office:value-type="float" office:value="2328.27">
                <text:p>2328.27</text:p>
              </table:table-cell>
              <table:table-cell office:value-type="float" office:value="1895.26">
                <text:p>1895.2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442.43">
                <text:p>2442.43</text:p>
              </table:table-cell>
              <table:table-cell office:value-type="float" office:value="2539.51">
                <text:p>2539.51</text:p>
              </table:table-cell>
              <table:table-cell office:value-type="float" office:value="1916.13">
                <text:p>1916.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333.22">
                <text:p>2333.22</text:p>
              </table:table-cell>
              <table:table-cell office:value-type="float" office:value="2216.48">
                <text:p>2216.48</text:p>
              </table:table-cell>
              <table:table-cell office:value-type="float" office:value="1896.35">
                <text:p>1896.35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2133.57">
                <text:p>2133.57</text:p>
              </table:table-cell>
              <table:table-cell office:value-type="float" office:value="2082.38">
                <text:p>2082.38</text:p>
              </table:table-cell>
              <table:table-cell office:value-type="float" office:value="1875.18">
                <text:p>1875.1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229.8">
                <text:p>2229.8</text:p>
              </table:table-cell>
              <table:table-cell office:value-type="float" office:value="2069.66">
                <text:p>2069.66</text:p>
              </table:table-cell>
              <table:table-cell office:value-type="float" office:value="1840.2">
                <text:p>1840.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029.54">
                <text:p>2029.54</text:p>
              </table:table-cell>
              <table:table-cell office:value-type="float" office:value="1913.28">
                <text:p>1913.28</text:p>
              </table:table-cell>
              <table:table-cell office:value-type="float" office:value="1830.69">
                <text:p>1830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01.74">
                <text:p>2201.74</text:p>
              </table:table-cell>
              <table:table-cell office:value-type="float" office:value="1886.71">
                <text:p>1886.71</text:p>
              </table:table-cell>
              <table:table-cell office:value-type="float" office:value="1584.82">
                <text:p>1584.8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137.08">
                <text:p>2137.08</text:p>
              </table:table-cell>
              <table:table-cell office:value-type="float" office:value="1804.94">
                <text:p>1804.94</text:p>
              </table:table-cell>
              <table:table-cell office:value-type="float" office:value="1636.16">
                <text:p>1636.1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51.07">
                <text:p>1651.07</text:p>
              </table:table-cell>
              <table:table-cell office:value-type="float" office:value="1895.98">
                <text:p>1895.98</text:p>
              </table:table-cell>
              <table:table-cell office:value-type="float" office:value="1577.28">
                <text:p>1577.2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909.41">
                <text:p>1909.41</text:p>
              </table:table-cell>
              <table:table-cell office:value-type="float" office:value="1784.15">
                <text:p>1784.15</text:p>
              </table:table-cell>
              <table:table-cell office:value-type="float" office:value="1435.41">
                <text:p>1435.4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623.46">
                <text:p>1623.46</text:p>
              </table:table-cell>
              <table:table-cell office:value-type="float" office:value="1877.36">
                <text:p>1877.36</text:p>
              </table:table-cell>
              <table:table-cell office:value-type="float" office:value="1502.82">
                <text:p>1502.8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700.61">
                <text:p>1700.61</text:p>
              </table:table-cell>
              <table:table-cell office:value-type="float" office:value="1662.39">
                <text:p>1662.39</text:p>
              </table:table-cell>
              <table:table-cell office:value-type="float" office:value="1468.68">
                <text:p>1468.6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668.06">
                <text:p>1668.06</text:p>
              </table:table-cell>
              <table:table-cell office:value-type="float" office:value="1490.88">
                <text:p>1490.88</text:p>
              </table:table-cell>
              <table:table-cell office:value-type="float" office:value="1387.14">
                <text:p>1387.1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561.69">
                <text:p>1561.69</text:p>
              </table:table-cell>
              <table:table-cell office:value-type="float" office:value="1695.13">
                <text:p>1695.13</text:p>
              </table:table-cell>
              <table:table-cell office:value-type="float" office:value="1309.11">
                <text:p>1309.1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31.63">
                <text:p>1531.63</text:p>
              </table:table-cell>
              <table:table-cell office:value-type="float" office:value="1470.68">
                <text:p>1470.68</text:p>
              </table:table-cell>
              <table:table-cell office:value-type="float" office:value="1201.1">
                <text:p>1201.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445.2">
                <text:p>1445.2</text:p>
              </table:table-cell>
              <table:table-cell office:value-type="float" office:value="1382.99">
                <text:p>1382.99</text:p>
              </table:table-cell>
              <table:table-cell office:value-type="float" office:value="1266.74">
                <text:p>1266.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7.07">
                <text:p>1237.07</text:p>
              </table:table-cell>
              <table:table-cell office:value-type="float" office:value="1438.53">
                <text:p>1438.53</text:p>
              </table:table-cell>
              <table:table-cell office:value-type="float" office:value="1153.62">
                <text:p>1153.6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212.57">
                <text:p>1212.57</text:p>
              </table:table-cell>
              <table:table-cell office:value-type="float" office:value="1480.75">
                <text:p>1480.75</text:p>
              </table:table-cell>
              <table:table-cell office:value-type="float" office:value="1099.52">
                <text:p>1099.52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329.55">
                <text:p>1329.55</text:p>
              </table:table-cell>
              <table:table-cell office:value-type="float" office:value="1451.5">
                <text:p>1451.5</text:p>
              </table:table-cell>
              <table:table-cell office:value-type="float" office:value="1080.39">
                <text:p>1080.3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290.94">
                <text:p>1290.94</text:p>
              </table:table-cell>
              <table:table-cell office:value-type="float" office:value="1291.23">
                <text:p>1291.23</text:p>
              </table:table-cell>
              <table:table-cell office:value-type="float" office:value="1014.92">
                <text:p>1014.9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088.14">
                <text:p>1088.14</text:p>
              </table:table-cell>
              <table:table-cell office:value-type="float" office:value="1184.1">
                <text:p>1184.1</text:p>
              </table:table-cell>
              <table:table-cell office:value-type="float" office:value="889.844">
                <text:p>889.844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05.9">
                <text:p>1005.9</text:p>
              </table:table-cell>
              <table:table-cell office:value-type="float" office:value="1059.11">
                <text:p>1059.11</text:p>
              </table:table-cell>
              <table:table-cell office:value-type="float" office:value="849.973">
                <text:p>849.97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102.75">
                <text:p>1102.75</text:p>
              </table:table-cell>
              <table:table-cell office:value-type="float" office:value="1020.22">
                <text:p>1020.22</text:p>
              </table:table-cell>
              <table:table-cell office:value-type="float" office:value="854.065">
                <text:p>854.065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010.93">
                <text:p>1010.93</text:p>
              </table:table-cell>
              <table:table-cell office:value-type="float" office:value="1118.39">
                <text:p>1118.39</text:p>
              </table:table-cell>
              <table:table-cell office:value-type="float" office:value="819.471">
                <text:p>819.471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71.08">
                <text:p>1071.08</text:p>
              </table:table-cell>
              <table:table-cell office:value-type="float" office:value="830.609">
                <text:p>830.609</text:p>
              </table:table-cell>
              <table:table-cell office:value-type="float" office:value="760.714">
                <text:p>760.71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833.031">
                <text:p>833.031</text:p>
              </table:table-cell>
              <table:table-cell office:value-type="float" office:value="966.767">
                <text:p>966.767</text:p>
              </table:table-cell>
              <table:table-cell office:value-type="float" office:value="652.389">
                <text:p>652.3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48.553">
                <text:p>748.553</text:p>
              </table:table-cell>
              <table:table-cell office:value-type="float" office:value="812.254">
                <text:p>812.254</text:p>
              </table:table-cell>
              <table:table-cell office:value-type="float" office:value="756.565">
                <text:p>756.565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750.235">
                <text:p>750.235</text:p>
              </table:table-cell>
              <table:table-cell office:value-type="float" office:value="749.69">
                <text:p>749.69</text:p>
              </table:table-cell>
              <table:table-cell office:value-type="float" office:value="734.217">
                <text:p>734.217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677.706">
                <text:p>677.706</text:p>
              </table:table-cell>
              <table:table-cell office:value-type="float" office:value="808.56">
                <text:p>808.56</text:p>
              </table:table-cell>
              <table:table-cell office:value-type="float" office:value="620.86">
                <text:p>620.8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677.813">
                <text:p>677.813</text:p>
              </table:table-cell>
              <table:table-cell office:value-type="float" office:value="620.036">
                <text:p>620.036</text:p>
              </table:table-cell>
              <table:table-cell office:value-type="float" office:value="529.236">
                <text:p>529.2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611.305">
                <text:p>611.305</text:p>
              </table:table-cell>
              <table:table-cell office:value-type="float" office:value="736.499">
                <text:p>736.499</text:p>
              </table:table-cell>
              <table:table-cell office:value-type="float" office:value="409.976">
                <text:p>409.97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651.622">
                <text:p>651.622</text:p>
              </table:table-cell>
              <table:table-cell office:value-type="float" office:value="669.413">
                <text:p>669.413</text:p>
              </table:table-cell>
              <table:table-cell office:value-type="float" office:value="474.322">
                <text:p>474.32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3.959">
                <text:p>513.959</text:p>
              </table:table-cell>
              <table:table-cell office:value-type="float" office:value="557.282">
                <text:p>557.282</text:p>
              </table:table-cell>
              <table:table-cell office:value-type="float" office:value="557.177">
                <text:p>557.17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20.276">
                <text:p>520.276</text:p>
              </table:table-cell>
              <table:table-cell office:value-type="float" office:value="537.602">
                <text:p>537.602</text:p>
              </table:table-cell>
              <table:table-cell office:value-type="float" office:value="372.705">
                <text:p>372.70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38.735">
                <text:p>438.735</text:p>
              </table:table-cell>
              <table:table-cell office:value-type="float" office:value="570.452">
                <text:p>570.452</text:p>
              </table:table-cell>
              <table:table-cell office:value-type="float" office:value="236.773">
                <text:p>236.773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408.421">
                <text:p>408.421</text:p>
              </table:table-cell>
              <table:table-cell office:value-type="float" office:value="355.209">
                <text:p>355.209</text:p>
              </table:table-cell>
              <table:table-cell office:value-type="float" office:value="381.506">
                <text:p>381.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4.269">
                <text:p>314.269</text:p>
              </table:table-cell>
              <table:table-cell office:value-type="float" office:value="430.733">
                <text:p>430.733</text:p>
              </table:table-cell>
              <table:table-cell office:value-type="float" office:value="322.907">
                <text:p>322.907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45.242">
                <text:p>345.242</text:p>
              </table:table-cell>
              <table:table-cell office:value-type="float" office:value="435.743">
                <text:p>435.743</text:p>
              </table:table-cell>
              <table:table-cell office:value-type="float" office:value="245.18">
                <text:p>245.1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330.519">
                <text:p>330.519</text:p>
              </table:table-cell>
              <table:table-cell office:value-type="float" office:value="385.552">
                <text:p>385.552</text:p>
              </table:table-cell>
              <table:table-cell office:value-type="float" office:value="137.727">
                <text:p>137.72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17.839">
                <text:p>417.839</text:p>
              </table:table-cell>
              <table:table-cell office:value-type="float" office:value="269.192">
                <text:p>269.192</text:p>
              </table:table-cell>
              <table:table-cell office:value-type="float" office:value="260.009">
                <text:p>260.00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81.412">
                <text:p>281.412</text:p>
              </table:table-cell>
              <table:table-cell office:value-type="float" office:value="234.369">
                <text:p>234.369</text:p>
              </table:table-cell>
              <table:table-cell office:value-type="float" office:value="206.28">
                <text:p>206.2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37.106">
                <text:p>237.106</text:p>
              </table:table-cell>
              <table:table-cell office:value-type="float" office:value="312.802">
                <text:p>312.802</text:p>
              </table:table-cell>
              <table:table-cell office:value-type="float" office:value="151.853">
                <text:p>151.8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59.068">
                <text:p>259.068</text:p>
              </table:table-cell>
              <table:table-cell office:value-type="float" office:value="306.605">
                <text:p>306.605</text:p>
              </table:table-cell>
              <table:table-cell office:value-type="float" office:value="153.315">
                <text:p>153.315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93.717">
                <text:p>193.717</text:p>
              </table:table-cell>
              <table:table-cell office:value-type="float" office:value="261.561">
                <text:p>261.561</text:p>
              </table:table-cell>
              <table:table-cell office:value-type="float" office:value="96.9115">
                <text:p>96.911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95.987">
                <text:p>195.987</text:p>
              </table:table-cell>
              <table:table-cell office:value-type="float" office:value="322.862">
                <text:p>322.862</text:p>
              </table:table-cell>
              <table:table-cell office:value-type="float" office:value="166.601">
                <text:p>166.60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78.008">
                <text:p>178.008</text:p>
              </table:table-cell>
              <table:table-cell office:value-type="float" office:value="197.615">
                <text:p>197.615</text:p>
              </table:table-cell>
              <table:table-cell office:value-type="float" office:value="108.844">
                <text:p>108.8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9.652">
                <text:p>209.652</text:p>
              </table:table-cell>
              <table:table-cell office:value-type="float" office:value="179.849">
                <text:p>179.849</text:p>
              </table:table-cell>
              <table:table-cell office:value-type="float" office:value="119.78">
                <text:p>119.78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11.863">
                <text:p>211.863</text:p>
              </table:table-cell>
              <table:table-cell office:value-type="float" office:value="201.947">
                <text:p>201.947</text:p>
              </table:table-cell>
              <table:table-cell office:value-type="float" office:value="151.34">
                <text:p>151.3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32.598">
                <text:p>132.598</text:p>
              </table:table-cell>
              <table:table-cell office:value-type="float" office:value="102.007">
                <text:p>102.007</text:p>
              </table:table-cell>
              <table:table-cell office:value-type="float" office:value="112.224">
                <text:p>112.22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13.23">
                <text:p>113.23</text:p>
              </table:table-cell>
              <table:table-cell office:value-type="float" office:value="113.162">
                <text:p>113.162</text:p>
              </table:table-cell>
              <table:table-cell office:value-type="float" office:value="82.3129">
                <text:p>82.312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93.5511">
                <text:p>93.5511</text:p>
              </table:table-cell>
              <table:table-cell office:value-type="float" office:value="103.969">
                <text:p>103.969</text:p>
              </table:table-cell>
              <table:table-cell office:value-type="float" office:value="124.877">
                <text:p>124.87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94.513">
                <text:p>94.513</text:p>
              </table:table-cell>
              <table:table-cell office:value-type="float" office:value="83.9643">
                <text:p>83.9643</text:p>
              </table:table-cell>
              <table:table-cell office:value-type="float" office:value="104.84">
                <text:p>104.8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6.015">
                <text:p>106.015</text:p>
              </table:table-cell>
              <table:table-cell office:value-type="float" office:value="127.193">
                <text:p>127.193</text:p>
              </table:table-cell>
              <table:table-cell office:value-type="float" office:value="42.4369">
                <text:p>42.436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4.8314">
                <text:p>74.8314</text:p>
              </table:table-cell>
              <table:table-cell office:value-type="float" office:value="64.2126">
                <text:p>64.2126</text:p>
              </table:table-cell>
              <table:table-cell office:value-type="float" office:value="42.7088">
                <text:p>42.708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86.4537">
                <text:p>86.4537</text:p>
              </table:table-cell>
              <table:table-cell office:value-type="float" office:value="75.6962">
                <text:p>75.6962</text:p>
              </table:table-cell>
              <table:table-cell office:value-type="float" office:value="32.3946">
                <text:p>32.3946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3.6436">
                <text:p>43.6436</text:p>
              </table:table-cell>
              <table:table-cell office:value-type="float" office:value="76.3767">
                <text:p>76.3767</text:p>
              </table:table-cell>
              <table:table-cell office:value-type="float" office:value="32.733">
                <text:p>32.7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99">
                <text:p>65.99</text:p>
              </table:table-cell>
              <table:table-cell office:value-type="float" office:value="44.0174">
                <text:p>44.0174</text:p>
              </table:table-cell>
              <table:table-cell office:value-type="float" office:value="21.9664">
                <text:p>21.966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77.639">
                <text:p>77.639</text:p>
              </table:table-cell>
              <table:table-cell office:value-type="float" office:value="55.5692">
                <text:p>55.5692</text:p>
              </table:table-cell>
              <table:table-cell office:value-type="float" office:value="33.2242">
                <text:p>33.2242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56.0255">
                <text:p>56.0255</text:p>
              </table:table-cell>
              <table:table-cell office:value-type="float" office:value="22.4199">
                <text:p>22.4199</text:p>
              </table:table-cell>
              <table:table-cell office:value-type="float" office:value="33.6173">
                <text:p>33.617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33.8479">
                <text:p>33.8479</text:p>
              </table:table-cell>
              <table:table-cell office:value-type="float" office:value="56.5301">
                <text:p>56.5301</text:p>
              </table:table-cell>
              <table:table-cell office:value-type="float" office:value="11.269">
                <text:p>11.26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4.2161">
                <text:p>34.2161</text:p>
              </table:table-cell>
              <table:table-cell office:value-type="float" office:value="34.2895">
                <text:p>34.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3.0078">
                <text:p>23.0078</text:p>
              </table:table-cell>
              <table:table-cell office:value-type="float" office:value="46.0394">
                <text:p>46.0394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5731">
                <text:p>11.5731</text:p>
              </table:table-cell>
              <table:table-cell office:value-type="float" office:value="0">
                <text:p>0</text:p>
              </table:table-cell>
              <table:table-cell office:value-type="float" office:value="58.0534">
                <text:p>58.053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358">
                <text:p>11.7358</text:p>
              </table:table-cell>
              <table:table-cell office:value-type="float" office:value="23.3409">
                <text:p>23.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3.6582">
                <text:p>23.6582</text:p>
              </table:table-cell>
              <table:table-cell office:value-type="float" office:value="35.4108">
                <text:p>35.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205">
                <text:p>11.9205</text:p>
              </table:table-cell>
              <table:table-cell office:value-type="float" office:value="35.6803">
                <text:p>35.6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786">
                <text:p>11.9786</text:p>
              </table:table-cell>
              <table:table-cell office:value-type="float" office:value="23.9996">
                <text:p>23.9996</text:p>
              </table:table-cell>
              <table:table-cell office:value-type="float" office:value="23.9827">
                <text:p>23.9827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4.2233">
                <text:p>24.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2.2484">
                <text:p>12.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12.3459">
                <text:p>12.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4.8341">
                <text:p>24.8341</text:p>
              </table:table-cell>
              <table:table-cell office:value-type="float" office:value="0">
                <text:p>0</text:p>
              </table:table-cell>
              <table:table-cell office:value-type="float" office:value="24.768">
                <text:p>24.76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112">
                <text:p>25.112</text:p>
              </table:table-cell>
              <table:table-cell office:value-type="float" office:value="12.4866">
                <text:p>12.4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5.3312">
                <text:p>25.3312</text:p>
              </table:table-cell>
              <table:table-cell office:value-type="float" office:value="25.2061">
                <text:p>25.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287">
                <text:p>12.7287</text:p>
              </table:table-cell>
              <table:table-cell office:value-type="float" office:value="0">
                <text:p>0</text:p>
              </table:table-cell>
              <table:table-cell office:value-type="float" office:value="12.7582">
                <text:p>12.7582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.0063">
                <text:p>13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3.1704">
                <text:p>13.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3144">
                <text:p>13.3144</text:p>
              </table:table-cell>
              <table:table-cell office:value-type="float" office:value="26.5998">
                <text:p>26.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  <table:table-cell office:value-type="float" office:value="13.8776">
                <text:p>13.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.9687">
                <text:p>28.9687</text:p>
              </table:table-cell>
              <table:table-cell office:value-type="float" office:value="15.4071">
                <text:p>15.4071</text:p>
              </table:table-cell>
              <table:table-cell office:value-type="float" office:value="16.6289">
                <text:p>16.62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48cm" svg:height="17.214cm" xlink:href=".." xlink:type="simple" chart:class="chart:line" chart:style-name="ch1">
        <chart:title svg:x="5.738cm" svg:y="0.48cm" chart:style-name="ch2">
          <text:p>Standard deviation at different energy levels</text:p>
        </chart:title>
        <chart:legend chart:legend-position="end" svg:x="18.475cm" svg:y="8.308cm" style:legend-expansion="high" chart:style-name="ch3"/>
        <chart:plot-area chart:style-name="ch4" table:cell-range-address="Sheet1.A1:Sheet1.A141 Sheet1.F1:Sheet1.F141" chart:data-source-has-labels="both" svg:x="1.417cm" svg:y="1.603cm" svg:width="16.652cm" svg:height="14.286cm">
          <chartooo:coordinate-region svg:x="2.224cm" svg:y="1.755cm" svg:width="15.845cm" svg:height="13.089cm"/>
          <chart:axis chart:dimension="x" chart:name="primary-x" chart:style-name="ch5" chartooo:axis-type="auto">
            <chartooo:date-scale/>
            <chart:title svg:x="8.746cm" svg:y="16.233cm" chart:style-name="ch6">
              <text:p>Energy (keV)</text:p>
            </chart:title>
            <chart:categories table:cell-range-address="Sheet1.A2:Sheet1.A141"/>
          </chart:axis>
          <chart:axis chart:dimension="y" chart:name="primary-y" chart:style-name="ch5">
            <chart:title svg:x="0.451cm" svg:y="9.835cm" chart:style-name="ch7">
              <text:p>Num. particles</text:p>
            </chart:title>
            <chart:grid chart:style-name="ch8" chart:class="major"/>
          </chart:axis>
          <chart:series chart:style-name="ch9" chart:values-cell-range-address="Sheet1.F2:Sheet1.F141" chart:label-cell-address="Sheet1.F1:Sheet1.F1" chart:class="chart:line">
            <chart:data-point chart:repeated="1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41</svg:desc>
                </draw:g>
              </table:table-cell>
              <table:table-cell office:value-type="float" office:value="0">
                <text:p>0</text:p>
                <draw:g>
                  <svg:desc>Sheet1.F2:Sheet1.F14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6.5186240156991">
                <text:p>36.51862401569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08.745018429965">
                <text:p>108.74501842996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77.5108433274553">
                <text:p>77.510843327455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12.146511908901">
                <text:p>112.1465119089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6.293308341551">
                <text:p>216.29330834155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65.756906442336">
                <text:p>165.75690644233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81.352147584012">
                <text:p>181.35214758401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83.539121169078">
                <text:p>283.53912116907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1.473545214998">
                <text:p>151.4735452149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9.700051304965">
                <text:p>279.70005130496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55.725883954253">
                <text:p>155.72588395425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3.146292270616">
                <text:p>123.14629227061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60.826649222074">
                <text:p>160.82664922207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59.590443740637">
                <text:p>159.5904437406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51.182859553221">
                <text:p>251.18285955322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05.240721430552">
                <text:p>205.24072143055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76.531887673013">
                <text:p>276.53188767301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23.500513188671">
                <text:p>323.50051318867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0.74961504824">
                <text:p>110.74961504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1.286265552742">
                <text:p>231.28626555274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18.456503972274">
                <text:p>118.45650397227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86.72115518973">
                <text:p>286.7211551897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52.52808682072">
                <text:p>252.5280868207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3.225830720541">
                <text:p>153.2258307205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24.057312883591">
                <text:p>324.05731288359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99.477887078577">
                <text:p>199.47788707857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83.364991192161">
                <text:p>283.36499119216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17.132769598081">
                <text:p>217.13276959808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83.065229736834">
                <text:p>383.065229736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5.424488448013">
                <text:p>405.42448844801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43.60007135234">
                <text:p>343.6000713523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04.322859202744">
                <text:p>304.32285920274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55.459435788411">
                <text:p>255.45943578841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50.435918816238">
                <text:p>250.43591881623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7.9790437168611">
                <text:p>87.979043716861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346.755745013691">
                <text:p>346.75574501369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23.092858021049">
                <text:p>223.09285802104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62.160642037155">
                <text:p>262.16064203715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40.939075909243">
                <text:p>240.939075909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2.534622549691">
                <text:p>222.53462254969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471.991601761444">
                <text:p>471.99160176144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34.046129349426">
                <text:p>334.04612934942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55.812074447891">
                <text:p>255.81207444789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335.717663669936">
                <text:p>335.71766366993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35.414877626699">
                <text:p>335.41487762669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26.188284916203">
                <text:p>226.18828491620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36.819618598114">
                <text:p>136.81961859811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95.825122324316">
                <text:p>195.82512232431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99.8989641254269">
                <text:p>99.89896412542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8.483321915464">
                <text:p>308.48332191546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54.86091448736">
                <text:p>254.8609144873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6.83103338408">
                <text:p>166.8310333840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45.62357894415">
                <text:p>245.623578944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91.180295009711">
                <text:p>191.18029500971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24.348875748838">
                <text:p>124.34887574883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42.050921855509">
                <text:p>142.05092185550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96.050304088857">
                <text:p>196.050304088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75.896920477117">
                <text:p>175.89692047711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90.5834037411563">
                <text:p>90.58340374115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6.471693624855">
                <text:p>146.471693624855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95.804804077939">
                <text:p>195.80480407793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89.153879244739">
                <text:p>189.15387924473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59.444003023005">
                <text:p>159.44400302300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0.064552083428">
                <text:p>150.06455208342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08.691319952423">
                <text:p>108.69131995242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26.664197881643">
                <text:p>126.66419788164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51.41376469903">
                <text:p>151.4137646990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62.807998791009">
                <text:p>162.80799879100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57.771129986868">
                <text:p>157.7711299868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6969601598372">
                <text:p>34.6969601598372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9.09475194823919">
                <text:p>9.0947519482391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96.2509974251349">
                <text:p>96.250997425134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74.8976486702576">
                <text:p>74.897648670257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64.734216950618">
                <text:p>164.73421695061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07.867440223328">
                <text:p>107.86744022332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4.9822899871089">
                <text:p>24.982289987108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90.6167855366764">
                <text:p>90.616785536676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68.06729434664">
                <text:p>168.0672943466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6.6065981102432">
                <text:p>26.60659811024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.8908373295748">
                <text:p>64.890837329574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5.3214664648">
                <text:p>95.321466464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30.137502267153">
                <text:p>130.13750226715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88.5913530374156">
                <text:p>88.591353037415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37.9623787321079">
                <text:p>37.962378732107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.5217765845572">
                <text:p>80.5217765845572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78.4657966653837">
                <text:p>78.465796665383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82.7481832796547">
                <text:p>82.748183279654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83.0444687521893">
                <text:p>83.044468752189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46.6340072372084">
                <text:p>46.63400723720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7775053091945">
                <text:p>45.777505309194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32.4613334959199">
                <text:p>32.461333495919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.5739967360127">
                <text:p>15.5739967360127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7.8303985149893">
                <text:p>17.830398514989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.952999275058">
                <text:p>15.95299927505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4380462027144">
                <text:p>10.438046202714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4.1102387411736">
                <text:p>44.110238741173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6.3657862558856">
                <text:p>16.365786255885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8.6156677993601">
                <text:p>28.615667799360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22.7129536375905">
                <text:p>22.71295363759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0118116349685">
                <text:p>22.011811634968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2.2075420975247">
                <text:p>22.20754209752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7.1116215156055">
                <text:p>17.111621515605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.6305696469031">
                <text:p>22.630569646903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9.7758973543554">
                <text:p>19.775897354355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7.5802029442211">
                <text:p>17.580202944221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30.726080624501">
                <text:p>30.726080624501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6705109889556">
                <text:p>11.670510988955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8.0358845575517">
                <text:p>18.035884557551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8.1645727740383">
                <text:p>18.1645727740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93545412379992">
                <text:p>6.935454123799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3.9853287756611">
                <text:p>13.985328775661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7.07161703714221">
                <text:p>7.0716170371422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7.1279086883882">
                <text:p>7.127908688388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4.3189310356372">
                <text:p>14.318931035637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560639315565">
                <text:p>12.556063931556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4.5889959710507">
                <text:p>14.5889959710507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7.35744907310498">
                <text:p>7.3574490731049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50919080616103">
                <text:p>7.5091908061610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7.60393398533505">
                <text:p>7.6039339853350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3.2999026347313">
                <text:p>13.2999026347313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8.01223609570595">
                <text:p>8.0122360957059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0200477472522">
                <text:p>7.502004774725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